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8.66pt"/>
    </style:style>
    <style:style style:name="co2" style:family="table-column">
      <style:table-column-properties fo:break-before="auto" style:column-width="96.6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100.6pt"/>
    </style:style>
    <style:style style:name="co6" style:family="table-column">
      <style:table-column-properties fo:break-before="auto" style:column-width="74.35pt"/>
    </style:style>
    <style:style style:name="co7" style:family="table-column">
      <style:table-column-properties fo:break-before="auto" style:column-width="60.46pt"/>
    </style:style>
    <style:style style:name="co8" style:family="table-column">
      <style:table-column-properties fo:break-before="auto" style:column-width="114.46pt"/>
    </style:style>
    <style:style style:name="co9" style:family="table-column">
      <style:table-column-properties fo:break-before="auto" style:column-width="106.75pt"/>
    </style:style>
    <style:style style:name="co10" style:family="table-column">
      <style:table-column-properties fo:break-before="auto" style:column-width="127.59pt"/>
    </style:style>
    <style:style style:name="co11" style:family="table-column">
      <style:table-column-properties fo:break-before="auto" style:column-width="89.74pt"/>
    </style:style>
    <style:style style:name="co12" style:family="table-column">
      <style:table-column-properties fo:break-before="auto" style:column-width="92.86pt"/>
    </style:style>
    <style:style style:name="co13" style:family="table-column">
      <style:table-column-properties fo:break-before="auto" style:column-width="32.66pt"/>
    </style:style>
    <style:style style:name="co14" style:family="table-column">
      <style:table-column-properties fo:break-before="auto" style:column-width="161.55pt"/>
    </style:style>
    <style:style style:name="co15" style:family="table-column">
      <style:table-column-properties fo:break-before="auto" style:column-width="126.06pt"/>
    </style:style>
    <style:style style:name="co16" style:family="table-column">
      <style:table-column-properties fo:break-before="auto" style:column-width="79.74pt"/>
    </style:style>
    <style:style style:name="co17" style:family="table-column">
      <style:table-column-properties fo:break-before="auto" style:column-width="80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59" style:family="table-cell" style:parent-style-name="Default">
      <style:text-properties fo:font-weight="bold" style:font-weight-asian="bold" style:font-weight-complex="bold"/>
    </style:style>
    <style:style style:name="ce244" style:family="table-cell" style:parent-style-name="Default"/>
    <style:style style:name="ce245" style:family="table-cell" style:parent-style-name="Default"/>
    <style:style style:name="ce246" style:family="table-cell" style:parent-style-name="Default"/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87" style:family="table-cell" style:parent-style-name="Default" style:data-style-name="N4"/>
    <style:style style:name="ce6" style:family="table-cell" style:parent-style-name="Default">
      <style:text-properties style:font-name="Liberation Sans" style:font-name-asian="Noto Sans CJK SC Regular" style:font-name-complex="FreeSans"/>
    </style:style>
    <style:style style:name="ce164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/>
    <style:style style:name="ce12" style:family="table-cell" style:parent-style-name="Default"/>
    <style:style style:name="ce19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/>
    <style:style style:name="ce51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9" style:family="table-cell" style:parent-style-name="Default"/>
    <style:style style:name="ce42" style:family="table-cell" style:parent-style-name="Default"/>
    <style:style style:name="ce49" style:family="table-cell" style:parent-style-name="Default"/>
    <style:style style:name="ce63" style:family="table-cell" style:parent-style-name="Default"/>
    <style:style style:name="ce64" style:family="table-cell" style:parent-style-name="Default"/>
    <style:style style:name="ce65" style:family="table-cell" style:parent-style-name="Default"/>
    <style:style style:name="ce66" style:family="table-cell" style:parent-style-name="Default"/>
    <style:style style:name="ce67" style:family="table-cell" style:parent-style-name="Default"/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/>
    <style:style style:name="ce71" style:family="table-cell" style:parent-style-name="Default"/>
    <style:style style:name="ce74" style:family="table-cell" style:parent-style-name="Default"/>
    <style:style style:name="ce75" style:family="table-cell" style:parent-style-name="Default"/>
    <style:style style:name="ce76" style:family="table-cell" style:parent-style-name="Default"/>
    <style:style style:name="ce77" style:family="table-cell" style:parent-style-name="Default"/>
    <style:style style:name="ce196" style:family="table-cell" style:parent-style-name="Default" style:data-style-name="N43"/>
    <style:style style:name="ce79" style:family="table-cell" style:parent-style-name="Default"/>
    <style:style style:name="ce80" style:family="table-cell" style:parent-style-name="Default"/>
    <style:style style:name="ce81" style:family="table-cell" style:parent-style-name="Default"/>
    <style:style style:name="ce82" style:family="table-cell" style:parent-style-name="Default"/>
    <style:style style:name="ce83" style:family="table-cell" style:parent-style-name="Default"/>
    <style:style style:name="ce84" style:family="table-cell" style:parent-style-name="Default"/>
    <style:style style:name="ce85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116" style:family="table-cell" style:parent-style-name="Default">
      <style:text-properties fo:font-style="italic" style:text-underline-style="none" style:font-style-asian="italic" style:font-style-complex="italic"/>
    </style:style>
    <style:style style:name="ce329" style:family="table-cell" style:parent-style-name="Default" style:data-style-name="N0"/>
    <style:style style:name="ce119" style:family="table-cell" style:parent-style-name="Default"/>
    <style:style style:name="ce120" style:family="table-cell" style:parent-style-name="Default"/>
    <style:style style:name="ce121" style:family="table-cell" style:parent-style-name="Default"/>
    <style:style style:name="ce122" style:family="table-cell" style:parent-style-name="Default"/>
    <style:style style:name="ce123" style:family="table-cell" style:parent-style-name="Default"/>
    <style:style style:name="ce124" style:family="table-cell" style:parent-style-name="Default"/>
    <style:style style:name="ce125" style:family="table-cell" style:parent-style-name="Default"/>
    <style:style style:name="ce126" style:family="table-cell" style:parent-style-name="Default"/>
    <style:style style:name="ce127" style:family="table-cell" style:parent-style-name="Default"/>
    <style:style style:name="ce128" style:family="table-cell" style:parent-style-name="Default"/>
    <style:style style:name="ce129" style:family="table-cell" style:parent-style-name="Default"/>
    <style:style style:name="ce130" style:family="table-cell" style:parent-style-name="Default"/>
    <style:style style:name="ce131" style:family="table-cell" style:parent-style-name="Default"/>
    <style:style style:name="ce132" style:family="table-cell" style:parent-style-name="Default"/>
    <style:style style:name="ce133" style:family="table-cell" style:parent-style-name="Default"/>
    <style:style style:name="ce134" style:family="table-cell" style:parent-style-name="Default"/>
    <style:style style:name="ce135" style:family="table-cell" style:parent-style-name="Default"/>
    <style:style style:name="ce136" style:family="table-cell" style:parent-style-name="Default"/>
    <style:style style:name="ce137" style:family="table-cell" style:parent-style-name="Default"/>
    <style:style style:name="ce138" style:family="table-cell" style:parent-style-name="Default"/>
    <style:style style:name="ce139" style:family="table-cell" style:parent-style-name="Default"/>
    <style:style style:name="ce140" style:family="table-cell" style:parent-style-name="Default"/>
    <style:style style:name="ce141" style:family="table-cell" style:parent-style-name="Default"/>
    <style:style style:name="ce142" style:family="table-cell" style:parent-style-name="Default"/>
    <style:style style:name="ce143" style:family="table-cell" style:parent-style-name="Default"/>
    <style:style style:name="ce144" style:family="table-cell" style:parent-style-name="Default"/>
    <style:style style:name="ce145" style:family="table-cell" style:parent-style-name="Default"/>
    <style:style style:name="ce146" style:family="table-cell" style:parent-style-name="Default"/>
    <style:style style:name="ce147" style:family="table-cell" style:parent-style-name="Default"/>
    <style:style style:name="ce148" style:family="table-cell" style:parent-style-name="Default"/>
    <style:style style:name="ce149" style:family="table-cell" style:parent-style-name="Default"/>
    <style:style style:name="ce150" style:family="table-cell" style:parent-style-name="Default"/>
    <style:style style:name="ce151" style:family="table-cell" style:parent-style-name="Default"/>
    <style:style style:name="ce152" style:family="table-cell" style:parent-style-name="Default"/>
    <style:style style:name="ce153" style:family="table-cell" style:parent-style-name="Default"/>
    <style:style style:name="ce154" style:family="table-cell" style:parent-style-name="Default"/>
    <style:style style:name="ce155" style:family="table-cell" style:parent-style-name="Default"/>
    <style:style style:name="ce156" style:family="table-cell" style:parent-style-name="Default"/>
    <style:style style:name="ce157" style:family="table-cell" style:parent-style-name="Default"/>
    <style:style style:name="ce158" style:family="table-cell" style:parent-style-name="Default"/>
    <style:style style:name="ce160" style:family="table-cell" style:parent-style-name="Default"/>
    <style:style style:name="ce161" style:family="table-cell" style:parent-style-name="Default"/>
    <style:style style:name="ce162" style:family="table-cell" style:parent-style-name="Default"/>
    <style:style style:name="ce163" style:family="table-cell" style:parent-style-name="Default"/>
    <style:style style:name="ce165" style:family="table-cell" style:parent-style-name="Default"/>
    <style:style style:name="ce166" style:family="table-cell" style:parent-style-name="Default"/>
    <style:style style:name="ce167" style:family="table-cell" style:parent-style-name="Default"/>
    <style:style style:name="ce168" style:family="table-cell" style:parent-style-name="Default"/>
    <style:style style:name="ce169" style:family="table-cell" style:parent-style-name="Default"/>
    <style:style style:name="ce170" style:family="table-cell" style:parent-style-name="Default"/>
    <style:style style:name="ce171" style:family="table-cell" style:parent-style-name="Default"/>
    <style:style style:name="ce172" style:family="table-cell" style:parent-style-name="Default"/>
    <style:style style:name="ce173" style:family="table-cell" style:parent-style-name="Default"/>
    <style:style style:name="ce174" style:family="table-cell" style:parent-style-name="Default"/>
    <style:style style:name="ce175" style:family="table-cell" style:parent-style-name="Default"/>
    <style:style style:name="ce176" style:family="table-cell" style:parent-style-name="Default"/>
    <style:style style:name="ce177" style:family="table-cell" style:parent-style-name="Default"/>
    <style:style style:name="ce178" style:family="table-cell" style:parent-style-name="Default"/>
    <style:style style:name="ce179" style:family="table-cell" style:parent-style-name="Default"/>
    <style:style style:name="ce180" style:family="table-cell" style:parent-style-name="Default"/>
    <style:style style:name="ce181" style:family="table-cell" style:parent-style-name="Default"/>
    <style:style style:name="ce182" style:family="table-cell" style:parent-style-name="Default"/>
    <style:style style:name="ce183" style:family="table-cell" style:parent-style-name="Default"/>
    <style:style style:name="ce184" style:family="table-cell" style:parent-style-name="Default"/>
    <style:style style:name="ce185" style:family="table-cell" style:parent-style-name="Default"/>
    <style:style style:name="ce186" style:family="table-cell" style:parent-style-name="Default"/>
    <style:style style:name="ce187" style:family="table-cell" style:parent-style-name="Default"/>
    <style:style style:name="ce188" style:family="table-cell" style:parent-style-name="Default"/>
    <style:style style:name="ce189" style:family="table-cell" style:parent-style-name="Default"/>
    <style:style style:name="ce190" style:family="table-cell" style:parent-style-name="Default"/>
    <style:style style:name="ce191" style:family="table-cell" style:parent-style-name="Default"/>
    <style:style style:name="ce192" style:family="table-cell" style:parent-style-name="Default"/>
    <style:style style:name="ce193" style:family="table-cell" style:parent-style-name="Default"/>
    <style:style style:name="ce194" style:family="table-cell" style:parent-style-name="Default"/>
    <style:style style:name="ce195" style:family="table-cell" style:parent-style-name="Default"/>
    <style:style style:name="ce197" style:family="table-cell" style:parent-style-name="Default"/>
    <style:style style:name="ce198" style:family="table-cell" style:parent-style-name="Default"/>
    <style:style style:name="ce199" style:family="table-cell" style:parent-style-name="Default"/>
    <style:style style:name="ce200" style:family="table-cell" style:parent-style-name="Default"/>
    <style:style style:name="ce201" style:family="table-cell" style:parent-style-name="Default"/>
    <style:style style:name="ce202" style:family="table-cell" style:parent-style-name="Default"/>
    <style:style style:name="ce203" style:family="table-cell" style:parent-style-name="Default"/>
    <style:style style:name="ce204" style:family="table-cell" style:parent-style-name="Default"/>
    <style:style style:name="ce205" style:family="table-cell" style:parent-style-name="Default"/>
    <style:style style:name="ce206" style:family="table-cell" style:parent-style-name="Default"/>
    <style:style style:name="ce207" style:family="table-cell" style:parent-style-name="Default"/>
    <style:style style:name="ce208" style:family="table-cell" style:parent-style-name="Default"/>
    <style:style style:name="ce209" style:family="table-cell" style:parent-style-name="Default"/>
    <style:style style:name="ce210" style:family="table-cell" style:parent-style-name="Default"/>
    <style:style style:name="ce211" style:family="table-cell" style:parent-style-name="Default"/>
    <style:style style:name="ce212" style:family="table-cell" style:parent-style-name="Default"/>
    <style:style style:name="ce213" style:family="table-cell" style:parent-style-name="Default"/>
    <style:style style:name="ce214" style:family="table-cell" style:parent-style-name="Default"/>
    <style:style style:name="ce215" style:family="table-cell" style:parent-style-name="Default"/>
    <style:style style:name="ce216" style:family="table-cell" style:parent-style-name="Default"/>
    <style:style style:name="ce217" style:family="table-cell" style:parent-style-name="Default"/>
    <style:style style:name="ce218" style:family="table-cell" style:parent-style-name="Default"/>
    <style:style style:name="ce219" style:family="table-cell" style:parent-style-name="Default"/>
    <style:style style:name="ce220" style:family="table-cell" style:parent-style-name="Default"/>
    <style:style style:name="ce221" style:family="table-cell" style:parent-style-name="Default"/>
    <style:style style:name="ce222" style:family="table-cell" style:parent-style-name="Default"/>
    <style:style style:name="ce223" style:family="table-cell" style:parent-style-name="Default"/>
    <style:style style:name="ce224" style:family="table-cell" style:parent-style-name="Default"/>
    <style:style style:name="ce225" style:family="table-cell" style:parent-style-name="Default"/>
    <style:style style:name="ce226" style:family="table-cell" style:parent-style-name="Default"/>
    <style:style style:name="ce227" style:family="table-cell" style:parent-style-name="Default"/>
    <style:style style:name="ce228" style:family="table-cell" style:parent-style-name="Default"/>
    <style:style style:name="ce229" style:family="table-cell" style:parent-style-name="Default"/>
    <style:style style:name="ce230" style:family="table-cell" style:parent-style-name="Default"/>
    <style:style style:name="ce231" style:family="table-cell" style:parent-style-name="Default"/>
    <style:style style:name="ce232" style:family="table-cell" style:parent-style-name="Default"/>
    <style:style style:name="ce233" style:family="table-cell" style:parent-style-name="Default"/>
    <style:style style:name="ce234" style:family="table-cell" style:parent-style-name="Default"/>
    <style:style style:name="ce235" style:family="table-cell" style:parent-style-name="Default"/>
    <style:style style:name="ce236" style:family="table-cell" style:parent-style-name="Default"/>
    <style:style style:name="ce237" style:family="table-cell" style:parent-style-name="Default"/>
    <style:style style:name="ce238" style:family="table-cell" style:parent-style-name="Default"/>
    <style:style style:name="ce239" style:family="table-cell" style:parent-style-name="Default"/>
    <style:style style:name="ce240" style:family="table-cell" style:parent-style-name="Default"/>
    <style:style style:name="ce241" style:family="table-cell" style:parent-style-name="Default"/>
    <style:style style:name="ce2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padding="2.01pt"/>
    </style:style>
    <style:style style:name="ce23" style:family="table-cell" style:parent-style-name="Default" style:data-style-name="N154">
      <style:table-cell-properties fo:padding="2.01pt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4" style:family="table-cell" style:parent-style-name="Default" style:data-style-name="N162"/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48" style:family="table-cell" style:parent-style-name="Default">
      <style:table-cell-properties fo:background-color="#ffff00"/>
    </style:style>
    <style:style style:name="ce4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3" style:family="table-cell" style:parent-style-name="Default">
      <style:table-cell-properties fo:border-bottom="none" fo:border-left="0.99pt dotted #000000" fo:border-right="none" fo:border-top="0.99pt dotted #000000"/>
    </style:style>
    <style:style style:name="ce44" style:family="table-cell" style:parent-style-name="Default">
      <style:table-cell-properties fo:border-bottom="none" fo:border-left="0.99pt dotted #000000" fo:border-right="none" fo:border-top="none"/>
    </style:style>
    <style:style style:name="ce45" style:family="table-cell" style:parent-style-name="Default">
      <style:table-cell-properties fo:border-bottom="0.99pt dotted #000000" fo:border-left="0.99pt dotted #000000" fo:border-right="none" fo:border-top="none"/>
    </style:style>
    <style:style style:name="ce2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58" style:family="table-cell" style:parent-style-name="Default"/>
    <style:style style:name="ce259" style:family="table-cell" style:parent-style-name="Default"/>
    <style:style style:name="ce260" style:family="table-cell" style:parent-style-name="Default"/>
    <style:style style:name="ce261" style:family="table-cell" style:parent-style-name="Default"/>
    <style:style style:name="ce262" style:family="table-cell" style:parent-style-name="Default"/>
    <style:style style:name="ce72" style:family="table-cell" style:parent-style-name="Default">
      <style:table-cell-properties fo:background-color="#ffff00"/>
    </style:style>
    <style:style style:name="ce264" style:family="table-cell" style:parent-style-name="Default"/>
    <style:style style:name="ce50" style:family="table-cell" style:parent-style-name="Default">
      <style:table-cell-properties fo:border-bottom="none" fo:border-left="none" fo:border-right="none" fo:border-top="0.99pt dotted #000000"/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able-cell-properties fo:border-bottom="0.99pt dotted #000000" fo:border-left="none" fo:border-right="none" fo:border-top="none"/>
    </style:style>
    <style:style style:name="ce5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4" style:family="table-cell" style:parent-style-name="Default">
      <style:table-cell-properties fo:border-bottom="none" fo:border-left="none" fo:border-right="none" fo:border-top="0.99pt dotte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none" fo:border-left="none" fo:border-right="0.99pt dotted #000000" fo:border-top="0.99pt dotte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order-left="none" fo:padding="2.01pt" fo:border-right="0.99pt dotted #000000" fo:border-top="none"/>
    </style:style>
    <style:style style:name="ce59" style:family="table-cell" style:parent-style-name="Default">
      <style:table-cell-properties fo:border-bottom="none" fo:border-left="none" fo:border-right="0.99pt dotted #000000" fo:border-top="none"/>
    </style:style>
    <style:style style:name="ce60" style:family="table-cell" style:parent-style-name="Default">
      <style:table-cell-properties fo:border-bottom="0.99pt dotted #000000" fo:border-left="none" fo:border-right="0.99pt dotted #000000" fo:border-top="none"/>
    </style:style>
    <style:style style:name="ce61" style:family="table-cell" style:parent-style-name="Default">
      <style:table-cell-properties fo:border-bottom="none" style:text-align-source="fix" style:repeat-content="false" fo:wrap-option="no-wrap" fo:border-left="none" style:direction="ltr" fo:border-right="0.99pt dott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62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row table:style-name="ro1">
          <table:table-cell table:style-name="ce159" office:value-type="string" calcext:value-type="string">
            <text:p>Dataset</text:p>
          </table:table-cell>
          <table:table-cell table:style-name="ce159" office:value-type="string" calcext:value-type="string">
            <text:p>Model</text:p>
          </table:table-cell>
          <table:table-cell table:style-name="ce159" office:value-type="string" calcext:value-type="string">
            <text:p>Mean</text:p>
          </table:table-cell>
          <table:table-cell table:style-name="ce159" office:value-type="string" calcext:value-type="string">
            <text:p>Devi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udio</text:p>
          </table:table-cell>
          <table:table-cell office:value-type="string" calcext:value-type="string">
            <text:p>Logistic Regression</text:p>
          </table:table-cell>
          <table:table-cell table:style-name="ce244" table:formula="of:=[Audio.H2]" office:value-type="float" office:value="0.175162936" calcext:value-type="float">
            <text:p>0.175162936</text:p>
          </table:table-cell>
          <table:table-cell table:formula="of:=[Audio.I2]" office:value-type="float" office:value="0.0441511558340048" calcext:value-type="float">
            <text:p>0.04415115583400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near SVM</text:p>
          </table:table-cell>
          <table:table-cell table:style-name="ce244" table:formula="of:=[Audio.H3]" office:value-type="float" office:value="0.172411306" calcext:value-type="float">
            <text:p>0.172411306</text:p>
          </table:table-cell>
          <table:table-cell table:formula="of:=[Audio.I3]" office:value-type="float" office:value="0.0515148013955798" calcext:value-type="float">
            <text:p>0.0515148013955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style-name="ce244" table:formula="of:=[Audio.H4]" office:value-type="float" office:value="0.189355544" calcext:value-type="float">
            <text:p>0.189355544</text:p>
          </table:table-cell>
          <table:table-cell table:formula="of:=[Audio.I4]" office:value-type="float" office:value="0.0595558151372335" calcext:value-type="float">
            <text:p>0.059555815137234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EG</text:p>
          </table:table-cell>
          <table:table-cell office:value-type="string" calcext:value-type="string">
            <text:p>Logistic Regression</text:p>
          </table:table-cell>
          <table:table-cell table:style-name="ce245" table:formula="of:=[MEG.M2]" office:value-type="float" office:value="0" calcext:value-type="float">
            <text:p>0</text:p>
          </table:table-cell>
          <table:table-cell table:formula="of:=[MEG.N2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near SVM</text:p>
          </table:table-cell>
          <table:table-cell table:style-name="ce245" table:formula="of:=[MEG.M3]" office:value-type="float" office:value="0" calcext:value-type="float">
            <text:p>0</text:p>
          </table:table-cell>
          <table:table-cell table:formula="of:=[MEG.N3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style-name="ce245" table:formula="of:=[MEG.M4]" office:value-type="float" office:value="0" calcext:value-type="float">
            <text:p>0</text:p>
          </table:table-cell>
          <table:table-cell table:formula="of:=[MEG.N4]" office:value-type="float" office:value="0" calcext:value-type="float">
            <text:p>0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Fusion</text:p>
          </table:table-cell>
          <table:table-cell office:value-type="string" calcext:value-type="string">
            <text:p>Logistic Regression</text:p>
          </table:table-cell>
          <table:table-cell table:style-name="ce246" table:formula="of:=[Fusion.H2]" office:value-type="string" office:string-value="" calcext:value-type="error">
            <text:p>#DIV/0!</text:p>
          </table:table-cell>
          <table:table-cell table:formula="of:=[Fusion.I2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near SVM</text:p>
          </table:table-cell>
          <table:table-cell table:style-name="ce246" table:formula="of:=[Fusion.H3]" office:value-type="string" office:string-value="" calcext:value-type="error">
            <text:p>#DIV/0!</text:p>
          </table:table-cell>
          <table:table-cell table:formula="of:=[Fusion.I3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style-name="ce246" table:formula="of:=[Fusion.H4]" office:value-type="string" office:string-value="" calcext:value-type="error">
            <text:p>#DIV/0!</text:p>
          </table:table-cell>
          <table:table-cell table:formula="of:=[Fusion.I4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14"/>
          <table:table-cell office:value-type="string" calcext:value-type="string">
            <text:p><text:s text:c="2"/></text:p>
          </table:table-cell>
        </table:table-row>
        <calcext:conditional-formats>
          <calcext:conditional-format calcext:target-range-address="Summary.C2:Summary.C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C6:Summary.C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C11:Summary.C1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Linear Regression" table:style-name="ta1">
        <table:table-column table:style-name="co5" table:default-cell-style-name="Default"/>
        <table:table-column table:style-name="co3" table:number-columns-repeated="11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row table:style-name="ro1" table:number-rows-repeated="37">
          <table:table-cell table:number-columns-repeated="1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Fold 1</text:p>
          </table:table-cell>
          <table:covered-table-cell/>
          <table:table-cell table:style-name="ce5" office:value-type="string" calcext:value-type="string" table:number-columns-spanned="2" table:number-rows-spanned="1">
            <text:p>Fold 2</text:p>
          </table:table-cell>
          <table:covered-table-cell/>
          <table:table-cell table:style-name="ce5" office:value-type="string" calcext:value-type="string" table:number-columns-spanned="2" table:number-rows-spanned="1">
            <text:p>Fold 3</text:p>
          </table:table-cell>
          <table:covered-table-cell/>
          <table:table-cell table:style-name="ce5" office:value-type="string" calcext:value-type="string" table:number-columns-spanned="2" table:number-rows-spanned="1">
            <text:p>Fold 4</text:p>
          </table:table-cell>
          <table:covered-table-cell/>
          <table:table-cell table:style-name="ce5" office:value-type="string" calcext:value-type="string" table:number-columns-spanned="2" table:number-rows-spanned="1">
            <text:p>Fold 5</text:p>
          </table:table-cell>
          <table:covered-table-cell/>
          <table:table-cell/>
          <table:table-cell office:value-type="string" calcext:value-type="string">
            <text:p>RMSE – Mean</text:p>
          </table:table-cell>
          <table:table-cell office:value-type="string" calcext:value-type="string">
            <text:p>RMSE – std</text:p>
          </table:table-cell>
          <table:table-cell/>
          <table:table-cell office:value-type="string" calcext:value-type="string">
            <text:p>MAE – Mean</text:p>
          </table:table-cell>
          <table:table-cell office:value-type="string" calcext:value-type="string">
            <text:p>MAE – std</text:p>
          </table:table-cell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table:number-columns-repeated="6"/>
        </table:table-row>
        <table:table-row table:style-name="ro1">
          <table:table-cell table:style-name="ce159" office:value-type="string" calcext:value-type="string">
            <text:p>Audio</text:p>
          </table:table-cell>
          <table:table-cell office:value-type="float" office:value="16.21723762" calcext:value-type="float">
            <text:p>16.21723762</text:p>
          </table:table-cell>
          <table:table-cell office:value-type="float" office:value="2.90828081" calcext:value-type="float">
            <text:p>2.90828081</text:p>
          </table:table-cell>
          <table:table-cell office:value-type="float" office:value="20.56489411" calcext:value-type="float">
            <text:p>20.56489411</text:p>
          </table:table-cell>
          <table:table-cell office:value-type="float" office:value="3.14956851" calcext:value-type="float">
            <text:p>3.14956851</text:p>
          </table:table-cell>
          <table:table-cell office:value-type="float" office:value="19.25982166" calcext:value-type="float">
            <text:p>19.25982166</text:p>
          </table:table-cell>
          <table:table-cell office:value-type="float" office:value="3.20304821" calcext:value-type="float">
            <text:p>3.20304821</text:p>
          </table:table-cell>
          <table:table-cell office:value-type="float" office:value="22.79323145" calcext:value-type="float">
            <text:p>22.79323145</text:p>
          </table:table-cell>
          <table:table-cell office:value-type="float" office:value="3.80240983" calcext:value-type="float">
            <text:p>3.80240983</text:p>
          </table:table-cell>
          <table:table-cell office:value-type="float" office:value="27.41553391" calcext:value-type="float">
            <text:p>27.41553391</text:p>
          </table:table-cell>
          <table:table-cell office:value-type="float" office:value="3.63546776" calcext:value-type="float">
            <text:p>3.63546776</text:p>
          </table:table-cell>
          <table:table-cell/>
          <table:table-cell table:formula="of:=AVERAGE(SQRT([.B40]); SQRT([.D40]); SQRT([.F40]); SQRT([.H40]); SQRT([.J40]))" office:value-type="float" office:value="4.59214560220735" calcext:value-type="float">
            <text:p>4.59214560220735</text:p>
          </table:table-cell>
          <table:table-cell table:style-name="ce6" table:formula="of:=STDEV(SQRT([.B40]); SQRT([.D40]); SQRT([.F40]); SQRT([.H40]); SQRT([.J40]))" office:value-type="float" office:value="0.450475468432658" calcext:value-type="float">
            <text:p>0.450475468432658</text:p>
          </table:table-cell>
          <table:table-cell table:style-name="ce6"/>
          <table:table-cell table:formula="of:=AVERAGE([.C40];[.E40];[.G40];[.I40];[.K40])" office:value-type="float" office:value="3.339755024" calcext:value-type="float">
            <text:p>3.339755024</text:p>
          </table:table-cell>
          <table:table-cell table:formula="of:=STDEV([.C40];[.E40];[.G40];[.I40];[.K40])" office:value-type="float" office:value="0.368281533679033" calcext:value-type="float">
            <text:p>0.368281533679033</text:p>
          </table:table-cell>
        </table:table-row>
        <table:table-row table:style-name="ro1">
          <table:table-cell table:number-columns-repeated="13"/>
          <table:table-cell table:style-name="ce6" table:number-columns-repeated="2"/>
          <table:table-cell table:number-columns-repeated="2"/>
        </table:table-row>
        <table:table-row table:style-name="ro1">
          <table:table-cell table:style-name="ce159" office:value-type="string" calcext:value-type="string">
            <text:p>MEG</text:p>
          </table:table-cell>
          <table:table-cell office:value-type="float" office:value="152.91439896" calcext:value-type="float">
            <text:p>152.91439896</text:p>
          </table:table-cell>
          <table:table-cell office:value-type="float" office:value="7.24190565" calcext:value-type="float">
            <text:p>7.24190565</text:p>
          </table:table-cell>
          <table:table-cell office:value-type="float" office:value="99.92487476" calcext:value-type="float">
            <text:p>99.92487476</text:p>
          </table:table-cell>
          <table:table-cell office:value-type="float" office:value="5.13079507" calcext:value-type="float">
            <text:p>5.13079507</text:p>
          </table:table-cell>
          <table:table-cell office:value-type="float" office:value="165.25380983" calcext:value-type="float">
            <text:p>165.25380983</text:p>
          </table:table-cell>
          <table:table-cell office:value-type="float" office:value="7.39580814" calcext:value-type="float">
            <text:p>7.39580814</text:p>
          </table:table-cell>
          <table:table-cell office:value-type="float" office:value="2358.17112999" calcext:value-type="float">
            <text:p>2358.17112999</text:p>
          </table:table-cell>
          <table:table-cell office:value-type="float" office:value="23.91751537" calcext:value-type="float">
            <text:p>23.91751537</text:p>
          </table:table-cell>
          <table:table-cell office:value-type="float" office:value="130.82728002" calcext:value-type="float">
            <text:p>130.82728002</text:p>
          </table:table-cell>
          <table:table-cell office:value-type="float" office:value="6.11356338" calcext:value-type="float">
            <text:p>6.11356338</text:p>
          </table:table-cell>
          <table:table-cell/>
          <table:table-cell table:formula="of:=AVERAGE(SQRT([.B42]); SQRT([.D42]); SQRT([.F42]); SQRT([.H42]); SQRT([.J42]))" office:value-type="float" office:value="19.0432374163721" calcext:value-type="float">
            <text:p>19.0432374163721</text:p>
          </table:table-cell>
          <table:table-cell table:style-name="ce6" table:formula="of:=STDEV(SQRT([.B42]); SQRT([.D42]); SQRT([.F42]); SQRT([.H42]); SQRT([.J42]))" office:value-type="float" office:value="16.536830387641" calcext:value-type="float">
            <text:p>16.536830387641</text:p>
          </table:table-cell>
          <table:table-cell table:style-name="ce6"/>
          <table:table-cell table:formula="of:=AVERAGE([.C42];[.E42];[.G42];[.I42];[.K42])" office:value-type="float" office:value="9.959917522" calcext:value-type="float">
            <text:p>9.959917522</text:p>
          </table:table-cell>
          <table:table-cell table:formula="of:=STDEV([.C42];[.E42];[.G42];[.I42];[.K42])" office:value-type="float" office:value="7.85639304941808" calcext:value-type="float">
            <text:p>7.85639304941808</text:p>
          </table:table-cell>
        </table:table-row>
        <table:table-row table:style-name="ro1">
          <table:table-cell table:style-name="ce159" office:value-type="string" calcext:value-type="string">
            <text:p>MEG(red)</text:p>
          </table:table-cell>
          <table:table-cell office:value-type="float" office:value="16.15973283" calcext:value-type="float">
            <text:p>16.15973283</text:p>
          </table:table-cell>
          <table:table-cell office:value-type="float" office:value="3.0783939" calcext:value-type="float">
            <text:p>3.0783939</text:p>
          </table:table-cell>
          <table:table-cell office:value-type="float" office:value="17.30198562" calcext:value-type="float">
            <text:p>17.30198562</text:p>
          </table:table-cell>
          <table:table-cell office:value-type="float" office:value="3.09074298" calcext:value-type="float">
            <text:p>3.09074298</text:p>
          </table:table-cell>
          <table:table-cell office:value-type="float" office:value="22.53398593" calcext:value-type="float">
            <text:p>22.53398593</text:p>
          </table:table-cell>
          <table:table-cell office:value-type="float" office:value="3.28812349" calcext:value-type="float">
            <text:p>3.28812349</text:p>
          </table:table-cell>
          <table:table-cell office:value-type="float" office:value="29.50414379" calcext:value-type="float">
            <text:p>29.50414379</text:p>
          </table:table-cell>
          <table:table-cell office:value-type="float" office:value="3.14891282" calcext:value-type="float">
            <text:p>3.14891282</text:p>
          </table:table-cell>
          <table:table-cell office:value-type="float" office:value="84.16629902" calcext:value-type="float">
            <text:p>84.16629902</text:p>
          </table:table-cell>
          <table:table-cell office:value-type="float" office:value="3.80544454" calcext:value-type="float">
            <text:p>3.80544454</text:p>
          </table:table-cell>
          <table:table-cell/>
          <table:table-cell table:formula="of:=AVERAGE(SQRT([.B43]); SQRT([.D43]); SQRT([.F43]); SQRT([.H43]); SQRT([.J43]))" office:value-type="float" office:value="5.50649422058101" calcext:value-type="float">
            <text:p>5.50649422058101</text:p>
          </table:table-cell>
          <table:table-cell table:style-name="ce6" table:formula="of:=STDEV(SQRT([.B43]); SQRT([.D43]); SQRT([.F43]); SQRT([.H43]); SQRT([.J43]))" office:value-type="float" office:value="2.12477964643042" calcext:value-type="float">
            <text:p>2.12477964643042</text:p>
          </table:table-cell>
          <table:table-cell table:style-name="ce6"/>
          <table:table-cell table:formula="of:=AVERAGE([.C43];[.E43];[.G43];[.I43];[.K43])" office:value-type="float" office:value="3.282323546" calcext:value-type="float">
            <text:p>3.282323546</text:p>
          </table:table-cell>
          <table:table-cell table:formula="of:=STDEV([.C43];[.E43];[.G43];[.I43];[.K43])" office:value-type="float" office:value="0.304046891659972" calcext:value-type="float">
            <text:p>0.304046891659972</text:p>
          </table:table-cell>
        </table:table-row>
        <table:table-row table:style-name="ro1">
          <table:table-cell table:number-columns-repeated="13"/>
          <table:table-cell table:style-name="ce6"/>
          <table:table-cell table:number-columns-repeated="3"/>
        </table:table-row>
        <table:table-row table:style-name="ro1">
          <table:table-cell table:style-name="ce159" office:value-type="string" calcext:value-type="string">
            <text:p>Audio + MEG</text:p>
          </table:table-cell>
          <table:table-cell table:style-name="ce287" office:value-type="float" office:value="11834.001" calcext:value-type="float">
            <text:p>11,834.00</text:p>
          </table:table-cell>
          <table:table-cell office:value-type="float" office:value="108.78419495" calcext:value-type="float">
            <text:p>108.78419495</text:p>
          </table:table-cell>
          <table:table-cell table:style-name="ce287" office:value-type="float" office:value="113.722595" calcext:value-type="float">
            <text:p>113.72</text:p>
          </table:table-cell>
          <table:table-cell office:value-type="float" office:value="10.66407967" calcext:value-type="float">
            <text:p>10.66407967</text:p>
          </table:table-cell>
          <table:table-cell table:style-name="ce287" office:value-type="float" office:value="8.54520226" calcext:value-type="float">
            <text:p>8.55</text:p>
          </table:table-cell>
          <table:table-cell office:value-type="float" office:value="2.92321777" calcext:value-type="float">
            <text:p>2.92321777</text:p>
          </table:table-cell>
          <table:table-cell table:style-name="ce287" office:value-type="float" office:value="20390.459" calcext:value-type="float">
            <text:p>20,390.46</text:p>
          </table:table-cell>
          <table:table-cell office:value-type="float" office:value="142.79516602" calcext:value-type="float">
            <text:p>142.79516602</text:p>
          </table:table-cell>
          <table:table-cell table:style-name="ce287" office:value-type="float" office:value="2864.75635" calcext:value-type="float">
            <text:p>2,864.76</text:p>
          </table:table-cell>
          <table:table-cell office:value-type="float" office:value="53.52341843" calcext:value-type="float">
            <text:p>53.52341843</text:p>
          </table:table-cell>
          <table:table-cell/>
          <table:table-cell table:formula="of:=AVERAGE(SQRT([.B45]); SQRT([.D45]); SQRT([.F45]); SQRT([.H45]); SQRT([.J45]))" office:value-type="float" office:value="63.7380150533065" calcext:value-type="float">
            <text:p>63.7380150533065</text:p>
          </table:table-cell>
          <table:table-cell table:style-name="ce6" table:formula="of:=STDEV(SQRT([.B45]); SQRT([.D45]); SQRT([.F45]); SQRT([.H45]); SQRT([.J45]))" office:value-type="float" office:value="61.0303435443844" calcext:value-type="float">
            <text:p>61.0303435443844</text:p>
          </table:table-cell>
          <table:table-cell/>
          <table:table-cell table:formula="of:=AVERAGE([.C45];[.E45];[.G45];[.I45];[.K45])" office:value-type="float" office:value="63.738015368" calcext:value-type="float">
            <text:p>63.738015368</text:p>
          </table:table-cell>
          <table:table-cell table:formula="of:=STDEV([.C45];[.E45];[.G45];[.I45];[.K45])" office:value-type="float" office:value="61.0303441169099" calcext:value-type="float">
            <text:p>61.0303441169099</text:p>
          </table:table-cell>
        </table:table-row>
        <table:table-row table:style-name="ro1">
          <table:table-cell table:style-name="ce159" office:value-type="string" calcext:value-type="string">
            <text:p>Audio + MEG (red.)</text:p>
          </table:table-cell>
          <table:table-cell office:value-type="float" office:value="0.07552831" calcext:value-type="float">
            <text:p>0.07552831</text:p>
          </table:table-cell>
          <table:table-cell office:value-type="float" office:value="0.27482414" calcext:value-type="float">
            <text:p>0.27482414</text:p>
          </table:table-cell>
          <table:table-cell office:value-type="float" office:value="5.53384781" calcext:value-type="float">
            <text:p>5.53384781</text:p>
          </table:table-cell>
          <table:table-cell office:value-type="float" office:value="2.35241318" calcext:value-type="float">
            <text:p>2.35241318</text:p>
          </table:table-cell>
          <table:table-cell office:value-type="float" office:value="8.89435101" calcext:value-type="float">
            <text:p>8.89435101</text:p>
          </table:table-cell>
          <table:table-cell office:value-type="float" office:value="2.98233986" calcext:value-type="float">
            <text:p>2.98233986</text:p>
          </table:table-cell>
          <table:table-cell office:value-type="float" office:value="35.91950226" calcext:value-type="float">
            <text:p>35.91950226</text:p>
          </table:table-cell>
          <table:table-cell office:value-type="float" office:value="5.99328804" calcext:value-type="float">
            <text:p>5.99328804</text:p>
          </table:table-cell>
          <table:table-cell office:value-type="float" office:value="10.68131733" calcext:value-type="float">
            <text:p>10.68131733</text:p>
          </table:table-cell>
          <table:table-cell office:value-type="float" office:value="3.26822853" calcext:value-type="float">
            <text:p>3.26822853</text:p>
          </table:table-cell>
          <table:table-cell/>
          <table:table-cell table:formula="of:=AVERAGE(SQRT([.B46]); SQRT([.D46]); SQRT([.F46]); SQRT([.H46]); SQRT([.J46]))" office:value-type="float" office:value="2.97421875156317" calcext:value-type="float">
            <text:p>2.97421875156317</text:p>
          </table:table-cell>
          <table:table-cell table:style-name="ce6" table:formula="of:=STDEV(SQRT([.B46]); SQRT([.D46]); SQRT([.F46]); SQRT([.H46]); SQRT([.J46]))" office:value-type="float" office:value="2.05393894804898" calcext:value-type="float">
            <text:p>2.05393894804898</text:p>
          </table:table-cell>
          <table:table-cell/>
          <table:table-cell table:formula="of:=AVERAGE([.C46];[.E46];[.G46];[.I46];[.K46])" office:value-type="float" office:value="2.97421875" calcext:value-type="float">
            <text:p>2.97421875</text:p>
          </table:table-cell>
          <table:table-cell table:formula="of:=STDEV([.C46];[.E46];[.G46];[.I46];[.K46])" office:value-type="float" office:value="2.05393892973747" calcext:value-type="float">
            <text:p>2.05393892973747</text:p>
          </table:table-cell>
        </table:table-row>
      </table:table>
      <table:table table:name="Audio" table:style-name="ta1">
        <table:shapes>
          <draw:frame draw:z-index="1" draw:style-name="gr1" draw:text-style-name="P1" svg:width="453.63pt" svg:height="255.23pt" svg:x="42.86pt" svg:y="807.9pt">
            <loext:p/>
            <draw:object draw:notify-on-update-of-ranges="Audio.A2:Audio.A5 Audio.H1:Audio.H1 Audio.H2:Audio.H5 Audio.I2:Audio.I5 Audio.I2:Audio.I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3" table:number-columns-repeated="8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18428676" calcext:value-type="float">
            <text:p>0.18428676</text:p>
          </table:table-cell>
          <table:table-cell office:value-type="float" office:value="0.19804491" calcext:value-type="float">
            <text:p>0.19804491</text:p>
          </table:table-cell>
          <table:table-cell office:value-type="float" office:value="0.15025345" calcext:value-type="float">
            <text:p>0.15025345</text:p>
          </table:table-cell>
          <table:table-cell office:value-type="float" office:value="0.22881971" calcext:value-type="float">
            <text:p>0.22881971</text:p>
          </table:table-cell>
          <table:table-cell/>
          <table:table-cell table:formula="of:=AVERAGE([.B2:.F2])" office:value-type="float" office:value="0.175162936" calcext:value-type="float">
            <text:p>0.175162936</text:p>
          </table:table-cell>
          <table:table-cell table:formula="of:=STDEV([.B2:.F2])" office:value-type="float" office:value="0.0441511558340048" calcext:value-type="float">
            <text:p>0.0441511558340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16908038" calcext:value-type="float">
            <text:p>0.16908038</text:p>
          </table:table-cell>
          <table:table-cell office:value-type="float" office:value="0.09522086" calcext:value-type="float">
            <text:p>0.09522086</text:p>
          </table:table-cell>
          <table:table-cell office:value-type="float" office:value="0.15858075" calcext:value-type="float">
            <text:p>0.15858075</text:p>
          </table:table-cell>
          <table:table-cell office:value-type="float" office:value="0.22085447" calcext:value-type="float">
            <text:p>0.22085447</text:p>
          </table:table-cell>
          <table:table-cell office:value-type="float" office:value="0.21832007" calcext:value-type="float">
            <text:p>0.21832007</text:p>
          </table:table-cell>
          <table:table-cell/>
          <table:table-cell table:formula="of:=AVERAGE([.B3:.F3])" office:value-type="float" office:value="0.172411306" calcext:value-type="float">
            <text:p>0.172411306</text:p>
          </table:table-cell>
          <table:table-cell table:formula="of:=STDEV([.B3:.F3])" office:value-type="float" office:value="0.0515148013955798" calcext:value-type="float">
            <text:p>0.051514801395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18682115" calcext:value-type="float">
            <text:p>0.18682115</text:p>
          </table:table-cell>
          <table:table-cell office:value-type="float" office:value="0.19840696" calcext:value-type="float">
            <text:p>0.19840696</text:p>
          </table:table-cell>
          <table:table-cell office:value-type="float" office:value="0.12744388" calcext:value-type="float">
            <text:p>0.12744388</text:p>
          </table:table-cell>
          <table:table-cell office:value-type="float" office:value="0.15097756" calcext:value-type="float">
            <text:p>0.15097756</text:p>
          </table:table-cell>
          <table:table-cell office:value-type="float" office:value="0.28312817" calcext:value-type="float">
            <text:p>0.28312817</text:p>
          </table:table-cell>
          <table:table-cell/>
          <table:table-cell table:formula="of:=AVERAGE([.B4:.F4])" office:value-type="float" office:value="0.189355544" calcext:value-type="float">
            <text:p>0.189355544</text:p>
          </table:table-cell>
          <table:table-cell table:formula="of:=STDEV([.B4:.F4])" office:value-type="float" office:value="0.0595558151372335" calcext:value-type="float">
            <text:p>0.059555815137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6061624" calcext:value-type="float">
            <text:p>0.26061624</text:p>
          </table:table-cell>
          <table:table-cell office:value-type="float" office:value="0.30870448" calcext:value-type="float">
            <text:p>0.30870448</text:p>
          </table:table-cell>
          <table:table-cell office:value-type="float" office:value="0.13107143" calcext:value-type="float">
            <text:p>0.13107143</text:p>
          </table:table-cell>
          <table:table-cell office:value-type="float" office:value="0.20472689" calcext:value-type="float">
            <text:p>0.20472689</text:p>
          </table:table-cell>
          <table:table-cell office:value-type="float" office:value="0.28321429" calcext:value-type="float">
            <text:p>0.28321429</text:p>
          </table:table-cell>
          <table:table-cell/>
          <table:table-cell table:formula="of:=AVERAGE([.B5:.F5])" office:value-type="float" office:value="0.237666666" calcext:value-type="float">
            <text:p>0.237666666</text:p>
          </table:table-cell>
          <table:table-cell table:formula="of:=STDEV([.B5:.F5])" office:value-type="float" office:value="0.0708787930158791" calcext:value-type="float">
            <text:p>0.070878793015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office:annotation office:display="true" draw:style-name="gr2" draw:text-style-name="P3" svg:width="82.18pt" svg:height="84.08pt" svg:x="15.25pt" svg:y="93.74pt" draw:caption-point-x="193.1pt" draw:caption-point-y="-29.48pt">
              <dc:date>2017-11-28T00:00:00</dc:date>
              <text:p text:style-name="P2"><text:span text:style-name="T1">This was really ineffective for the Audio dataset. Pretty much learned to predict single categories.</text:span></text:p>
            </office:annotation>
            <text:p>SCNN</text:p>
          </table:table-cell>
          <table:table-cell office:value-type="float" office:value="0.19188994" calcext:value-type="float">
            <text:p>0.19188994</text:p>
          </table:table-cell>
          <table:table-cell office:value-type="float" office:value="0.12056481" calcext:value-type="float">
            <text:p>0.12056481</text:p>
          </table:table-cell>
          <table:table-cell office:value-type="float" office:value="0.15677046" calcext:value-type="float">
            <text:p>0.15677046</text:p>
          </table:table-cell>
          <table:table-cell office:value-type="float" office:value="0.11187545" calcext:value-type="float">
            <text:p>0.11187545</text:p>
          </table:table-cell>
          <table:table-cell office:value-type="float" office:value="0.19913107" calcext:value-type="float">
            <text:p>0.19913107</text:p>
          </table:table-cell>
          <table:table-cell/>
          <table:table-cell table:formula="of:=AVERAGE([.B6:.F6])" office:value-type="float" office:value="0.156046346" calcext:value-type="float">
            <text:p>0.156046346</text:p>
          </table:table-cell>
          <table:table-cell table:formula="of:=STDEV([.B6:.F6])" office:value-type="float" office:value="0.0398484267708278" calcext:value-type="float">
            <text:p>0.039848426770828</text:p>
          </table:table-cell>
          <table:table-cell table:number-columns-repeated="9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59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64" table:number-columns-repeated="7"/>
          <table:table-cell table:number-columns-repeated="3"/>
          <table:table-cell table:style-name="ce11"/>
          <table:table-cell table:style-name="ce51"/>
          <table:table-cell table:style-name="ce42"/>
          <table:table-cell table:style-name="ce66"/>
          <table:table-cell table:style-name="ce71"/>
          <table:table-cell table:style-name="ce79"/>
          <table:table-cell table:style-name="ce84"/>
        </table:table-row>
        <table:table-row table:style-name="ro1">
          <table:table-cell/>
          <table:table-cell table:style-name="ce164" table:number-columns-repeated="7"/>
          <table:table-cell table:number-columns-repeated="3"/>
          <table:table-cell table:style-name="ce12"/>
          <table:table-cell table:style-name="ce51"/>
          <table:table-cell table:style-name="ce42"/>
          <table:table-cell table:style-name="ce66"/>
          <table:table-cell table:style-name="ce71"/>
          <table:table-cell table:style-name="ce79"/>
          <table:table-cell table:style-name="ce84"/>
        </table:table-row>
        <table:table-row table:style-name="ro1">
          <table:table-cell/>
          <table:table-cell table:style-name="ce164" table:number-columns-repeated="7"/>
          <table:table-cell table:number-columns-repeated="3"/>
          <table:table-cell table:style-name="ce11"/>
          <table:table-cell table:style-name="ce51"/>
          <table:table-cell table:style-name="ce42"/>
          <table:table-cell table:style-name="ce66"/>
          <table:table-cell table:style-name="ce71"/>
          <table:table-cell table:style-name="ce79"/>
          <table:table-cell table:style-name="ce84"/>
        </table:table-row>
        <table:table-row table:style-name="ro1" table:number-rows-repeated="4">
          <table:table-cell/>
          <table:table-cell table:style-name="ce164" table:number-columns-repeated="9"/>
          <table:table-cell/>
          <table:table-cell table:style-name="ce11"/>
          <table:table-cell table:style-name="ce51"/>
          <table:table-cell table:style-name="ce42"/>
          <table:table-cell table:style-name="ce66"/>
          <table:table-cell table:style-name="ce71"/>
          <table:table-cell table:style-name="ce79"/>
          <table:table-cell table:style-name="ce84"/>
        </table:table-row>
        <table:table-row table:style-name="ro1">
          <table:table-cell table:style-name="ce164"/>
          <table:table-cell table:number-columns-repeated="7"/>
          <table:table-cell table:style-name="ce164" table:number-columns-repeated="7"/>
          <table:table-cell table:number-columns-repeated="3"/>
        </table:table-row>
        <table:table-row table:style-name="ro1">
          <table:table-cell table:style-name="ce159"/>
          <table:table-cell table:number-columns-repeated="7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7"/>
          <table:table-cell table:number-columns-repeated="3"/>
        </table:table-row>
        <table:table-row table:style-name="ro1">
          <table:table-cell/>
          <table:table-cell table:style-name="ce164" table:number-columns-repeated="7"/>
          <table:table-cell table:number-columns-repeated="3"/>
          <table:table-cell table:style-name="ce19"/>
          <table:table-cell table:style-name="ce35"/>
          <table:table-cell table:style-name="ce49"/>
          <table:table-cell table:style-name="ce67"/>
          <table:table-cell table:style-name="ce74"/>
          <table:table-cell table:style-name="ce80"/>
          <table:table-cell table:style-name="ce85"/>
        </table:table-row>
        <table:table-row table:style-name="ro1">
          <table:table-cell/>
          <table:table-cell table:style-name="ce164" table:number-columns-repeated="7"/>
          <table:table-cell table:number-columns-repeated="3"/>
          <table:table-cell table:style-name="ce26"/>
          <table:table-cell table:style-name="ce35"/>
          <table:table-cell table:style-name="ce49"/>
          <table:table-cell table:style-name="ce67"/>
          <table:table-cell table:style-name="ce74"/>
          <table:table-cell table:style-name="ce80"/>
          <table:table-cell table:style-name="ce85"/>
        </table:table-row>
        <table:table-row table:style-name="ro1" table:number-rows-repeated="2">
          <table:table-cell/>
          <table:table-cell table:style-name="ce164" table:number-columns-repeated="7"/>
          <table:table-cell table:number-columns-repeated="3"/>
          <table:table-cell table:style-name="ce19"/>
          <table:table-cell table:style-name="ce35"/>
          <table:table-cell table:style-name="ce49"/>
          <table:table-cell table:style-name="ce67"/>
          <table:table-cell table:style-name="ce74"/>
          <table:table-cell table:style-name="ce80"/>
          <table:table-cell table:style-name="ce85"/>
        </table:table-row>
        <table:table-row table:style-name="ro1" table:number-rows-repeated="3">
          <table:table-cell/>
          <table:table-cell table:style-name="ce164" table:number-columns-repeated="9"/>
          <table:table-cell/>
          <table:table-cell table:style-name="ce19"/>
          <table:table-cell table:style-name="ce35"/>
          <table:table-cell table:style-name="ce49"/>
          <table:table-cell table:style-name="ce67"/>
          <table:table-cell table:style-name="ce74"/>
          <table:table-cell table:style-name="ce80"/>
          <table:table-cell table:style-name="ce85"/>
        </table:table-row>
        <table:table-row table:style-name="ro1">
          <table:table-cell table:number-columns-repeated="8"/>
          <table:table-cell table:style-name="ce164" table:number-columns-repeated="7"/>
          <table:table-cell table:number-columns-repeated="3"/>
        </table:table-row>
        <table:table-row table:style-name="ro1">
          <table:table-cell table:style-name="ce159"/>
          <table:table-cell table:number-columns-repeated="7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2"/>
          <table:table-cell table:number-columns-repeated="8"/>
        </table:table-row>
        <table:table-row table:style-name="ro1">
          <table:table-cell/>
          <table:table-cell table:style-name="ce164" table:number-columns-repeated="9"/>
          <table:table-cell/>
          <table:table-cell table:style-name="ce27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</table:table-row>
        <table:table-row table:style-name="ro1">
          <table:table-cell/>
          <table:table-cell table:style-name="ce164" table:number-columns-repeated="7"/>
          <table:table-cell table:number-columns-repeated="3"/>
          <table:table-cell table:style-name="ce29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</table:table-row>
        <table:table-row table:style-name="ro1" table:number-rows-repeated="2">
          <table:table-cell/>
          <table:table-cell table:style-name="ce164" table:number-columns-repeated="7"/>
          <table:table-cell table:number-columns-repeated="3"/>
          <table:table-cell table:style-name="ce27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</table:table-row>
        <table:table-row table:style-name="ro1" table:number-rows-repeated="3">
          <table:table-cell/>
          <table:table-cell table:style-name="ce164" table:number-columns-repeated="9"/>
          <table:table-cell/>
          <table:table-cell table:style-name="ce27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</table:table-row>
        <table:table-row table:style-name="ro1">
          <table:table-cell table:number-columns-repeated="8"/>
          <table:table-cell table:style-name="ce164" table:number-columns-repeated="7"/>
          <table:table-cell table:number-columns-repeated="3"/>
        </table:table-row>
        <table:table-row table:style-name="ro1">
          <table:table-cell table:style-name="ce159"/>
          <table:table-cell table:number-columns-repeated="7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7"/>
          <table:table-cell table:number-columns-repeated="3"/>
        </table:table-row>
        <table:table-row table:style-name="ro1">
          <table:table-cell/>
          <table:table-cell table:style-name="ce164" table:number-columns-repeated="9"/>
          <table:table-cell/>
          <table:table-cell table:style-name="ce30"/>
          <table:table-cell table:style-name="ce37"/>
          <table:table-cell table:style-name="ce64"/>
          <table:table-cell table:style-name="ce69"/>
          <table:table-cell table:style-name="ce76"/>
          <table:table-cell table:style-name="ce82"/>
          <table:table-cell table:style-name="ce87"/>
        </table:table-row>
        <table:table-row table:style-name="ro1">
          <table:table-cell/>
          <table:table-cell table:style-name="ce164" table:number-columns-repeated="7"/>
          <table:table-cell table:number-columns-repeated="3"/>
          <table:table-cell table:style-name="ce31"/>
          <table:table-cell table:style-name="ce37"/>
          <table:table-cell table:style-name="ce64"/>
          <table:table-cell table:style-name="ce69"/>
          <table:table-cell table:style-name="ce76"/>
          <table:table-cell table:style-name="ce82"/>
          <table:table-cell table:style-name="ce87"/>
        </table:table-row>
        <table:table-row table:style-name="ro1">
          <table:table-cell/>
          <table:table-cell table:style-name="ce164" table:number-columns-repeated="7"/>
          <table:table-cell table:number-columns-repeated="3"/>
          <table:table-cell table:style-name="ce30"/>
          <table:table-cell table:style-name="ce37"/>
          <table:table-cell table:style-name="ce64"/>
          <table:table-cell table:style-name="ce69"/>
          <table:table-cell table:style-name="ce76"/>
          <table:table-cell table:style-name="ce82"/>
          <table:table-cell table:style-name="ce87"/>
        </table:table-row>
        <table:table-row table:style-name="ro1" table:number-rows-repeated="4">
          <table:table-cell/>
          <table:table-cell table:style-name="ce164" table:number-columns-repeated="6"/>
          <table:table-cell table:number-columns-repeated="4"/>
          <table:table-cell table:style-name="ce30"/>
          <table:table-cell table:style-name="ce37"/>
          <table:table-cell table:style-name="ce64"/>
          <table:table-cell table:style-name="ce69"/>
          <table:table-cell table:style-name="ce76"/>
          <table:table-cell table:style-name="ce82"/>
          <table:table-cell table:style-name="ce87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7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2"/>
          <table:table-cell/>
          <table:table-cell table:style-name="ce32"/>
          <table:table-cell table:style-name="ce39"/>
          <table:table-cell table:style-name="ce65"/>
          <table:table-cell table:style-name="ce70"/>
          <table:table-cell table:style-name="ce77"/>
          <table:table-cell table:style-name="ce83"/>
          <table:table-cell table:style-name="ce88"/>
        </table:table-row>
        <table:table-row table:style-name="ro1">
          <table:table-cell table:number-columns-repeated="11"/>
          <table:table-cell table:style-name="ce33"/>
          <table:table-cell table:style-name="ce39"/>
          <table:table-cell table:style-name="ce65"/>
          <table:table-cell table:style-name="ce70"/>
          <table:table-cell table:style-name="ce77"/>
          <table:table-cell table:style-name="ce83"/>
          <table:table-cell table:style-name="ce88"/>
        </table:table-row>
        <table:table-row table:style-name="ro1" table:number-rows-repeated="5">
          <table:table-cell table:number-columns-repeated="11"/>
          <table:table-cell table:style-name="ce32"/>
          <table:table-cell table:style-name="ce39"/>
          <table:table-cell table:style-name="ce65"/>
          <table:table-cell table:style-name="ce70"/>
          <table:table-cell table:style-name="ce77"/>
          <table:table-cell table:style-name="ce83"/>
          <table:table-cell table:style-name="ce88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5"/>
          <table:table-cell table:style-name="ce196"/>
          <table:table-cell table:number-columns-repeated="2"/>
        </table:table-row>
        <table:table-row table:style-name="ro1" table:number-rows-repeated="4">
          <table:table-cell table:number-columns-repeated="16"/>
          <table:table-cell table:style-name="ce196"/>
          <table:table-cell/>
        </table:table-row>
        <table:table-row table:style-name="ro1">
          <table:table-cell table:number-columns-repeated="16"/>
          <table:table-cell table:style-name="ce196"/>
          <table:table-cell/>
        </table:table-row>
        <calcext:conditional-formats>
          <calcext:conditional-format calcext:target-range-address="Audio.L13:Audio.L17 Audio.L11:Audio.L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12:Audio.L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11:Audio.M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11:Audio.N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11:Audio.O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11:Audio.P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11:Audio.Q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11:Audio.R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23:Audio.L27 Audio.L21:Audio.L2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22:Audio.L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21:Audio.M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21:Audio.N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21:Audio.O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21:Audio.P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21:Audio.Q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21:Audio.R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33:Audio.L37 Audio.L31:Audio.L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32:Audio.L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31:Audio.M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31:Audio.N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31:Audio.O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31:Audio.P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31:Audio.Q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31:Audio.R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3:Audio.L47 Audio.L41:Audio.L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2:Audio.L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41:Audio.M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41:Audio.N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41:Audio.O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41:Audio.P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41:Audio.Q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41:Audio.R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53:Audio.L57 Audio.L51:Audio.L5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52:Audio.L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51:Audio.M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51:Audio.N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51:Audio.O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51:Audio.P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51:Audio.Q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51:Audio.R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MEG" table:style-name="ta1">
        <table:table-column table:style-name="co8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1803041" calcext:value-type="float">
            <text:p>0.11803041</text:p>
          </table:table-cell>
          <table:table-cell office:value-type="float" office:value="0.11477191" calcext:value-type="float">
            <text:p>0.11477191</text:p>
          </table:table-cell>
          <table:table-cell office:value-type="float" office:value="0.25090515" calcext:value-type="float">
            <text:p>0.25090515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22881969" calcext:value-type="float">
            <text:p>0.22881969</text:p>
          </table:table-cell>
          <table:table-cell/>
          <table:table-cell table:formula="of:=AVERAGE([.B2:.F2])" office:value-type="float" office:value="0.165387402" calcext:value-type="float">
            <text:p>0.165387402</text:p>
          </table:table-cell>
          <table:table-cell table:formula="of:=STDEV([.B2:.F2])" office:value-type="float" office:value="0.068447541799376" calcext:value-type="float">
            <text:p>0.0684475417993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12516341" calcext:value-type="float">
            <text:p>0.12516341</text:p>
          </table:table-cell>
          <table:table-cell office:value-type="float" office:value="0.25488778" calcext:value-type="float">
            <text:p>0.25488778</text:p>
          </table:table-cell>
          <table:table-cell office:value-type="float" office:value="0.21868213" calcext:value-type="float">
            <text:p>0.21868213</text:p>
          </table:table-cell>
          <table:table-cell office:value-type="float" office:value="0.23099205" calcext:value-type="float">
            <text:p>0.23099205</text:p>
          </table:table-cell>
          <table:table-cell office:value-type="float" office:value="0.128168" calcext:value-type="float">
            <text:p>0.128168</text:p>
          </table:table-cell>
          <table:table-cell/>
          <table:table-cell table:formula="of:=AVERAGE([.B3:.F3])" office:value-type="float" office:value="0.191578674" calcext:value-type="float">
            <text:p>0.191578674</text:p>
          </table:table-cell>
          <table:table-cell table:formula="of:=STDEV([.B3:.F3])" office:value-type="float" office:value="0.0606793937566628" calcext:value-type="float">
            <text:p>0.0606793937566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3323689" calcext:value-type="float">
            <text:p>0.3323689</text:p>
          </table:table-cell>
          <table:table-cell office:value-type="float" office:value="0.29547921" calcext:value-type="float">
            <text:p>0.29547921</text:p>
          </table:table-cell>
          <table:table-cell office:value-type="float" office:value="0.15732369" calcext:value-type="float">
            <text:p>0.15732369</text:p>
          </table:table-cell>
          <table:table-cell office:value-type="float" office:value="0.25605787" calcext:value-type="float">
            <text:p>0.25605787</text:p>
          </table:table-cell>
          <table:table-cell office:value-type="float" office:value="0.31356239" calcext:value-type="float">
            <text:p>0.31356239</text:p>
          </table:table-cell>
          <table:table-cell/>
          <table:table-cell table:formula="of:=AVERAGE([.B4:.F4])" office:value-type="float" office:value="0.270958412" calcext:value-type="float">
            <text:p>0.270958412</text:p>
          </table:table-cell>
          <table:table-cell table:formula="of:=STDEV([.B4:.F4])" office:value-type="float" office:value="0.0695026846752887" calcext:value-type="float">
            <text:p>0.0695026846752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5235337" calcext:value-type="float">
            <text:p>0.25235337</text:p>
          </table:table-cell>
          <table:table-cell office:value-type="float" office:value="0.26249095" calcext:value-type="float">
            <text:p>0.26249095</text:p>
          </table:table-cell>
          <table:table-cell office:value-type="float" office:value="0.25778422" calcext:value-type="float">
            <text:p>0.25778422</text:p>
          </table:table-cell>
          <table:table-cell office:value-type="float" office:value="0.27226648" calcext:value-type="float">
            <text:p>0.27226648</text:p>
          </table:table-cell>
          <table:table-cell office:value-type="float" office:value="0.2538016" calcext:value-type="float">
            <text:p>0.2538016</text:p>
          </table:table-cell>
          <table:table-cell/>
          <table:table-cell table:formula="of:=AVERAGE([.B5:.F5])" office:value-type="float" office:value="0.259739324" calcext:value-type="float">
            <text:p>0.259739324</text:p>
          </table:table-cell>
          <table:table-cell table:formula="of:=STDEV([.B5:.F5])" office:value-type="float" office:value="0.00803324961540036" calcext:value-type="float">
            <text:p>0.0080332496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2313541" calcext:value-type="float">
            <text:p>0.2313541</text:p>
          </table:table-cell>
          <table:table-cell office:value-type="float" office:value="0.31028241" calcext:value-type="float">
            <text:p>0.31028241</text:p>
          </table:table-cell>
          <table:table-cell office:value-type="float" office:value="0.34178133" calcext:value-type="float">
            <text:p>0.34178133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24402607" calcext:value-type="float">
            <text:p>0.24402607</text:p>
          </table:table-cell>
          <table:table-cell/>
          <table:table-cell table:formula="of:=AVERAGE([.B6:.F6])" office:value-type="float" office:value="0.248370752" calcext:value-type="float">
            <text:p>0.248370752</text:p>
          </table:table-cell>
          <table:table-cell table:formula="of:=STDEV([.B6:.F6])" office:value-type="float" office:value="0.0877675273808982" calcext:value-type="float">
            <text:p>0.087767527380898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17"/>
        </table:table-row>
        <table:table-row table:style-name="ro1">
          <table:table-cell table:style-name="ce116" office:value-type="string" calcext:value-type="string">
            <text:p>Reduc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ogistic Regression</text:p>
          </table:table-cell>
          <table:table-cell table:style-name="ce329" office:value-type="float" office:value="0.30004178" calcext:value-type="float">
            <text:p>0.30004178</text:p>
          </table:table-cell>
          <table:table-cell table:style-name="ce329" office:value-type="float" office:value="0.24575119" calcext:value-type="float">
            <text:p>0.24575119</text:p>
          </table:table-cell>
          <table:table-cell table:style-name="ce329" office:value-type="float" office:value="0.30551187" calcext:value-type="float">
            <text:p>0.30551187</text:p>
          </table:table-cell>
          <table:table-cell table:style-name="ce329" office:value-type="float" office:value="0.28347578" calcext:value-type="float">
            <text:p>0.28347578</text:p>
          </table:table-cell>
          <table:table-cell table:style-name="ce329" office:value-type="float" office:value="0.26215385" calcext:value-type="float">
            <text:p>0.26215385</text:p>
          </table:table-cell>
          <table:table-cell table:style-name="ce287"/>
          <table:table-cell table:formula="of:=AVERAGE([.B10:.F10])" office:value-type="float" office:value="0.279386894" calcext:value-type="float">
            <text:p>0.279386894</text:p>
          </table:table-cell>
          <table:table-cell table:formula="of:=STDEV([.B10:.F10])" office:value-type="float" office:value="0.025269527421759" calcext:value-type="float">
            <text:p>0.025269527421759</text:p>
          </table:table-cell>
          <table:table-cell table:number-columns-repeated="2"/>
          <table:table-cell table:style-name="ce119"/>
          <table:table-cell table:style-name="ce129"/>
          <table:table-cell table:style-name="ce134"/>
          <table:table-cell table:style-name="ce139"/>
          <table:table-cell table:style-name="ce144"/>
          <table:table-cell table:style-name="ce149"/>
          <table:table-cell table:style-name="ce154"/>
        </table:table-row>
        <table:table-row table:style-name="ro1">
          <table:table-cell office:value-type="string" calcext:value-type="string">
            <text:p>SCNN</text:p>
          </table:table-cell>
          <table:table-cell table:style-name="ce329" office:value-type="float" office:value="0.2475" calcext:value-type="float">
            <text:p>0.2475</text:p>
          </table:table-cell>
          <table:table-cell table:style-name="ce329" office:value-type="float" office:value="0.27964286" calcext:value-type="float">
            <text:p>0.27964286</text:p>
          </table:table-cell>
          <table:table-cell table:style-name="ce329" office:value-type="float" office:value="0.23321429" calcext:value-type="float">
            <text:p>0.23321429</text:p>
          </table:table-cell>
          <table:table-cell table:style-name="ce329" office:value-type="float" office:value="0.14642857" calcext:value-type="float">
            <text:p>0.14642857</text:p>
          </table:table-cell>
          <table:table-cell table:style-name="ce329" office:value-type="float" office:value="0.21392857" calcext:value-type="float">
            <text:p>0.21392857</text:p>
          </table:table-cell>
          <table:table-cell table:style-name="ce287"/>
          <table:table-cell table:formula="of:=AVERAGE([.B11:.F11])" office:value-type="float" office:value="0.224142858" calcext:value-type="float">
            <text:p>0.224142858</text:p>
          </table:table-cell>
          <table:table-cell table:formula="of:=STDEV([.B11:.F11])" office:value-type="float" office:value="0.0496284681952624" calcext:value-type="float">
            <text:p>0.049628468195262</text:p>
          </table:table-cell>
          <table:table-cell table:number-columns-repeated="2"/>
          <table:table-cell table:style-name="ce120"/>
          <table:table-cell table:style-name="ce129"/>
          <table:table-cell table:style-name="ce134"/>
          <table:table-cell table:style-name="ce139"/>
          <table:table-cell table:style-name="ce144"/>
          <table:table-cell table:style-name="ce149"/>
          <table:table-cell table:style-name="ce154"/>
        </table:table-row>
        <table:table-row table:style-name="ro1">
          <table:table-cell office:value-type="string" calcext:value-type="string">
            <text:p>Attention LSTM</text:p>
          </table:table-cell>
          <table:table-cell table:style-name="ce329" office:value-type="float" office:value="0.16510792" calcext:value-type="float">
            <text:p>0.16510792</text:p>
          </table:table-cell>
          <table:table-cell table:style-name="ce329" office:value-type="float" office:value="0.28956835" calcext:value-type="float">
            <text:p>0.28956835</text:p>
          </table:table-cell>
          <table:table-cell table:style-name="ce329" office:value-type="float" office:value="0.25719424" calcext:value-type="float">
            <text:p>0.25719424</text:p>
          </table:table-cell>
          <table:table-cell table:style-name="ce329" office:value-type="float" office:value="0.1176259" calcext:value-type="float">
            <text:p>0.1176259</text:p>
          </table:table-cell>
          <table:table-cell table:style-name="ce329" office:value-type="float" office:value="0.20791367" calcext:value-type="float">
            <text:p>0.20791367</text:p>
          </table:table-cell>
          <table:table-cell table:style-name="ce287"/>
          <table:table-cell table:formula="of:=AVERAGE([.B12:.F12])" office:value-type="float" office:value="0.207482016" calcext:value-type="float">
            <text:p>0.207482016</text:p>
          </table:table-cell>
          <table:table-cell table:formula="of:=STDEV([.B12:.F12])" office:value-type="float" office:value="0.0690639981542195" calcext:value-type="float">
            <text:p>0.06906399815422</text:p>
          </table:table-cell>
          <table:table-cell table:number-columns-repeated="2"/>
          <table:table-cell table:style-name="ce119"/>
          <table:table-cell table:style-name="ce129"/>
          <table:table-cell table:style-name="ce134"/>
          <table:table-cell table:style-name="ce139"/>
          <table:table-cell table:style-name="ce144"/>
          <table:table-cell table:style-name="ce149"/>
          <table:table-cell table:style-name="ce154"/>
        </table:table-row>
        <table:table-row table:style-name="ro1">
          <table:table-cell office:value-type="string" calcext:value-type="string">
            <text:p>MLP</text:p>
          </table:table-cell>
          <table:table-cell table:style-name="ce329" office:value-type="float" office:value="0.25714286" calcext:value-type="float">
            <text:p>0.25714286</text:p>
          </table:table-cell>
          <table:table-cell table:style-name="ce329" office:value-type="float" office:value="0.26256782" calcext:value-type="float">
            <text:p>0.26256782</text:p>
          </table:table-cell>
          <table:table-cell table:style-name="ce329" office:value-type="float" office:value="0.31862568" calcext:value-type="float">
            <text:p>0.31862568</text:p>
          </table:table-cell>
          <table:table-cell table:style-name="ce329" office:value-type="float" office:value="0.20687161" calcext:value-type="float">
            <text:p>0.20687161</text:p>
          </table:table-cell>
          <table:table-cell table:style-name="ce329" office:value-type="float" office:value="0.35949368" calcext:value-type="float">
            <text:p>0.35949368</text:p>
          </table:table-cell>
          <table:table-cell table:style-name="ce287"/>
          <table:table-cell table:formula="of:=AVERAGE([.B13:.F13])" office:value-type="float" office:value="0.28094033" calcext:value-type="float">
            <text:p>0.28094033</text:p>
          </table:table-cell>
          <table:table-cell table:formula="of:=STDEV([.B13:.F13])" office:value-type="float" office:value="0.0591203399545884" calcext:value-type="float">
            <text:p>0.059120339954588</text:p>
          </table:table-cell>
          <table:table-cell table:number-columns-repeated="2"/>
          <table:table-cell table:style-name="ce119"/>
          <table:table-cell table:style-name="ce129"/>
          <table:table-cell table:style-name="ce134"/>
          <table:table-cell table:style-name="ce139"/>
          <table:table-cell table:style-name="ce144"/>
          <table:table-cell table:style-name="ce149"/>
          <table:table-cell table:style-name="ce154"/>
        </table:table-row>
        <table:table-row table:style-name="ro1" table:number-rows-repeated="3">
          <table:table-cell/>
          <table:table-cell table:style-name="ce287" table:number-columns-repeated="7"/>
          <table:table-cell table:number-columns-repeated="3"/>
          <table:table-cell table:style-name="ce119"/>
          <table:table-cell table:style-name="ce129"/>
          <table:table-cell table:style-name="ce134"/>
          <table:table-cell table:style-name="ce139"/>
          <table:table-cell table:style-name="ce144"/>
          <table:table-cell table:style-name="ce149"/>
          <table:table-cell table:style-name="ce154"/>
        </table:table-row>
        <table:table-row table:style-name="ro1">
          <table:table-cell table:style-name="ce164"/>
          <table:table-cell table:number-columns-repeated="17"/>
        </table:table-row>
        <table:table-row table:style-name="ro1">
          <table:table-cell table:style-name="ce159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121"/>
          <table:table-cell table:style-name="ce130"/>
          <table:table-cell table:style-name="ce135"/>
          <table:table-cell table:style-name="ce140"/>
          <table:table-cell table:style-name="ce145"/>
          <table:table-cell table:style-name="ce150"/>
          <table:table-cell table:style-name="ce155"/>
        </table:table-row>
        <table:table-row table:style-name="ro1">
          <table:table-cell table:number-columns-repeated="11"/>
          <table:table-cell table:style-name="ce122"/>
          <table:table-cell table:style-name="ce130"/>
          <table:table-cell table:style-name="ce135"/>
          <table:table-cell table:style-name="ce140"/>
          <table:table-cell table:style-name="ce145"/>
          <table:table-cell table:style-name="ce150"/>
          <table:table-cell table:style-name="ce155"/>
        </table:table-row>
        <table:table-row table:style-name="ro1" table:number-rows-repeated="5">
          <table:table-cell table:number-columns-repeated="11"/>
          <table:table-cell table:style-name="ce121"/>
          <table:table-cell table:style-name="ce130"/>
          <table:table-cell table:style-name="ce135"/>
          <table:table-cell table:style-name="ce140"/>
          <table:table-cell table:style-name="ce145"/>
          <table:table-cell table:style-name="ce150"/>
          <table:table-cell table:style-name="ce155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123"/>
          <table:table-cell table:style-name="ce131"/>
          <table:table-cell table:style-name="ce136"/>
          <table:table-cell table:style-name="ce141"/>
          <table:table-cell table:style-name="ce146"/>
          <table:table-cell table:style-name="ce151"/>
          <table:table-cell table:style-name="ce156"/>
        </table:table-row>
        <table:table-row table:style-name="ro1">
          <table:table-cell table:number-columns-repeated="11"/>
          <table:table-cell table:style-name="ce124"/>
          <table:table-cell table:style-name="ce131"/>
          <table:table-cell table:style-name="ce136"/>
          <table:table-cell table:style-name="ce141"/>
          <table:table-cell table:style-name="ce146"/>
          <table:table-cell table:style-name="ce151"/>
          <table:table-cell table:style-name="ce156"/>
        </table:table-row>
        <table:table-row table:style-name="ro1" table:number-rows-repeated="5">
          <table:table-cell table:number-columns-repeated="11"/>
          <table:table-cell table:style-name="ce123"/>
          <table:table-cell table:style-name="ce131"/>
          <table:table-cell table:style-name="ce136"/>
          <table:table-cell table:style-name="ce141"/>
          <table:table-cell table:style-name="ce146"/>
          <table:table-cell table:style-name="ce151"/>
          <table:table-cell table:style-name="ce156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125"/>
          <table:table-cell table:style-name="ce132"/>
          <table:table-cell table:style-name="ce137"/>
          <table:table-cell table:style-name="ce142"/>
          <table:table-cell table:style-name="ce147"/>
          <table:table-cell table:style-name="ce152"/>
          <table:table-cell table:style-name="ce157"/>
        </table:table-row>
        <table:table-row table:style-name="ro1">
          <table:table-cell table:number-columns-repeated="11"/>
          <table:table-cell table:style-name="ce126"/>
          <table:table-cell table:style-name="ce132"/>
          <table:table-cell table:style-name="ce137"/>
          <table:table-cell table:style-name="ce142"/>
          <table:table-cell table:style-name="ce147"/>
          <table:table-cell table:style-name="ce152"/>
          <table:table-cell table:style-name="ce157"/>
        </table:table-row>
        <table:table-row table:style-name="ro1" table:number-rows-repeated="5">
          <table:table-cell table:number-columns-repeated="11"/>
          <table:table-cell table:style-name="ce125"/>
          <table:table-cell table:style-name="ce132"/>
          <table:table-cell table:style-name="ce137"/>
          <table:table-cell table:style-name="ce142"/>
          <table:table-cell table:style-name="ce147"/>
          <table:table-cell table:style-name="ce152"/>
          <table:table-cell table:style-name="ce157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7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2"/>
          <table:table-cell/>
          <table:table-cell table:style-name="ce127"/>
          <table:table-cell table:style-name="ce133"/>
          <table:table-cell table:style-name="ce138"/>
          <table:table-cell table:style-name="ce143"/>
          <table:table-cell table:style-name="ce148"/>
          <table:table-cell table:style-name="ce153"/>
          <table:table-cell table:style-name="ce158"/>
        </table:table-row>
        <table:table-row table:style-name="ro1">
          <table:table-cell table:number-columns-repeated="11"/>
          <table:table-cell table:style-name="ce128"/>
          <table:table-cell table:style-name="ce133"/>
          <table:table-cell table:style-name="ce138"/>
          <table:table-cell table:style-name="ce143"/>
          <table:table-cell table:style-name="ce148"/>
          <table:table-cell table:style-name="ce153"/>
          <table:table-cell table:style-name="ce158"/>
        </table:table-row>
        <table:table-row table:style-name="ro1" table:number-rows-repeated="4">
          <table:table-cell table:number-columns-repeated="11"/>
          <table:table-cell table:style-name="ce127"/>
          <table:table-cell table:style-name="ce133"/>
          <table:table-cell table:style-name="ce138"/>
          <table:table-cell table:style-name="ce143"/>
          <table:table-cell table:style-name="ce148"/>
          <table:table-cell table:style-name="ce153"/>
          <table:table-cell table:style-name="ce158"/>
        </table:table-row>
        <table:table-row table:style-name="ro1">
          <table:table-cell table:number-columns-repeated="11"/>
          <table:table-cell table:style-name="ce127"/>
          <table:table-cell table:style-name="ce133"/>
          <table:table-cell table:style-name="ce138"/>
          <table:table-cell table:style-name="ce143"/>
          <table:table-cell table:style-name="ce148"/>
          <table:table-cell table:style-name="ce153"/>
          <table:table-cell table:style-name="ce158"/>
        </table:table-row>
        <calcext:conditional-formats>
          <calcext:conditional-format calcext:target-range-address="MEG.L12:MEG.L16 MEG.L10:MEG.L1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11:MEG.L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10:MEG.M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10:MEG.N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10:MEG.O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10:MEG.P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10:MEG.Q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10:MEG.R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22:MEG.L26 MEG.L20:MEG.L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21:MEG.L2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20:MEG.M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20:MEG.N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20:MEG.O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20:MEG.P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20:MEG.Q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20:MEG.R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32:MEG.L36 MEG.L30:MEG.L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31:MEG.L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30:MEG.M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30:MEG.N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30:MEG.O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30:MEG.P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30:MEG.Q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30:MEG.R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42:MEG.L46 MEG.L40:MEG.L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41:MEG.L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40:MEG.M4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40:MEG.N4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40:MEG.O4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40:MEG.P4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40:MEG.Q4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40:MEG.R4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50:MEG.Q5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50:MEG.R5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52:MEG.L56 MEG.L50:MEG.L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51:MEG.L5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50:MEG.M5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50:MEG.N5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50:MEG.O5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50:MEG.P5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Fusion" table:style-name="ta1">
        <table:table-column table:style-name="co8" table:default-cell-style-name="Default"/>
        <table:table-column table:style-name="co3" table:number-columns-repeated="9" table:default-cell-style-name="Default"/>
        <table:table-column table:style-name="co9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istic Regression</text:p>
          </table:table-cell>
          <table:table-cell table:number-columns-repeated="6"/>
          <table:table-cell table:formula="of:=AVERAGE([.B2:.F2])" office:value-type="string" office:string-value="" calcext:value-type="error">
            <text:p>#DIV/0!</text:p>
          </table:table-cell>
          <table:table-cell table:formula="of:=STDEV([.B2:.F2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near SVM</text:p>
          </table:table-cell>
          <table:table-cell table:number-columns-repeated="6"/>
          <table:table-cell table:formula="of:=AVERAGE([.B3:.F3])" office:value-type="string" office:string-value="" calcext:value-type="error">
            <text:p>#DIV/0!</text:p>
          </table:table-cell>
          <table:table-cell table:formula="of:=STDEV([.B3:.F3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LP</text:p>
          </table:table-cell>
          <table:table-cell table:number-columns-repeated="6"/>
          <table:table-cell table:formula="of:=AVERAGE([.B4:.F4])" office:value-type="string" office:string-value="" calcext:value-type="error">
            <text:p>#DIV/0!</text:p>
          </table:table-cell>
          <table:table-cell table:formula="of:=STDEV([.B4:.F4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Fully Connected</text:p>
          </table:table-cell>
          <table:table-cell table:number-columns-repeated="6"/>
          <table:table-cell table:formula="of:=AVERAGE([.B5:.F5])" office:value-type="string" office:string-value="" calcext:value-type="error">
            <text:p>#DIV/0!</text:p>
          </table:table-cell>
          <table:table-cell table:formula="of:=STDEV([.B5:.F5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Attention</text:p>
          </table:table-cell>
          <table:table-cell table:number-columns-repeated="6"/>
          <table:table-cell table:formula="of:=AVERAGE([.B6:.F6])" office:value-type="string" office:string-value="" calcext:value-type="error">
            <text:p>#DIV/0!</text:p>
          </table:table-cell>
          <table:table-cell table:formula="of:=STDEV([.B6:.F6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NN</text:p>
          </table:table-cell>
          <table:table-cell table:number-columns-repeated="6"/>
          <table:table-cell table:formula="of:=AVERAGE([.B7:.F7])" office:value-type="string" office:string-value="" calcext:value-type="error">
            <text:p>#DIV/0!</text:p>
          </table:table-cell>
          <table:table-cell table:formula="of:=STDEV([.B7:.F7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59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329" table:number-columns-repeated="7"/>
          <table:table-cell table:number-columns-repeated="3"/>
          <table:table-cell table:style-name="ce160"/>
          <table:table-cell table:style-name="ce169"/>
          <table:table-cell table:style-name="ce173"/>
          <table:table-cell table:style-name="ce177"/>
          <table:table-cell table:style-name="ce181"/>
          <table:table-cell table:style-name="ce185"/>
          <table:table-cell table:style-name="ce189"/>
        </table:table-row>
        <table:table-row table:style-name="ro1">
          <table:table-cell/>
          <table:table-cell table:style-name="ce329" table:number-columns-repeated="7"/>
          <table:table-cell table:number-columns-repeated="3"/>
          <table:table-cell table:style-name="ce161"/>
          <table:table-cell table:style-name="ce169"/>
          <table:table-cell table:style-name="ce173"/>
          <table:table-cell table:style-name="ce177"/>
          <table:table-cell table:style-name="ce181"/>
          <table:table-cell table:style-name="ce185"/>
          <table:table-cell table:style-name="ce189"/>
        </table:table-row>
        <table:table-row table:style-name="ro1" table:number-rows-repeated="5">
          <table:table-cell/>
          <table:table-cell table:style-name="ce329" table:number-columns-repeated="7"/>
          <table:table-cell table:number-columns-repeated="3"/>
          <table:table-cell table:style-name="ce160"/>
          <table:table-cell table:style-name="ce169"/>
          <table:table-cell table:style-name="ce173"/>
          <table:table-cell table:style-name="ce177"/>
          <table:table-cell table:style-name="ce181"/>
          <table:table-cell table:style-name="ce185"/>
          <table:table-cell table:style-name="ce189"/>
        </table:table-row>
        <table:table-row table:style-name="ro1">
          <table:table-cell table:style-name="ce164"/>
          <table:table-cell table:number-columns-repeated="17"/>
        </table:table-row>
        <table:table-row table:style-name="ro1">
          <table:table-cell table:style-name="ce159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162"/>
          <table:table-cell table:style-name="ce170"/>
          <table:table-cell table:style-name="ce174"/>
          <table:table-cell table:style-name="ce178"/>
          <table:table-cell table:style-name="ce182"/>
          <table:table-cell table:style-name="ce186"/>
          <table:table-cell table:style-name="ce190"/>
        </table:table-row>
        <table:table-row table:style-name="ro1">
          <table:table-cell table:number-columns-repeated="11"/>
          <table:table-cell table:style-name="ce163"/>
          <table:table-cell table:style-name="ce170"/>
          <table:table-cell table:style-name="ce174"/>
          <table:table-cell table:style-name="ce178"/>
          <table:table-cell table:style-name="ce182"/>
          <table:table-cell table:style-name="ce186"/>
          <table:table-cell table:style-name="ce190"/>
        </table:table-row>
        <table:table-row table:style-name="ro1" table:number-rows-repeated="5">
          <table:table-cell table:number-columns-repeated="11"/>
          <table:table-cell table:style-name="ce162"/>
          <table:table-cell table:style-name="ce170"/>
          <table:table-cell table:style-name="ce174"/>
          <table:table-cell table:style-name="ce178"/>
          <table:table-cell table:style-name="ce182"/>
          <table:table-cell table:style-name="ce186"/>
          <table:table-cell table:style-name="ce190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165"/>
          <table:table-cell table:style-name="ce171"/>
          <table:table-cell table:style-name="ce175"/>
          <table:table-cell table:style-name="ce179"/>
          <table:table-cell table:style-name="ce183"/>
          <table:table-cell table:style-name="ce187"/>
          <table:table-cell table:style-name="ce191"/>
        </table:table-row>
        <table:table-row table:style-name="ro1">
          <table:table-cell table:number-columns-repeated="11"/>
          <table:table-cell table:style-name="ce166"/>
          <table:table-cell table:style-name="ce171"/>
          <table:table-cell table:style-name="ce175"/>
          <table:table-cell table:style-name="ce179"/>
          <table:table-cell table:style-name="ce183"/>
          <table:table-cell table:style-name="ce187"/>
          <table:table-cell table:style-name="ce191"/>
        </table:table-row>
        <table:table-row table:style-name="ro1" table:number-rows-repeated="5">
          <table:table-cell table:number-columns-repeated="11"/>
          <table:table-cell table:style-name="ce165"/>
          <table:table-cell table:style-name="ce171"/>
          <table:table-cell table:style-name="ce175"/>
          <table:table-cell table:style-name="ce179"/>
          <table:table-cell table:style-name="ce183"/>
          <table:table-cell table:style-name="ce187"/>
          <table:table-cell table:style-name="ce191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167"/>
          <table:table-cell table:style-name="ce172"/>
          <table:table-cell table:style-name="ce176"/>
          <table:table-cell table:style-name="ce180"/>
          <table:table-cell table:style-name="ce184"/>
          <table:table-cell table:style-name="ce188"/>
          <table:table-cell table:style-name="ce192"/>
        </table:table-row>
        <table:table-row table:style-name="ro1">
          <table:table-cell table:number-columns-repeated="11"/>
          <table:table-cell table:style-name="ce168"/>
          <table:table-cell table:style-name="ce172"/>
          <table:table-cell table:style-name="ce176"/>
          <table:table-cell table:style-name="ce180"/>
          <table:table-cell table:style-name="ce184"/>
          <table:table-cell table:style-name="ce188"/>
          <table:table-cell table:style-name="ce192"/>
        </table:table-row>
        <table:table-row table:style-name="ro1" table:number-rows-repeated="4">
          <table:table-cell table:number-columns-repeated="11"/>
          <table:table-cell table:style-name="ce167"/>
          <table:table-cell table:style-name="ce172"/>
          <table:table-cell table:style-name="ce176"/>
          <table:table-cell table:style-name="ce180"/>
          <table:table-cell table:style-name="ce184"/>
          <table:table-cell table:style-name="ce188"/>
          <table:table-cell table:style-name="ce192"/>
        </table:table-row>
        <table:table-row table:style-name="ro1">
          <table:table-cell table:number-columns-repeated="11"/>
          <table:table-cell table:style-name="ce167"/>
          <table:table-cell table:style-name="ce172"/>
          <table:table-cell table:style-name="ce176"/>
          <table:table-cell table:style-name="ce180"/>
          <table:table-cell table:style-name="ce184"/>
          <table:table-cell table:style-name="ce188"/>
          <table:table-cell table:style-name="ce192"/>
        </table:table-row>
        <calcext:conditional-formats>
          <calcext:conditional-format calcext:target-range-address="Fusion.L14:Fusion.L18 Fusion.L12:Fusion.L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13:Fusion.L1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M12:Fusion.M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N12:Fusion.N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O12:Fusion.O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P12:Fusion.P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Q12:Fusion.Q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R12:Fusion.R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24:Fusion.L28 Fusion.L22:Fusion.L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23:Fusion.L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M22:Fusion.M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N22:Fusion.N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O22:Fusion.O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P22:Fusion.P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Q22:Fusion.Q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R22:Fusion.R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34:Fusion.L38 Fusion.L32:Fusion.L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33:Fusion.L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M32:Fusion.M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N32:Fusion.N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O32:Fusion.O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P32:Fusion.P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Q32:Fusion.Q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R32:Fusion.R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44:Fusion.L48 Fusion.L42:Fusion.L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43:Fusion.L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M42:Fusion.M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N42:Fusion.N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O42:Fusion.O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P42:Fusion.P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Q42:Fusion.Q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R42:Fusion.R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Raw" table:style-name="ta1">
        <table:table-column table:style-name="co8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4028777" calcext:value-type="float">
            <text:p>0.24028777</text:p>
          </table:table-cell>
          <table:table-cell office:value-type="float" office:value="0.35935252" calcext:value-type="float">
            <text:p>0.35935252</text:p>
          </table:table-cell>
          <table:table-cell office:value-type="float" office:value="0.29640288" calcext:value-type="float">
            <text:p>0.29640288</text:p>
          </table:table-cell>
          <table:table-cell office:value-type="float" office:value="0.2381295" calcext:value-type="float">
            <text:p>0.2381295</text:p>
          </table:table-cell>
          <table:table-cell office:value-type="float" office:value="0.2705036" calcext:value-type="float">
            <text:p>0.2705036</text:p>
          </table:table-cell>
          <table:table-cell/>
          <table:table-cell table:formula="of:=AVERAGE([.B2:.F2])" office:value-type="float" office:value="0.280935254" calcext:value-type="float">
            <text:p>0.280935254</text:p>
          </table:table-cell>
          <table:table-cell table:formula="of:=STDEV([.B2:.F2])" office:value-type="float" office:value="0.0499546919648323" calcext:value-type="float">
            <text:p>0.0499546919648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34540189" calcext:value-type="float">
            <text:p>0.34540189</text:p>
          </table:table-cell>
          <table:table-cell office:value-type="float" office:value="0.27407676" calcext:value-type="float">
            <text:p>0.27407676</text:p>
          </table:table-cell>
          <table:table-cell office:value-type="float" office:value="0.16075308" calcext:value-type="float">
            <text:p>0.16075308</text:p>
          </table:table-cell>
          <table:table-cell office:value-type="float" office:value="0.36097032" calcext:value-type="float">
            <text:p>0.36097032</text:p>
          </table:table-cell>
          <table:table-cell office:value-type="float" office:value="0.29073136" calcext:value-type="float">
            <text:p>0.29073136</text:p>
          </table:table-cell>
          <table:table-cell/>
          <table:table-cell table:formula="of:=AVERAGE([.B3:.F3])" office:value-type="float" office:value="0.286386682" calcext:value-type="float">
            <text:p>0.286386682</text:p>
          </table:table-cell>
          <table:table-cell table:formula="of:=STDEV([.B3:.F3])" office:value-type="float" office:value="0.0790565085724485" calcext:value-type="float">
            <text:p>0.079056508572449</text:p>
          </table:table-cell>
          <table:table-cell table:number-columns-repeated="9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style-name="ce159"/>
          <table:table-cell table:number-columns-repeated="7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2"/>
          <table:table-cell/>
          <table:table-cell table:style-name="ce193"/>
          <table:table-cell table:style-name="ce195"/>
          <table:table-cell table:style-name="ce197"/>
          <table:table-cell table:style-name="ce198"/>
          <table:table-cell table:style-name="ce199"/>
          <table:table-cell table:style-name="ce200"/>
          <table:table-cell table:style-name="ce201"/>
        </table:table-row>
        <table:table-row table:style-name="ro1">
          <table:table-cell table:number-columns-repeated="11"/>
          <table:table-cell table:style-name="ce194"/>
          <table:table-cell table:style-name="ce195"/>
          <table:table-cell table:style-name="ce197"/>
          <table:table-cell table:style-name="ce198"/>
          <table:table-cell table:style-name="ce199"/>
          <table:table-cell table:style-name="ce200"/>
          <table:table-cell table:style-name="ce201"/>
        </table:table-row>
        <table:table-row table:style-name="ro1" table:number-rows-repeated="5">
          <table:table-cell table:number-columns-repeated="11"/>
          <table:table-cell table:style-name="ce193"/>
          <table:table-cell table:style-name="ce195"/>
          <table:table-cell table:style-name="ce197"/>
          <table:table-cell table:style-name="ce198"/>
          <table:table-cell table:style-name="ce199"/>
          <table:table-cell table:style-name="ce200"/>
          <table:table-cell table:style-name="ce201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17"/>
        </table:table-row>
        <table:table-row table:style-name="ro1" table:number-rows-repeated="3">
          <table:table-cell table:number-columns-repeated="18"/>
        </table:table-row>
        <table:table-row table:style-name="ro1" table:number-rows-repeated="4">
          <table:table-cell table:number-columns-repeated="16"/>
          <table:table-cell table:style-name="ce196"/>
          <table:table-cell/>
        </table:table-row>
        <table:table-row table:style-name="ro1">
          <table:table-cell table:number-columns-repeated="16"/>
          <table:table-cell table:style-name="ce196"/>
          <table:table-cell/>
        </table:table-row>
        <calcext:conditional-formats>
          <calcext:conditional-format calcext:target-range-address="Raw.L12:Raw.L16 Raw.L10:Raw.L1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L11:Raw.L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M10:Raw.M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N10:Raw.N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O10:Raw.O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P10:Raw.P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Q10:Raw.Q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R10:Raw.R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Temporal Augmentation Raw" table:style-name="ta1">
        <table:table-column table:style-name="co8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21795799" calcext:value-type="float">
            <text:p>0.21795799</text:p>
          </table:table-cell>
          <table:table-cell office:value-type="float" office:value="0.16944244" calcext:value-type="float">
            <text:p>0.16944244</text:p>
          </table:table-cell>
          <table:table-cell office:value-type="float" office:value="0.16364953" calcext:value-type="float">
            <text:p>0.16364953</text:p>
          </table:table-cell>
          <table:table-cell office:value-type="float" office:value="0.25090514" calcext:value-type="float">
            <text:p>0.25090514</text:p>
          </table:table-cell>
          <table:table-cell office:value-type="float" office:value="0.22881969" calcext:value-type="float">
            <text:p>0.22881969</text:p>
          </table:table-cell>
          <table:table-cell/>
          <table:table-cell table:formula="of:=AVERAGE([.B2:.F2])" office:value-type="float" office:value="0.206154958" calcext:value-type="float">
            <text:p>0.206154958</text:p>
          </table:table-cell>
          <table:table-cell table:formula="of:=STDEV([.B2:.F2])" office:value-type="float" office:value="0.0381120086633514" calcext:value-type="float">
            <text:p>0.038112008663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845764" calcext:value-type="float">
            <text:p>0.2845764</text:p>
          </table:table-cell>
          <table:table-cell office:value-type="float" office:value="0.28566257" calcext:value-type="float">
            <text:p>0.28566257</text:p>
          </table:table-cell>
          <table:table-cell office:value-type="float" office:value="0.25054309" calcext:value-type="float">
            <text:p>0.25054309</text:p>
          </table:table-cell>
          <table:table-cell office:value-type="float" office:value="0.24402607" calcext:value-type="float">
            <text:p>0.24402607</text:p>
          </table:table-cell>
          <table:table-cell office:value-type="float" office:value="0.2480087" calcext:value-type="float">
            <text:p>0.2480087</text:p>
          </table:table-cell>
          <table:table-cell/>
          <table:table-cell table:formula="of:=AVERAGE([.B3:.F3])" office:value-type="float" office:value="0.262563366" calcext:value-type="float">
            <text:p>0.262563366</text:p>
          </table:table-cell>
          <table:table-cell table:formula="of:=STDEV([.B3:.F3])" office:value-type="float" office:value="0.0207250064644026" calcext:value-type="float">
            <text:p>0.020725006464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18705035971223" calcext:value-type="float">
            <text:p>0.18705035971223</text:p>
          </table:table-cell>
          <table:table-cell office:value-type="float" office:value="0.280575539568345" calcext:value-type="float">
            <text:p>0.280575539568345</text:p>
          </table:table-cell>
          <table:table-cell office:value-type="float" office:value="0.438848920863309" calcext:value-type="float">
            <text:p>0.438848920863309</text:p>
          </table:table-cell>
          <table:table-cell office:value-type="float" office:value="0.431654676258993" calcext:value-type="float">
            <text:p>0.431654676258993</text:p>
          </table:table-cell>
          <table:table-cell office:value-type="float" office:value="0.280575539568345" calcext:value-type="float">
            <text:p>0.280575539568345</text:p>
          </table:table-cell>
          <table:table-cell/>
          <table:table-cell table:formula="of:=AVERAGE([.B4:.F4])" office:value-type="float" office:value="0.323741007194244" calcext:value-type="float">
            <text:p>0.323741007194244</text:p>
          </table:table-cell>
          <table:table-cell table:formula="of:=STDEV([.B4:.F4])" office:value-type="float" office:value="0.108749758689432" calcext:value-type="float">
            <text:p>0.108749758689432</text:p>
          </table:table-cell>
          <table:table-cell table:number-columns-repeated="9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Binary SCNN</text:p>
          </table:table-cell>
          <table:table-cell office:value-type="float" office:value="0.942446043165467" calcext:value-type="float">
            <text:p>0.942446043165467</text:p>
          </table:table-cell>
          <table:table-cell office:value-type="float" office:value="0.978417266187051" calcext:value-type="float">
            <text:p>0.978417266187051</text:p>
          </table:table-cell>
          <table:table-cell office:value-type="float" office:value="0.769784172661871" calcext:value-type="float">
            <text:p>0.769784172661871</text:p>
          </table:table-cell>
          <table:table-cell office:value-type="float" office:value="0.892086330935252" calcext:value-type="float">
            <text:p>0.892086330935252</text:p>
          </table:table-cell>
          <table:table-cell office:value-type="float" office:value="0.877697841726619" calcext:value-type="float">
            <text:p>0.877697841726619</text:p>
          </table:table-cell>
          <table:table-cell/>
          <table:table-cell table:formula="of:=AVERAGE([.B7:.F7])" office:value-type="float" office:value="0.892086330935252" calcext:value-type="float">
            <text:p>0.892086330935252</text:p>
          </table:table-cell>
          <table:table-cell table:formula="of:=STDEV([.B7:.F7])" office:value-type="float" office:value="0.0793000276440596" calcext:value-type="float">
            <text:p>0.07930002764406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202"/>
          <table:table-cell table:style-name="ce210"/>
          <table:table-cell table:style-name="ce214"/>
          <table:table-cell table:style-name="ce218"/>
          <table:table-cell table:style-name="ce222"/>
          <table:table-cell table:style-name="ce226"/>
          <table:table-cell table:style-name="ce230"/>
        </table:table-row>
        <table:table-row table:style-name="ro1">
          <table:table-cell table:number-columns-repeated="11"/>
          <table:table-cell table:style-name="ce203"/>
          <table:table-cell table:style-name="ce210"/>
          <table:table-cell table:style-name="ce214"/>
          <table:table-cell table:style-name="ce218"/>
          <table:table-cell table:style-name="ce222"/>
          <table:table-cell table:style-name="ce226"/>
          <table:table-cell table:style-name="ce230"/>
        </table:table-row>
        <table:table-row table:style-name="ro1">
          <table:table-cell table:number-columns-repeated="11"/>
          <table:table-cell table:style-name="ce202"/>
          <table:table-cell table:style-name="ce210"/>
          <table:table-cell table:style-name="ce214"/>
          <table:table-cell table:style-name="ce218"/>
          <table:table-cell table:style-name="ce222"/>
          <table:table-cell table:style-name="ce226"/>
          <table:table-cell table:style-name="ce230"/>
        </table:table-row>
        <table:table-row table:style-name="ro1" table:number-rows-repeated="4">
          <table:table-cell table:number-columns-repeated="8"/>
          <table:table-cell table:style-name="ce164" table:number-columns-repeated="2"/>
          <table:table-cell/>
          <table:table-cell table:style-name="ce202"/>
          <table:table-cell table:style-name="ce210"/>
          <table:table-cell table:style-name="ce214"/>
          <table:table-cell table:style-name="ce218"/>
          <table:table-cell table:style-name="ce222"/>
          <table:table-cell table:style-name="ce226"/>
          <table:table-cell table:style-name="ce230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7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11"/>
          <table:table-cell table:style-name="ce204"/>
          <table:table-cell table:style-name="ce211"/>
          <table:table-cell table:style-name="ce215"/>
          <table:table-cell table:style-name="ce219"/>
          <table:table-cell table:style-name="ce223"/>
          <table:table-cell table:style-name="ce227"/>
          <table:table-cell table:style-name="ce231"/>
        </table:table-row>
        <table:table-row table:style-name="ro1">
          <table:table-cell table:number-columns-repeated="11"/>
          <table:table-cell table:style-name="ce205"/>
          <table:table-cell table:style-name="ce211"/>
          <table:table-cell table:style-name="ce215"/>
          <table:table-cell table:style-name="ce219"/>
          <table:table-cell table:style-name="ce223"/>
          <table:table-cell table:style-name="ce227"/>
          <table:table-cell table:style-name="ce231"/>
        </table:table-row>
        <table:table-row table:style-name="ro1" table:number-rows-repeated="2">
          <table:table-cell table:number-columns-repeated="11"/>
          <table:table-cell table:style-name="ce204"/>
          <table:table-cell table:style-name="ce211"/>
          <table:table-cell table:style-name="ce215"/>
          <table:table-cell table:style-name="ce219"/>
          <table:table-cell table:style-name="ce223"/>
          <table:table-cell table:style-name="ce227"/>
          <table:table-cell table:style-name="ce231"/>
        </table:table-row>
        <table:table-row table:style-name="ro1" table:number-rows-repeated="3">
          <table:table-cell table:number-columns-repeated="8"/>
          <table:table-cell table:style-name="ce164" table:number-columns-repeated="2"/>
          <table:table-cell/>
          <table:table-cell table:style-name="ce204"/>
          <table:table-cell table:style-name="ce211"/>
          <table:table-cell table:style-name="ce215"/>
          <table:table-cell table:style-name="ce219"/>
          <table:table-cell table:style-name="ce223"/>
          <table:table-cell table:style-name="ce227"/>
          <table:table-cell table:style-name="ce231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7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2"/>
          <table:table-cell/>
          <table:table-cell table:style-name="ce206"/>
          <table:table-cell table:style-name="ce212"/>
          <table:table-cell table:style-name="ce216"/>
          <table:table-cell table:style-name="ce220"/>
          <table:table-cell table:style-name="ce224"/>
          <table:table-cell table:style-name="ce228"/>
          <table:table-cell table:style-name="ce232"/>
        </table:table-row>
        <table:table-row table:style-name="ro1">
          <table:table-cell table:number-columns-repeated="11"/>
          <table:table-cell table:style-name="ce207"/>
          <table:table-cell table:style-name="ce212"/>
          <table:table-cell table:style-name="ce216"/>
          <table:table-cell table:style-name="ce220"/>
          <table:table-cell table:style-name="ce224"/>
          <table:table-cell table:style-name="ce228"/>
          <table:table-cell table:style-name="ce232"/>
        </table:table-row>
        <table:table-row table:style-name="ro1" table:number-rows-repeated="5">
          <table:table-cell table:number-columns-repeated="11"/>
          <table:table-cell table:style-name="ce206"/>
          <table:table-cell table:style-name="ce212"/>
          <table:table-cell table:style-name="ce216"/>
          <table:table-cell table:style-name="ce220"/>
          <table:table-cell table:style-name="ce224"/>
          <table:table-cell table:style-name="ce228"/>
          <table:table-cell table:style-name="ce232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7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2"/>
          <table:table-cell/>
          <table:table-cell table:style-name="ce208"/>
          <table:table-cell table:style-name="ce213"/>
          <table:table-cell table:style-name="ce217"/>
          <table:table-cell table:style-name="ce221"/>
          <table:table-cell table:style-name="ce225"/>
          <table:table-cell table:style-name="ce229"/>
          <table:table-cell table:style-name="ce233"/>
        </table:table-row>
        <table:table-row table:style-name="ro1">
          <table:table-cell table:number-columns-repeated="11"/>
          <table:table-cell table:style-name="ce209"/>
          <table:table-cell table:style-name="ce213"/>
          <table:table-cell table:style-name="ce217"/>
          <table:table-cell table:style-name="ce221"/>
          <table:table-cell table:style-name="ce225"/>
          <table:table-cell table:style-name="ce229"/>
          <table:table-cell table:style-name="ce233"/>
        </table:table-row>
        <table:table-row table:style-name="ro1" table:number-rows-repeated="4">
          <table:table-cell table:number-columns-repeated="11"/>
          <table:table-cell table:style-name="ce208"/>
          <table:table-cell table:style-name="ce213"/>
          <table:table-cell table:style-name="ce217"/>
          <table:table-cell table:style-name="ce221"/>
          <table:table-cell table:style-name="ce225"/>
          <table:table-cell table:style-name="ce229"/>
          <table:table-cell table:style-name="ce233"/>
        </table:table-row>
        <table:table-row table:style-name="ro1">
          <table:table-cell table:number-columns-repeated="11"/>
          <table:table-cell table:style-name="ce208"/>
          <table:table-cell table:style-name="ce213"/>
          <table:table-cell table:style-name="ce217"/>
          <table:table-cell table:style-name="ce221"/>
          <table:table-cell table:style-name="ce225"/>
          <table:table-cell table:style-name="ce229"/>
          <table:table-cell table:style-name="ce233"/>
        </table:table-row>
        <calcext:conditional-formats>
          <calcext:conditional-format calcext:target-range-address="'Temporal Augmentation Raw'.L23:'Temporal Augmentation Raw'.L27 'Temporal Augmentation Raw'.L21:'Temporal Augmentation Raw'.L2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22:'Temporal Augmentation Raw'.L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21:'Temporal Augmentation Raw'.M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21:'Temporal Augmentation Raw'.N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21:'Temporal Augmentation Raw'.O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21:'Temporal Augmentation Raw'.P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21:'Temporal Augmentation Raw'.Q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21:'Temporal Augmentation Raw'.R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33:'Temporal Augmentation Raw'.L37 'Temporal Augmentation Raw'.L31:'Temporal Augmentation Raw'.L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32:'Temporal Augmentation Raw'.L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31:'Temporal Augmentation Raw'.M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31:'Temporal Augmentation Raw'.N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31:'Temporal Augmentation Raw'.O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31:'Temporal Augmentation Raw'.P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31:'Temporal Augmentation Raw'.Q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31:'Temporal Augmentation Raw'.R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43:'Temporal Augmentation Raw'.L47 'Temporal Augmentation Raw'.L41:'Temporal Augmentation Raw'.L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42:'Temporal Augmentation Raw'.L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41:'Temporal Augmentation Raw'.M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41:'Temporal Augmentation Raw'.N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41:'Temporal Augmentation Raw'.O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41:'Temporal Augmentation Raw'.P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41:'Temporal Augmentation Raw'.Q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41:'Temporal Augmentation Raw'.R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3:'Temporal Augmentation Raw'.L17 'Temporal Augmentation Raw'.L11:'Temporal Augmentation Raw'.L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2:'Temporal Augmentation Raw'.L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11:'Temporal Augmentation Raw'.M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11:'Temporal Augmentation Raw'.N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11:'Temporal Augmentation Raw'.O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11:'Temporal Augmentation Raw'.P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11:'Temporal Augmentation Raw'.Q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11:'Temporal Augmentation Raw'.R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Spatial Transform Raw" table:style-name="ta1">
        <table:table-column table:style-name="co8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Attention</text:p>
          </table:table-cell>
          <table:table-cell table:number-columns-repeated="6"/>
          <table:table-cell table:formula="of:=AVERAGE([Raw.B2:.F2])" office:value-type="float" office:value="0.280935254" calcext:value-type="float">
            <text:p>0.280935254</text:p>
          </table:table-cell>
          <table:table-cell table:formula="of:=STDEV([Raw.B2:.F2])" office:value-type="float" office:value="0.0499546919648323" calcext:value-type="float">
            <text:p>0.0499546919648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21428572" calcext:value-type="float">
            <text:p>0.21428572</text:p>
          </table:table-cell>
          <table:table-cell office:value-type="float" office:value="0.22821429" calcext:value-type="float">
            <text:p>0.22821429</text:p>
          </table:table-cell>
          <table:table-cell office:value-type="float" office:value="0.18892857" calcext:value-type="float">
            <text:p>0.18892857</text:p>
          </table:table-cell>
          <table:table-cell office:value-type="float" office:value="0.21535714" calcext:value-type="float">
            <text:p>0.21535714</text:p>
          </table:table-cell>
          <table:table-cell office:value-type="float" office:value="0.24928572" calcext:value-type="float">
            <text:p>0.24928572</text:p>
          </table:table-cell>
          <table:table-cell/>
          <table:table-cell table:formula="of:=AVERAGE([.B3:.F3])" office:value-type="float" office:value="0.219214288" calcext:value-type="float">
            <text:p>0.219214288</text:p>
          </table:table-cell>
          <table:table-cell table:formula="of:=STDEV([.B3:.F3])" office:value-type="float" office:value="0.0220322726161572" calcext:value-type="float">
            <text:p>0.022032272616157</text:p>
          </table:table-cell>
          <table:table-cell table:number-columns-repeated="9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59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234"/>
          <table:table-cell table:style-name="ce236"/>
          <table:table-cell table:style-name="ce237"/>
          <table:table-cell table:style-name="ce238"/>
          <table:table-cell table:style-name="ce239"/>
          <table:table-cell table:style-name="ce240"/>
          <table:table-cell table:style-name="ce241"/>
        </table:table-row>
        <table:table-row table:style-name="ro1">
          <table:table-cell table:number-columns-repeated="11"/>
          <table:table-cell table:style-name="ce235"/>
          <table:table-cell table:style-name="ce236"/>
          <table:table-cell table:style-name="ce237"/>
          <table:table-cell table:style-name="ce238"/>
          <table:table-cell table:style-name="ce239"/>
          <table:table-cell table:style-name="ce240"/>
          <table:table-cell table:style-name="ce241"/>
        </table:table-row>
        <table:table-row table:style-name="ro1">
          <table:table-cell table:number-columns-repeated="11"/>
          <table:table-cell table:style-name="ce234"/>
          <table:table-cell table:style-name="ce236"/>
          <table:table-cell table:style-name="ce237"/>
          <table:table-cell table:style-name="ce238"/>
          <table:table-cell table:style-name="ce239"/>
          <table:table-cell table:style-name="ce240"/>
          <table:table-cell table:style-name="ce241"/>
        </table:table-row>
        <table:table-row table:style-name="ro1" table:number-rows-repeated="3">
          <table:table-cell table:number-columns-repeated="8"/>
          <table:table-cell table:style-name="ce164" table:number-columns-repeated="2"/>
          <table:table-cell/>
          <table:table-cell table:style-name="ce234"/>
          <table:table-cell table:style-name="ce236"/>
          <table:table-cell table:style-name="ce237"/>
          <table:table-cell table:style-name="ce238"/>
          <table:table-cell table:style-name="ce239"/>
          <table:table-cell table:style-name="ce240"/>
          <table:table-cell table:style-name="ce241"/>
        </table:table-row>
        <table:table-row table:style-name="ro1">
          <table:table-cell table:number-columns-repeated="8"/>
          <table:table-cell table:style-name="ce164" table:number-columns-repeated="2"/>
          <table:table-cell/>
          <table:table-cell table:style-name="ce234"/>
          <table:table-cell table:style-name="ce236"/>
          <table:table-cell table:style-name="ce237"/>
          <table:table-cell table:style-name="ce238"/>
          <table:table-cell table:style-name="ce239"/>
          <table:table-cell table:style-name="ce240"/>
          <table:table-cell table:style-name="ce241"/>
        </table:table-row>
        <calcext:conditional-formats>
          <calcext:conditional-format calcext:target-range-address="'Spatial Transform Raw'.L10:'Spatial Transform Raw'.L14 'Spatial Transform Raw'.L8:'Spatial Transform Raw'.L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L9:'Spatial Transform Raw'.L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M8:'Spatial Transform Raw'.M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N8:'Spatial Transform Raw'.N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O8:'Spatial Transform Raw'.O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P8:'Spatial Transform Raw'.P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Q8:'Spatial Transform Raw'.Q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R8:'Spatial Transform Raw'.R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Spatial  Augmentation Raw" table:style-name="ta1">
        <table:table-column table:style-name="co8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LSTM+Attention</text:p>
          </table:table-cell>
          <table:table-cell table:number-columns-repeated="6"/>
          <table:table-cell table:formula="of:=AVERAGE([.B2:.F2])" office:value-type="string" office:string-value="" calcext:value-type="error">
            <text:p>#DIV/0!</text:p>
          </table:table-cell>
          <table:table-cell table:formula="of:=STDEV([.B2:.F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table:number-columns-repeated="6"/>
          <table:table-cell table:formula="of:=AVERAGE([.B3:.F3])" office:value-type="string" office:string-value="" calcext:value-type="error">
            <text:p>#DIV/0!</text:p>
          </table:table-cell>
          <table:table-cell table:formula="of:=STDEV([.B3:.F3])" office:value-type="string" office:string-value="" calcext:value-type="error">
            <text:p>#DIV/0!</text:p>
          </table:table-cell>
        </table:table-row>
      </table:table>
      <table:table table:name="BCI IV 2A Single Subject" table:style-name="ta1">
        <table:table-column table:style-name="co10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71527782" calcext:value-type="float">
            <text:p>0.71527782</text:p>
          </table:table-cell>
          <table:table-cell office:value-type="float" office:value="0.53819448" calcext:value-type="float">
            <text:p>0.53819448</text:p>
          </table:table-cell>
          <table:table-cell office:value-type="float" office:value="0.7881945" calcext:value-type="float">
            <text:p>0.7881945</text:p>
          </table:table-cell>
          <table:table-cell office:value-type="float" office:value="0.43000004" calcext:value-type="float">
            <text:p>0.43000004</text:p>
          </table:table-cell>
          <table:table-cell office:value-type="float" office:value="0.76388895" calcext:value-type="float">
            <text:p>0.76388895</text:p>
          </table:table-cell>
          <table:table-cell office:value-type="float" office:value="0.47569448" calcext:value-type="float">
            <text:p>0.47569448</text:p>
          </table:table-cell>
          <table:table-cell office:value-type="float" office:value="0.83333338" calcext:value-type="float">
            <text:p>0.83333338</text:p>
          </table:table-cell>
          <table:table-cell office:value-type="float" office:value="0.78472226" calcext:value-type="float">
            <text:p>0.78472226</text:p>
          </table:table-cell>
          <table:table-cell office:value-type="float" office:value="0.77777785" calcext:value-type="float">
            <text:p>0.77777785</text:p>
          </table:table-cell>
          <table:table-cell/>
          <table:table-cell table:formula="of:=AVERAGE([.B2:.J2])" office:value-type="float" office:value="0.678564862222222" calcext:value-type="float">
            <text:p>0.678564862222222</text:p>
          </table:table-cell>
          <table:table-cell table:formula="of:=STDEV([.B2:.J2])" office:value-type="float" office:value="0.153442705056167" calcext:value-type="float">
            <text:p>0.153442705056167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73958339" calcext:value-type="float">
            <text:p>0.73958339</text:p>
          </table:table-cell>
          <table:table-cell office:value-type="float" office:value="0.55208335" calcext:value-type="float">
            <text:p>0.55208335</text:p>
          </table:table-cell>
          <table:table-cell office:value-type="float" office:value="0.75347229" calcext:value-type="float">
            <text:p>0.75347229</text:p>
          </table:table-cell>
          <table:table-cell office:value-type="float" office:value="0.53125005" calcext:value-type="float">
            <text:p>0.53125005</text:p>
          </table:table-cell>
          <table:table-cell office:value-type="float" office:value="0.84027784" calcext:value-type="float">
            <text:p>0.84027784</text:p>
          </table:table-cell>
          <table:table-cell office:value-type="float" office:value="0.56944449" calcext:value-type="float">
            <text:p>0.56944449</text:p>
          </table:table-cell>
          <table:table-cell office:value-type="float" office:value="0.74652784" calcext:value-type="float">
            <text:p>0.74652784</text:p>
          </table:table-cell>
          <table:table-cell office:value-type="float" office:value="0.80555561" calcext:value-type="float">
            <text:p>0.80555561</text:p>
          </table:table-cell>
          <table:table-cell office:value-type="float" office:value="0.7256945" calcext:value-type="float">
            <text:p>0.7256945</text:p>
          </table:table-cell>
          <table:table-cell/>
          <table:table-cell table:formula="of:=AVERAGE([.B3:.J3])" office:value-type="float" office:value="0.695987706666667" calcext:value-type="float">
            <text:p>0.695987706666667</text:p>
          </table:table-cell>
          <table:table-cell table:formula="of:=STDEV([.B3:.J3])" office:value-type="float" office:value="0.114742522996076" calcext:value-type="float">
            <text:p>0.114742522996076</text:p>
          </table:table-cell>
        </table:table-row>
        <table:table-row table:style-name="ro1">
          <table:table-cell office:value-type="string" calcext:value-type="string">
            <text:p>RNN + Attention CNN</text:p>
          </table:table-cell>
          <table:table-cell office:value-type="float" office:value="0.69791672" calcext:value-type="float">
            <text:p>0.69791672</text:p>
          </table:table-cell>
          <table:table-cell office:value-type="float" office:value="0.55902783" calcext:value-type="float">
            <text:p>0.55902783</text:p>
          </table:table-cell>
          <table:table-cell office:value-type="float" office:value="0.75000004" calcext:value-type="float">
            <text:p>0.75000004</text:p>
          </table:table-cell>
          <table:table-cell office:value-type="float" office:value="0.45486114" calcext:value-type="float">
            <text:p>0.45486114</text:p>
          </table:table-cell>
          <table:table-cell office:value-type="float" office:value="0.88541672" calcext:value-type="float">
            <text:p>0.88541672</text:p>
          </table:table-cell>
          <table:table-cell office:value-type="float" office:value="0.6180556" calcext:value-type="float">
            <text:p>0.6180556</text:p>
          </table:table-cell>
          <table:table-cell office:value-type="float" office:value="0.78125007" calcext:value-type="float">
            <text:p>0.78125007</text:p>
          </table:table-cell>
          <table:table-cell office:value-type="float" office:value="0.80902783" calcext:value-type="float">
            <text:p>0.80902783</text:p>
          </table:table-cell>
          <table:table-cell office:value-type="float" office:value="0.77430561" calcext:value-type="float">
            <text:p>0.77430561</text:p>
          </table:table-cell>
          <table:table-cell/>
          <table:table-cell table:formula="of:=AVERAGE([.B4:.J4])" office:value-type="float" office:value="0.703317951111111" calcext:value-type="float">
            <text:p>0.703317951111111</text:p>
          </table:table-cell>
          <table:table-cell table:formula="of:=STDEV([.B4:.J4])" office:value-type="float" office:value="0.135773565298023" calcext:value-type="float">
            <text:p>0.13577356529802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FBCSP – more Filters</text:p>
          </table:table-cell>
          <table:table-cell office:value-type="float" office:value="0.60416671" calcext:value-type="float">
            <text:p>0.60416671</text:p>
          </table:table-cell>
          <table:table-cell office:value-type="float" office:value="0.42361114" calcext:value-type="float">
            <text:p>0.42361114</text:p>
          </table:table-cell>
          <table:table-cell office:value-type="float" office:value="0.72569449" calcext:value-type="float">
            <text:p>0.72569449</text:p>
          </table:table-cell>
          <table:table-cell office:value-type="float" office:value="0.48611115" calcext:value-type="float">
            <text:p>0.48611115</text:p>
          </table:table-cell>
          <table:table-cell office:value-type="float" office:value="0.80555561" calcext:value-type="float">
            <text:p>0.80555561</text:p>
          </table:table-cell>
          <table:table-cell office:value-type="float" office:value="0.46527782" calcext:value-type="float">
            <text:p>0.46527782</text:p>
          </table:table-cell>
          <table:table-cell office:value-type="float" office:value="0.77430559" calcext:value-type="float">
            <text:p>0.77430559</text:p>
          </table:table-cell>
          <table:table-cell office:value-type="float" office:value="0.69444449" calcext:value-type="float">
            <text:p>0.69444449</text:p>
          </table:table-cell>
          <table:table-cell office:value-type="float" office:value="0.78472227" calcext:value-type="float">
            <text:p>0.78472227</text:p>
          </table:table-cell>
          <table:table-cell/>
          <table:table-cell table:formula="of:=AVERAGE([.B8:.J8])" office:value-type="float" office:value="0.640432141111111" calcext:value-type="float">
            <text:p>0.640432141111111</text:p>
          </table:table-cell>
          <table:table-cell table:formula="of:=STDEV([.B8:.J8])" office:value-type="float" office:value="0.149589035393028" calcext:value-type="float">
            <text:p>0.149589035393028</text:p>
          </table:table-cell>
        </table:table-row>
        <table:table-row table:style-name="ro1">
          <table:table-cell table:style-name="ce159" office:value-type="string" calcext:value-type="string">
            <text:p>FBCSP – EWMA</text:p>
          </table:table-cell>
          <table:table-cell office:value-type="float" office:value="0.69097227" calcext:value-type="float">
            <text:p>0.69097227</text:p>
          </table:table-cell>
          <table:table-cell office:value-type="float" office:value="0.5381945" calcext:value-type="float">
            <text:p>0.5381945</text:p>
          </table:table-cell>
          <table:table-cell office:value-type="float" office:value="0.81250006" calcext:value-type="float">
            <text:p>0.81250006</text:p>
          </table:table-cell>
          <table:table-cell office:value-type="float" office:value="0.56250005" calcext:value-type="float">
            <text:p>0.56250005</text:p>
          </table:table-cell>
          <table:table-cell office:value-type="float" office:value="0.63888895" calcext:value-type="float">
            <text:p>0.63888895</text:p>
          </table:table-cell>
          <table:table-cell office:value-type="float" office:value="0.62500005" calcext:value-type="float">
            <text:p>0.62500005</text:p>
          </table:table-cell>
          <table:table-cell office:value-type="float" office:value="0.84375003" calcext:value-type="float">
            <text:p>0.84375003</text:p>
          </table:table-cell>
          <table:table-cell office:value-type="float" office:value="0.87847226" calcext:value-type="float">
            <text:p>0.87847226</text:p>
          </table:table-cell>
          <table:table-cell office:value-type="float" office:value="0.79513895" calcext:value-type="float">
            <text:p>0.79513895</text:p>
          </table:table-cell>
          <table:table-cell/>
          <table:table-cell table:formula="of:=AVERAGE([.B9:.J9])" office:value-type="float" office:value="0.709490791111111" calcext:value-type="float">
            <text:p>0.709490791111111</text:p>
          </table:table-cell>
          <table:table-cell table:formula="of:=STDEV([.B9:.J9])" office:value-type="float" office:value="0.126462314000897" calcext:value-type="float">
            <text:p>0.126462314000897</text:p>
          </table:table-cell>
        </table:table-row>
        <table:table-row table:style-name="ro1">
          <table:table-cell table:style-name="ce159" office:value-type="string" calcext:value-type="string">
            <text:p>Attention LSTM – EWMA</text:p>
          </table:table-cell>
          <table:table-cell office:value-type="float" office:value="0.74652784" calcext:value-type="float">
            <text:p>0.74652784</text:p>
          </table:table-cell>
          <table:table-cell office:value-type="float" office:value="0.56250002" calcext:value-type="float">
            <text:p>0.56250002</text:p>
          </table:table-cell>
          <table:table-cell office:value-type="float" office:value="0.76736118" calcext:value-type="float">
            <text:p>0.76736118</text:p>
          </table:table-cell>
          <table:table-cell office:value-type="float" office:value="0.51388893" calcext:value-type="float">
            <text:p>0.51388893</text:p>
          </table:table-cell>
          <table:table-cell office:value-type="float" office:value="0.89930563" calcext:value-type="float">
            <text:p>0.89930563</text:p>
          </table:table-cell>
          <table:table-cell office:value-type="float" office:value="0.62500005" calcext:value-type="float">
            <text:p>0.62500005</text:p>
          </table:table-cell>
          <table:table-cell office:value-type="float" office:value="0.8506945" calcext:value-type="float">
            <text:p>0.8506945</text:p>
          </table:table-cell>
          <table:table-cell office:value-type="float" office:value="0.85763894" calcext:value-type="float">
            <text:p>0.85763894</text:p>
          </table:table-cell>
          <table:table-cell office:value-type="float" office:value="0.77083339" calcext:value-type="float">
            <text:p>0.77083339</text:p>
          </table:table-cell>
          <table:table-cell/>
          <table:table-cell table:formula="of:=AVERAGE([.B10:.J10])" office:value-type="float" office:value="0.732638942222222" calcext:value-type="float">
            <text:p>0.732638942222222</text:p>
          </table:table-cell>
          <table:table-cell table:formula="of:=STDEV([.B10:.J10])" office:value-type="float" office:value="0.13628196960773" calcext:value-type="float">
            <text:p>0.13628196960773</text:p>
          </table:table-cell>
        </table:table-row>
        <table:table-row table:style-name="ro1">
          <table:table-cell table:style-name="ce159" office:value-type="string" calcext:value-type="string">
            <text:p>SCNN – EWMA</text:p>
          </table:table-cell>
          <table:table-cell office:value-type="float" office:value="0.74666672" calcext:value-type="float">
            <text:p>0.74666672</text:p>
          </table:table-cell>
          <table:table-cell office:value-type="float" office:value="0.61111115" calcext:value-type="float">
            <text:p>0.61111115</text:p>
          </table:table-cell>
          <table:table-cell office:value-type="float" office:value="0.69097227" calcext:value-type="float">
            <text:p>0.69097227</text:p>
          </table:table-cell>
          <table:table-cell office:value-type="float" office:value="0.55208337" calcext:value-type="float">
            <text:p>0.55208337</text:p>
          </table:table-cell>
          <table:table-cell office:value-type="float" office:value="0.8680556" calcext:value-type="float">
            <text:p>0.8680556</text:p>
          </table:table-cell>
          <table:table-cell office:value-type="float" office:value="0.67361116" calcext:value-type="float">
            <text:p>0.67361116</text:p>
          </table:table-cell>
          <table:table-cell office:value-type="float" office:value="0.82986118" calcext:value-type="float">
            <text:p>0.82986118</text:p>
          </table:table-cell>
          <table:table-cell office:value-type="float" office:value="0.84027783" calcext:value-type="float">
            <text:p>0.84027783</text:p>
          </table:table-cell>
          <table:table-cell office:value-type="float" office:value="0.72569449" calcext:value-type="float">
            <text:p>0.72569449</text:p>
          </table:table-cell>
          <table:table-cell/>
          <table:table-cell table:formula="of:=AVERAGE([.B11:.J11])" office:value-type="float" office:value="0.72648153" calcext:value-type="float">
            <text:p>0.72648153</text:p>
          </table:table-cell>
          <table:table-cell table:formula="of:=STDEV([.B11:.J11])" office:value-type="float" office:value="0.107161942238073" calcext:value-type="float">
            <text:p>0.107161942238073</text:p>
          </table:table-cell>
        </table:table-row>
      </table:table>
      <table:table table:name="BCI IV 2A Single Subject Normal Cropping" table:style-name="ta1">
        <table:table-column table:style-name="co10" table:default-cell-style-name="Default"/>
        <table:table-column table:style-name="co3" table:number-columns-repeated="1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62500004" calcext:value-type="float">
            <text:p>0.62500004</text:p>
          </table:table-cell>
          <table:table-cell office:value-type="float" office:value="0.44444447" calcext:value-type="float">
            <text:p>0.44444447</text:p>
          </table:table-cell>
          <table:table-cell office:value-type="float" office:value="0.70486118" calcext:value-type="float">
            <text:p>0.70486118</text:p>
          </table:table-cell>
          <table:table-cell office:value-type="float" office:value="0.51736114" calcext:value-type="float">
            <text:p>0.51736114</text:p>
          </table:table-cell>
          <table:table-cell office:value-type="float" office:value="0.79166673" calcext:value-type="float">
            <text:p>0.79166673</text:p>
          </table:table-cell>
          <table:table-cell office:value-type="float" office:value="0.57986115" calcext:value-type="float">
            <text:p>0.57986115</text:p>
          </table:table-cell>
          <table:table-cell office:value-type="float" office:value="0.77083339" calcext:value-type="float">
            <text:p>0.77083339</text:p>
          </table:table-cell>
          <table:table-cell office:value-type="float" office:value="0.76000007" calcext:value-type="float">
            <text:p>0.76000007</text:p>
          </table:table-cell>
          <table:table-cell office:value-type="float" office:value="0.70833337" calcext:value-type="float">
            <text:p>0.70833337</text:p>
          </table:table-cell>
          <table:table-cell table:formula="of:=AVERAGE([.B2:.J2])" office:value-type="float" office:value="0.655817948888889" calcext:value-type="float">
            <text:p>0.655817948888889</text:p>
          </table:table-cell>
          <table:table-cell table:formula="of:=STDEV([.B2:.J2])" office:value-type="float" office:value="0.121587766482632" calcext:value-type="float">
            <text:p>0.121587766482632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table:number-columns-repeated="9"/>
          <table:table-cell table:formula="of:=AVERAGE([.B3:.J3])" office:value-type="string" office:string-value="" calcext:value-type="error">
            <text:p>#DIV/0!</text:p>
          </table:table-cell>
          <table:table-cell table:formula="of:=STDEV([.B3:.J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NN</text:p>
          </table:table-cell>
          <table:table-cell table:number-columns-repeated="9"/>
          <table:table-cell table:formula="of:=AVERAGE([.B4:.J4])" office:value-type="string" office:string-value="" calcext:value-type="error">
            <text:p>#DIV/0!</text:p>
          </table:table-cell>
          <table:table-cell table:formula="of:=STDEV([.B4:.J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ttention LSTM</text:p>
          </table:table-cell>
          <table:table-cell office:value-type="float" office:value="0.690972222222222" calcext:value-type="float">
            <text:p>0.690972222222222</text:p>
          </table:table-cell>
          <table:table-cell office:value-type="float" office:value="0.409722222222222" calcext:value-type="float">
            <text:p>0.409722222222222</text:p>
          </table:table-cell>
          <table:table-cell office:value-type="float" office:value="0.673611111111111" calcext:value-type="float">
            <text:p>0.673611111111111</text:p>
          </table:table-cell>
          <table:table-cell office:value-type="float" office:value="0.493055555555556" calcext:value-type="float">
            <text:p>0.493055555555556</text:p>
          </table:table-cell>
          <table:table-cell office:value-type="float" office:value="0.753472222222222" calcext:value-type="float">
            <text:p>0.753472222222222</text:p>
          </table:table-cell>
          <table:table-cell office:value-type="float" office:value="0.427083333333333" calcext:value-type="float">
            <text:p>0.427083333333333</text:p>
          </table:table-cell>
          <table:table-cell office:value-type="float" office:value="0.694444444444444" calcext:value-type="float">
            <text:p>0.694444444444444</text:p>
          </table:table-cell>
          <table:table-cell office:value-type="float" office:value="0.746527777777778" calcext:value-type="float">
            <text:p>0.746527777777778</text:p>
          </table:table-cell>
          <table:table-cell office:value-type="float" office:value="0.541666666666667" calcext:value-type="float">
            <text:p>0.541666666666667</text:p>
          </table:table-cell>
          <table:table-cell table:formula="of:=AVERAGE([.B5:.J5])" office:value-type="float" office:value="0.603395061728395" calcext:value-type="float">
            <text:p>0.603395061728395</text:p>
          </table:table-cell>
          <table:table-cell table:formula="of:=STDEV([.B5:.J5])" office:value-type="float" office:value="0.136235259267294" calcext:value-type="float">
            <text:p>0.136235259267294</text:p>
          </table:table-cell>
        </table:table-row>
      </table:table>
      <table:table table:name="BCI IV 2A Single Subject Uniform Cropping" table:style-name="ta1">
        <table:table-column table:style-name="co10" table:default-cell-style-name="Default"/>
        <table:table-column table:style-name="co3" table:number-columns-repeated="1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62500004" calcext:value-type="float">
            <text:p>0.62500004</text:p>
          </table:table-cell>
          <table:table-cell office:value-type="float" office:value="0.44444447" calcext:value-type="float">
            <text:p>0.44444447</text:p>
          </table:table-cell>
          <table:table-cell office:value-type="float" office:value="0.70486118" calcext:value-type="float">
            <text:p>0.70486118</text:p>
          </table:table-cell>
          <table:table-cell office:value-type="float" office:value="0.51736114" calcext:value-type="float">
            <text:p>0.51736114</text:p>
          </table:table-cell>
          <table:table-cell office:value-type="float" office:value="0.79166673" calcext:value-type="float">
            <text:p>0.79166673</text:p>
          </table:table-cell>
          <table:table-cell office:value-type="float" office:value="0.57986115" calcext:value-type="float">
            <text:p>0.57986115</text:p>
          </table:table-cell>
          <table:table-cell office:value-type="float" office:value="0.77083339" calcext:value-type="float">
            <text:p>0.77083339</text:p>
          </table:table-cell>
          <table:table-cell office:value-type="float" office:value="0.76000007" calcext:value-type="float">
            <text:p>0.76000007</text:p>
          </table:table-cell>
          <table:table-cell office:value-type="float" office:value="0.70833337" calcext:value-type="float">
            <text:p>0.70833337</text:p>
          </table:table-cell>
          <table:table-cell table:formula="of:=AVERAGE([.B2:.J2])" office:value-type="float" office:value="0.655817948888889" calcext:value-type="float">
            <text:p>0.655817948888889</text:p>
          </table:table-cell>
          <table:table-cell table:formula="of:=STDEV([.B2:.J2])" office:value-type="float" office:value="0.121587766482632" calcext:value-type="float">
            <text:p>0.121587766482632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24808128" calcext:value-type="float">
            <text:p>0.24808128</text:p>
          </table:table-cell>
          <table:table-cell office:value-type="float" office:value="0.37450103" calcext:value-type="float">
            <text:p>0.37450103</text:p>
          </table:table-cell>
          <table:table-cell office:value-type="float" office:value="0.25" calcext:value-type="float">
            <text:p>0.25</text:p>
          </table:table-cell>
          <table:table-cell office:value-type="float" office:value="0.63635802" calcext:value-type="float">
            <text:p>0.63635802</text:p>
          </table:table-cell>
          <table:table-cell office:value-type="float" office:value="0.51208333" calcext:value-type="float">
            <text:p>0.51208333</text:p>
          </table:table-cell>
          <table:table-cell office:value-type="float" office:value="0.38537551" calcext:value-type="float">
            <text:p>0.38537551</text:p>
          </table:table-cell>
          <table:table-cell table:formula="of:=AVERAGE([.B3:.J3])" office:value-type="float" office:value="0.350711018888889" calcext:value-type="float">
            <text:p>0.350711018888889</text:p>
          </table:table-cell>
          <table:table-cell table:formula="of:=STDEV([.B3:.J3])" office:value-type="float" office:value="0.141645033541917" calcext:value-type="float">
            <text:p>0.141645033541917</text:p>
          </table:table-cell>
        </table:table-row>
        <table:table-row table:style-name="ro1">
          <table:table-cell office:value-type="string" calcext:value-type="string">
            <text:p>Attention LSTM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552083333333333" calcext:value-type="float">
            <text:p>0.552083333333333</text:p>
          </table:table-cell>
          <table:table-cell office:value-type="float" office:value="0.795138888888889" calcext:value-type="float">
            <text:p>0.795138888888889</text:p>
          </table:table-cell>
          <table:table-cell office:value-type="float" office:value="0.423611111111111" calcext:value-type="float">
            <text:p>0.423611111111111</text:p>
          </table:table-cell>
          <table:table-cell office:value-type="float" office:value="0.798611111111111" calcext:value-type="float">
            <text:p>0.798611111111111</text:p>
          </table:table-cell>
          <table:table-cell office:value-type="float" office:value="0.461805555555556" calcext:value-type="float">
            <text:p>0.461805555555556</text:p>
          </table:table-cell>
          <table:table-cell office:value-type="float" office:value="0.857638888888889" calcext:value-type="float">
            <text:p>0.857638888888889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39583333333333" calcext:value-type="float">
            <text:p>0.739583333333333</text:p>
          </table:table-cell>
          <table:table-cell table:formula="of:=AVERAGE([.B4:.J4])" office:value-type="float" office:value="0.665895061728395" calcext:value-type="float">
            <text:p>0.665895061728395</text:p>
          </table:table-cell>
          <table:table-cell table:formula="of:=STDEV([.B4:.J4])" office:value-type="float" office:value="0.171750250899336" calcext:value-type="float">
            <text:p>0.171750250899336</text:p>
          </table:table-cell>
        </table:table-row>
      </table:table>
      <table:table table:name="Dataset" table:style-name="ta1">
        <table:table-column table:style-name="co11" table:default-cell-style-name="ce22"/>
        <table:table-column table:style-name="co12" table:default-cell-style-name="ce23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3" table:default-cell-style-name="Default"/>
        <table:table-column table:style-name="co6" table:default-cell-style-name="Default"/>
        <table:table-column table:style-name="co16" table:default-cell-style-name="ce22"/>
        <table:table-column table:style-name="co3" table:default-cell-style-name="ce23"/>
        <table:table-column table:style-name="co3" table:number-columns-repeated="2" table:default-cell-style-name="ce22"/>
        <table:table-column table:style-name="co3" table:number-columns-repeated="4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row table:style-name="ro2"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age</text:p>
          </table:table-cell>
          <table:table-cell table:style-name="ce21" office:value-type="string" calcext:value-type="string">
            <text:p>sex</text:p>
          </table:table-cell>
          <table:table-cell table:style-name="ce21" office:value-type="string" calcext:value-type="string">
            <text:p>edinburgh handedness</text:p>
          </table:table-cell>
          <table:table-cell table:style-name="ce21" office:value-type="string" calcext:value-type="string">
            <text:p>hand (self report)</text:p>
          </table:table-cell>
          <table:table-cell table:style-name="ce21" office:value-type="string" calcext:value-type="string">
            <text:p>WNV_FSIQ</text:p>
          </table:table-cell>
          <table:table-cell table:number-columns-repeated="2"/>
          <table:table-cell table:style-name="ce25" office:value-type="string" calcext:value-type="string">
            <text:p>Age Distribution</text:p>
          </table:table-cell>
          <table:table-cell table:style-name="Default" table:number-columns-repeated="3"/>
          <table:table-cell table:number-columns-repeated="7"/>
        </table:table-row>
        <table:table-row table:style-name="ro3">
          <table:table-cell office:value-type="string" calcext:value-type="string">
            <text:p>Cc_06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159" office:value-type="string" calcext:value-type="string">
            <text:p>Age 4_5</text:p>
          </table:table-cell>
          <table:table-cell table:style-name="ce159" office:value-type="string" calcext:value-type="string">
            <text:p>Age 6_7</text:p>
          </table:table-cell>
          <table:table-cell table:style-name="ce159" office:value-type="string" calcext:value-type="string">
            <text:p>Age 8_9</text:p>
          </table:table-cell>
          <table:table-cell table:style-name="ce159" office:value-type="string" calcext:value-type="string">
            <text:p>Age 10_11</text:p>
          </table:table-cell>
          <table:table-cell table:style-name="ce159" office:value-type="string" calcext:value-type="string">
            <text:p>Age 12_13</text:p>
          </table:table-cell>
          <table:table-cell table:style-name="ce159" office:value-type="string" calcext:value-type="string">
            <text:p>Age 14_15</text:p>
          </table:table-cell>
          <table:table-cell table:style-name="ce159" office:value-type="string" calcext:value-type="string">
            <text:p>Age 16_18</text:p>
          </table:table-cell>
          <table:table-cell table:style-name="ce28" office:value-type="string" calcext:value-type="string">
            <text:p>Tota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3</text:p>
          </table:table-cell>
          <table:table-cell office:value-type="float" office:value="4.41729581331503" calcext:value-type="float">
            <text:p>4.42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Whole Dataset</text:p>
          </table:table-cell>
          <table:table-cell table:style-name="ce258" table:formula="of:=COUNTIFS([.B2:.B96];&quot;&gt;=4&quot;;[.B2:.B96]; &quot;&lt;6&quot;)" office:value-type="float" office:value="15" calcext:value-type="float">
            <text:p>15</text:p>
          </table:table-cell>
          <table:table-cell table:style-name="ce258" table:formula="of:=COUNTIFS([.B2:.B96];&quot;&gt;=6&quot;;[.B2:.B96]; &quot;&lt;8&quot;)" office:value-type="float" office:value="14" calcext:value-type="float">
            <text:p>14</text:p>
          </table:table-cell>
          <table:table-cell table:style-name="ce258" table:formula="of:=COUNTIFS([.B2:.B96];&quot;&gt;=8&quot;;[.B2:.B96]; &quot;&lt;10&quot;)" office:value-type="float" office:value="13" calcext:value-type="float">
            <text:p>13</text:p>
          </table:table-cell>
          <table:table-cell table:style-name="ce55" table:formula="of:=COUNTIFS([.B2:.B96];&quot;&gt;=10&quot;;[.B2:.B96]; &quot;&lt;12&quot;)" office:value-type="float" office:value="14" calcext:value-type="float">
            <text:p>14</text:p>
          </table:table-cell>
          <table:table-cell table:style-name="ce62" table:formula="of:=COUNTIFS([.B2:.B96];&quot;&gt;=12&quot;;[.B2:.B96]; &quot;&lt;14&quot;)" office:value-type="float" office:value="16" calcext:value-type="float">
            <text:p>16</text:p>
          </table:table-cell>
          <table:table-cell table:style-name="ce258" table:formula="of:=COUNTIFS([.B2:.B96];&quot;&gt;=14&quot;;[.B2:.B96]; &quot;&lt;16&quot;)" office:value-type="float" office:value="10" calcext:value-type="float">
            <text:p>10</text:p>
          </table:table-cell>
          <table:table-cell table:style-name="ce55" table:formula="of:=COUNTIFS([.B2:.B96];&quot;&gt;=16&quot;;[.B2:.B96]; &quot;&lt;19&quot;)" office:value-type="float" office:value="13" calcext:value-type="float">
            <text:p>13</text:p>
          </table:table-cell>
          <table:table-cell table:style-name="ce164" table:formula="of:=SUM([.I3:.O3])" office:value-type="float" office:value="95" calcext:value-type="float">
            <text:p>9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91 </text:p>
          </table:table-cell>
          <table:table-cell office:value-type="float" office:value="4.46671242278655" calcext:value-type="float">
            <text:p>4.47 </text:p>
          </table:table-cell>
          <table:table-cell office:value-type="string" calcext:value-type="string">
            <text:p>F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Test Set</text:p>
          </table:table-cell>
          <table:table-cell table:style-name="ce259" table:formula="of:=COUNTIFS([.J19:.J27];&quot;&gt;=4&quot;;[.J19:.J27]; &quot;&lt;6&quot;)" office:value-type="float" office:value="2" calcext:value-type="float">
            <text:p>2</text:p>
          </table:table-cell>
          <table:table-cell table:style-name="ce259" table:formula="of:=COUNTIFS([.J19:.J27];&quot;&gt;=6&quot;;[.J19:.J27]; &quot;&lt;8&quot;)" office:value-type="float" office:value="1" calcext:value-type="float">
            <text:p>1</text:p>
          </table:table-cell>
          <table:table-cell table:style-name="ce259" table:formula="of:=COUNTIFS([.J19:.J27];&quot;&gt;=8&quot;;[.J19:.J27]; &quot;&lt;10&quot;)" office:value-type="float" office:value="1" calcext:value-type="float">
            <text:p>1</text:p>
          </table:table-cell>
          <table:table-cell table:style-name="ce259" table:formula="of:=COUNTIFS([.J19:.J27];&quot;&gt;=10&quot;;[.J19:.J27]; &quot;&lt;12&quot;)" office:value-type="float" office:value="1" calcext:value-type="float">
            <text:p>1</text:p>
          </table:table-cell>
          <table:table-cell table:style-name="ce259" table:formula="of:=COUNTIFS([.J19:.J27];&quot;&gt;=12&quot;;[.J19:.J27]; &quot;&lt;14&quot;)" office:value-type="float" office:value="2" calcext:value-type="float">
            <text:p>2</text:p>
          </table:table-cell>
          <table:table-cell table:style-name="ce259" table:formula="of:=COUNTIFS([.J19:.J27];&quot;&gt;=14&quot;;[.J19:.J27]; &quot;&lt;16&quot;)" office:value-type="float" office:value="1" calcext:value-type="float">
            <text:p>1</text:p>
          </table:table-cell>
          <table:table-cell table:style-name="ce259" table:formula="of:=COUNTIFS([.J19:.J27];&quot;&gt;=16&quot;;[.J19:.J27]; &quot;&lt;19&quot;)" office:value-type="float" office:value="1" calcext:value-type="float">
            <text:p>1</text:p>
          </table:table-cell>
          <table:table-cell table:style-name="ce164" table:formula="of:=SUM([.I4:.O4]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33</text:p>
          </table:table-cell>
          <table:table-cell office:value-type="float" office:value="4.75772134522993" calcext:value-type="float">
            <text:p>4.76 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Fold 1</text:p>
          </table:table-cell>
          <table:table-cell table:style-name="ce259" table:formula="of:=COUNTIFS([.J32:.J40];&quot;&gt;=4&quot;;[.J32:.J40]; &quot;&lt;6&quot;)" office:value-type="float" office:value="1" calcext:value-type="float">
            <text:p>1</text:p>
          </table:table-cell>
          <table:table-cell table:style-name="ce259" table:formula="of:=COUNTIFS([.J32:.J40];&quot;&gt;=6&quot;;[.J32:.J40]; &quot;&lt;8&quot;)" office:value-type="float" office:value="1" calcext:value-type="float">
            <text:p>1</text:p>
          </table:table-cell>
          <table:table-cell table:style-name="ce259" table:formula="of:=COUNTIFS([.J32:.J40];&quot;&gt;=8&quot;;[.J32:.J40]; &quot;&lt;10&quot;)" office:value-type="float" office:value="1" calcext:value-type="float">
            <text:p>1</text:p>
          </table:table-cell>
          <table:table-cell table:style-name="ce259" table:formula="of:=COUNTIFS([.J32:.J40];&quot;&gt;=10&quot;;[.J32:.J40]; &quot;&lt;12&quot;)" office:value-type="float" office:value="2" calcext:value-type="float">
            <text:p>2</text:p>
          </table:table-cell>
          <table:table-cell table:style-name="ce259" table:formula="of:=COUNTIFS([.J32:.J40];&quot;&gt;=12&quot;;[.J32:.J40]; &quot;&lt;14&quot;)" office:value-type="float" office:value="1" calcext:value-type="float">
            <text:p>1</text:p>
          </table:table-cell>
          <table:table-cell table:style-name="ce259" table:formula="of:=COUNTIFS([.J32:.J40];&quot;&gt;=14&quot;;[.J32:.J40]; &quot;&lt;16&quot;)" office:value-type="float" office:value="0" calcext:value-type="float">
            <text:p>0</text:p>
          </table:table-cell>
          <table:table-cell table:style-name="ce259" table:formula="of:=COUNTIFS([.J32:.J40];&quot;&gt;=16&quot;;[.J32:.J40]; &quot;&lt;19&quot;)" office:value-type="float" office:value="3" calcext:value-type="float">
            <text:p>3</text:p>
          </table:table-cell>
          <table:table-cell table:style-name="ce164" table:formula="of:=SUM([.I5:.O5]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2*4.9yrsold</text:p>
          </table:table-cell>
          <table:table-cell office:value-type="float" office:value="4.84008236101579" calcext:value-type="float">
            <text:p>4.84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48" office:value-type="string" calcext:value-type="string">
            <text:p>Fold 2</text:p>
          </table:table-cell>
          <table:table-cell table:style-name="ce259" table:formula="of:=COUNTIFS([.J45:.J53];&quot;&gt;=4&quot;;[.J45:.J53]; &quot;&lt;6&quot;)" office:value-type="float" office:value="0" calcext:value-type="float">
            <text:p>0</text:p>
          </table:table-cell>
          <table:table-cell table:style-name="ce259" table:formula="of:=COUNTIFS([.J45:.J53];&quot;&gt;=6&quot;;[.J45:.J53]; &quot;&lt;8&quot;)" office:value-type="float" office:value="2" calcext:value-type="float">
            <text:p>2</text:p>
          </table:table-cell>
          <table:table-cell table:style-name="ce259" table:formula="of:=COUNTIFS([.J45:.J53];&quot;&gt;=8&quot;;[.J45:.J53]; &quot;&lt;10&quot;)" office:value-type="float" office:value="3" calcext:value-type="float">
            <text:p>3</text:p>
          </table:table-cell>
          <table:table-cell table:style-name="ce259" table:formula="of:=COUNTIFS([.J45:.J53];&quot;&gt;=10&quot;;[.J45:.J53]; &quot;&lt;12&quot;)" office:value-type="float" office:value="2" calcext:value-type="float">
            <text:p>2</text:p>
          </table:table-cell>
          <table:table-cell table:style-name="ce259" table:formula="of:=COUNTIFS([.J45:.J53];&quot;&gt;=12&quot;;[.J45:.J53]; &quot;&lt;14&quot;)" office:value-type="float" office:value="0" calcext:value-type="float">
            <text:p>0</text:p>
          </table:table-cell>
          <table:table-cell table:style-name="ce259" table:formula="of:=COUNTIFS([.J45:.J53];&quot;&gt;=14&quot;;[.J45:.J53]; &quot;&lt;16&quot;)" office:value-type="float" office:value="1" calcext:value-type="float">
            <text:p>1</text:p>
          </table:table-cell>
          <table:table-cell table:style-name="ce259" table:formula="of:=COUNTIFS([.J45:.J53];&quot;&gt;=16&quot;;[.J45:.J53]; &quot;&lt;19&quot;)" office:value-type="float" office:value="1" calcext:value-type="float">
            <text:p>1</text:p>
          </table:table-cell>
          <table:table-cell table:style-name="ce164" table:formula="of:=SUM([.I6:.O6]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90</text:p>
          </table:table-cell>
          <table:table-cell office:value-type="float" office:value="5.72958133150309" calcext:value-type="float">
            <text:p>5.7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old 3</text:p>
          </table:table-cell>
          <table:table-cell table:style-name="ce259" table:formula="of:=COUNTIFS([.J58:.J66];&quot;&gt;=4&quot;;[.J58:.J66]; &quot;&lt;6&quot;)" office:value-type="float" office:value="1" calcext:value-type="float">
            <text:p>1</text:p>
          </table:table-cell>
          <table:table-cell table:style-name="ce259" table:formula="of:=COUNTIFS([.J58:.J66];&quot;&gt;=6&quot;;[.J58:.J66]; &quot;&lt;8&quot;)" office:value-type="float" office:value="1" calcext:value-type="float">
            <text:p>1</text:p>
          </table:table-cell>
          <table:table-cell table:style-name="ce259" table:formula="of:=COUNTIFS([.J58:.J66];&quot;&gt;=8&quot;;[.J58:.J66]; &quot;&lt;10&quot;)" office:value-type="float" office:value="0" calcext:value-type="float">
            <text:p>0</text:p>
          </table:table-cell>
          <table:table-cell table:style-name="ce259" table:formula="of:=COUNTIFS([.J58:.J66];&quot;&gt;=10&quot;;[.J58:.J66]; &quot;&lt;12&quot;)" office:value-type="float" office:value="1" calcext:value-type="float">
            <text:p>1</text:p>
          </table:table-cell>
          <table:table-cell table:style-name="ce259" table:formula="of:=COUNTIFS([.J58:.J66];&quot;&gt;=12&quot;;[.J58:.J66]; &quot;&lt;14&quot;)" office:value-type="float" office:value="3" calcext:value-type="float">
            <text:p>3</text:p>
          </table:table-cell>
          <table:table-cell table:style-name="ce259" table:formula="of:=COUNTIFS([.J58:.J66];&quot;&gt;=14&quot;;[.J58:.J66]; &quot;&lt;16&quot;)" office:value-type="float" office:value="0" calcext:value-type="float">
            <text:p>0</text:p>
          </table:table-cell>
          <table:table-cell table:style-name="ce259" table:formula="of:=COUNTIFS([.J58:.J66];&quot;&gt;=16&quot;;[.J58:.J66]; &quot;&lt;19&quot;)" office:value-type="float" office:value="3" calcext:value-type="float">
            <text:p>3</text:p>
          </table:table-cell>
          <table:table-cell table:style-name="ce164" table:formula="of:=SUM([.I7:.O7]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38</text:p>
          </table:table-cell>
          <table:table-cell office:value-type="float" office:value="6.08098833218943" calcext:value-type="float">
            <text:p>6.08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8" office:value-type="string" calcext:value-type="string">
            <text:p>Fold 4</text:p>
          </table:table-cell>
          <table:table-cell table:style-name="ce259" table:formula="of:=COUNTIFS([.J71:.J78];&quot;&gt;=4&quot;;[.J71:.J78]; &quot;&lt;6&quot;)" office:value-type="float" office:value="3" calcext:value-type="float">
            <text:p>3</text:p>
          </table:table-cell>
          <table:table-cell table:style-name="ce259" table:formula="of:=COUNTIFS([.J71:.J78];&quot;&gt;=6&quot;;[.J71:.J78]; &quot;&lt;8&quot;)" office:value-type="float" office:value="0" calcext:value-type="float">
            <text:p>0</text:p>
          </table:table-cell>
          <table:table-cell table:style-name="ce259" table:formula="of:=COUNTIFS([.J71:.J78];&quot;&gt;=8&quot;;[.J71:.J78]; &quot;&lt;10&quot;)" office:value-type="float" office:value="1" calcext:value-type="float">
            <text:p>1</text:p>
          </table:table-cell>
          <table:table-cell table:style-name="ce259" table:formula="of:=COUNTIFS([.J71:.J78];&quot;&gt;=10&quot;;[.J71:.J78]; &quot;&lt;12&quot;)" office:value-type="float" office:value="1" calcext:value-type="float">
            <text:p>1</text:p>
          </table:table-cell>
          <table:table-cell table:style-name="ce259" table:formula="of:=COUNTIFS([.J71:.J78];&quot;&gt;=12&quot;;[.J71:.J78]; &quot;&lt;14&quot;)" office:value-type="float" office:value="1" calcext:value-type="float">
            <text:p>1</text:p>
          </table:table-cell>
          <table:table-cell table:style-name="ce259" table:formula="of:=COUNTIFS([.J71:.J78];&quot;&gt;=14&quot;;[.J71:.J78]; &quot;&lt;16&quot;)" office:value-type="float" office:value="2" calcext:value-type="float">
            <text:p>2</text:p>
          </table:table-cell>
          <table:table-cell table:style-name="ce259" table:formula="of:=COUNTIFS([.J71:.J78];&quot;&gt;=16&quot;;[.J71:.J78]; &quot;&lt;19&quot;)" office:value-type="float" office:value="0" calcext:value-type="float">
            <text:p>0</text:p>
          </table:table-cell>
          <table:table-cell table:style-name="ce164" table:formula="of:=SUM([.I8:.O8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8</text:p>
          </table:table-cell>
          <table:table-cell office:value-type="float" office:value="6.30336307481126" calcext:value-type="float">
            <text:p>6.30 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48" office:value-type="string" calcext:value-type="string">
            <text:p>Fold 5</text:p>
          </table:table-cell>
          <table:table-cell table:style-name="ce259" table:formula="of:=COUNTIFS([.J83:.J90];&quot;&gt;=4&quot;;[.J83:.J90]; &quot;&lt;6&quot;)" office:value-type="float" office:value="0" calcext:value-type="float">
            <text:p>0</text:p>
          </table:table-cell>
          <table:table-cell table:style-name="ce259" table:formula="of:=COUNTIFS([.J83:.J90];&quot;&gt;=6&quot;;[.J83:.J90]; &quot;&lt;8&quot;)" office:value-type="float" office:value="1" calcext:value-type="float">
            <text:p>1</text:p>
          </table:table-cell>
          <table:table-cell table:style-name="ce259" table:formula="of:=COUNTIFS([.J83:.J90];&quot;&gt;=8&quot;;[.J83:.J90]; &quot;&lt;10&quot;)" office:value-type="float" office:value="0" calcext:value-type="float">
            <text:p>0</text:p>
          </table:table-cell>
          <table:table-cell table:style-name="ce259" table:formula="of:=COUNTIFS([.J83:.J90];&quot;&gt;=10&quot;;[.J83:.J90]; &quot;&lt;12&quot;)" office:value-type="float" office:value="2" calcext:value-type="float">
            <text:p>2</text:p>
          </table:table-cell>
          <table:table-cell table:style-name="ce259" table:formula="of:=COUNTIFS([.J83:.J90];&quot;&gt;=12&quot;;[.J83:.J90]; &quot;&lt;14&quot;)" office:value-type="float" office:value="1" calcext:value-type="float">
            <text:p>1</text:p>
          </table:table-cell>
          <table:table-cell table:style-name="ce259" table:formula="of:=COUNTIFS([.J83:.J90];&quot;&gt;=14&quot;;[.J83:.J90]; &quot;&lt;16&quot;)" office:value-type="float" office:value="1" calcext:value-type="float">
            <text:p>1</text:p>
          </table:table-cell>
          <table:table-cell table:style-name="ce259" table:formula="of:=COUNTIFS([.J83:.J90];&quot;&gt;=16&quot;;[.J83:.J90]; &quot;&lt;19&quot;)" office:value-type="float" office:value="3" calcext:value-type="float">
            <text:p>3</text:p>
          </table:table-cell>
          <table:table-cell table:style-name="ce164" table:formula="of:=SUM([.I9:.O9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0</text:p>
          </table:table-cell>
          <table:table-cell office:value-type="float" office:value="6.41866849691146" calcext:value-type="float">
            <text:p>6.42 </text:p>
          </table:table-cell>
          <table:table-cell office:value-type="string" calcext:value-type="string">
            <text:p>F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Fold 6</text:p>
          </table:table-cell>
          <table:table-cell table:style-name="ce260" table:formula="of:=COUNTIFS([.P32:.P39];&quot;&gt;=4&quot;;[.P32:.P39]; &quot;&lt;6&quot;)" office:value-type="float" office:value="1" calcext:value-type="float">
            <text:p>1</text:p>
          </table:table-cell>
          <table:table-cell table:style-name="ce260" table:formula="of:=COUNTIFS([.P32:.P39];&quot;&gt;=6&quot;;[.P32:.P39]; &quot;&lt;8&quot;)" office:value-type="float" office:value="1" calcext:value-type="float">
            <text:p>1</text:p>
          </table:table-cell>
          <table:table-cell table:style-name="ce260" table:formula="of:=COUNTIFS([.P32:.P39];&quot;&gt;=8&quot;;[.P32:.P39]; &quot;&lt;10&quot;)" office:value-type="float" office:value="1" calcext:value-type="float">
            <text:p>1</text:p>
          </table:table-cell>
          <table:table-cell table:style-name="ce260" table:formula="of:=COUNTIFS([.P32:.P39];&quot;&gt;=10&quot;;[.P32:.P39]; &quot;&lt;12&quot;)" office:value-type="float" office:value="2" calcext:value-type="float">
            <text:p>2</text:p>
          </table:table-cell>
          <table:table-cell table:style-name="ce260" table:formula="of:=COUNTIFS([.P32:.P39];&quot;&gt;=12&quot;;[.P32:.P39]; &quot;&lt;14&quot;)" office:value-type="float" office:value="2" calcext:value-type="float">
            <text:p>2</text:p>
          </table:table-cell>
          <table:table-cell table:style-name="ce260" table:formula="of:=COUNTIFS([.P32:.P39];&quot;&gt;=14&quot;;[.P32:.P39]; &quot;&lt;16&quot;)" office:value-type="float" office:value="1" calcext:value-type="float">
            <text:p>1</text:p>
          </table:table-cell>
          <table:table-cell table:style-name="ce260" table:formula="of:=COUNTIFS([.P32:.P39];&quot;&gt;=16&quot;;[.P32:.P39]; &quot;&lt;19&quot;)" office:value-type="float" office:value="0" calcext:value-type="float">
            <text:p>0</text:p>
          </table:table-cell>
          <table:table-cell table:style-name="ce164" table:formula="of:=SUM([.I10:.O10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60</text:p>
          </table:table-cell>
          <table:table-cell office:value-type="float" office:value="6.50102951269732" calcext:value-type="float">
            <text:p>6.50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old 7</text:p>
          </table:table-cell>
          <table:table-cell table:style-name="ce261" table:formula="of:=COUNTIFS([.P45:.P52];&quot;&gt;=4&quot;;[.P45:.P52]; &quot;&lt;6&quot;)" office:value-type="float" office:value="2" calcext:value-type="float">
            <text:p>2</text:p>
          </table:table-cell>
          <table:table-cell table:style-name="ce261" table:formula="of:=COUNTIFS([.P45:.P52];&quot;&gt;=6&quot;;[.P45:.P52]; &quot;&lt;8&quot;)" office:value-type="float" office:value="1" calcext:value-type="float">
            <text:p>1</text:p>
          </table:table-cell>
          <table:table-cell table:style-name="ce261" table:formula="of:=COUNTIFS([.P45:.P52];&quot;&gt;=8&quot;;[.P45:.P52]; &quot;&lt;10&quot;)" office:value-type="float" office:value="2" calcext:value-type="float">
            <text:p>2</text:p>
          </table:table-cell>
          <table:table-cell table:style-name="ce261" table:formula="of:=COUNTIFS([.P45:.P52];&quot;&gt;=10&quot;;[.P45:.P52]; &quot;&lt;12&quot;)" office:value-type="float" office:value="1" calcext:value-type="float">
            <text:p>1</text:p>
          </table:table-cell>
          <table:table-cell table:style-name="ce261" table:formula="of:=COUNTIFS([.P45:.P52];&quot;&gt;=12&quot;;[.P45:.P52]; &quot;&lt;14&quot;)" office:value-type="float" office:value="1" calcext:value-type="float">
            <text:p>1</text:p>
          </table:table-cell>
          <table:table-cell table:style-name="ce261" table:formula="of:=COUNTIFS([.P45:.P52];&quot;&gt;=14&quot;;[.P45:.P52]; &quot;&lt;16&quot;)" office:value-type="float" office:value="1" calcext:value-type="float">
            <text:p>1</text:p>
          </table:table-cell>
          <table:table-cell table:style-name="ce261" table:formula="of:=COUNTIFS([.P45:.P52];&quot;&gt;=16&quot;;[.P45:.P52]; &quot;&lt;19&quot;)" office:value-type="float" office:value="0" calcext:value-type="float">
            <text:p>0</text:p>
          </table:table-cell>
          <table:table-cell table:style-name="ce164" table:formula="of:=SUM([.I11:.O11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40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F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48" office:value-type="string" calcext:value-type="string">
            <text:p>Fold 8</text:p>
          </table:table-cell>
          <table:table-cell table:style-name="ce262" table:formula="of:=COUNTIFS([.P58:.P65];&quot;&gt;=4&quot;;[.P58:.P65]; &quot;&lt;6&quot;)" office:value-type="float" office:value="0" calcext:value-type="float">
            <text:p>0</text:p>
          </table:table-cell>
          <table:table-cell table:style-name="ce262" table:formula="of:=COUNTIFS([.P58:.P65];&quot;&gt;=6&quot;;[.P58:.P65]; &quot;&lt;8&quot;)" office:value-type="float" office:value="2" calcext:value-type="float">
            <text:p>2</text:p>
          </table:table-cell>
          <table:table-cell table:style-name="ce262" table:formula="of:=COUNTIFS([.P58:.P65];&quot;&gt;=8&quot;;[.P58:.P65]; &quot;&lt;10&quot;)" office:value-type="float" office:value="3" calcext:value-type="float">
            <text:p>3</text:p>
          </table:table-cell>
          <table:table-cell table:style-name="ce262" table:formula="of:=COUNTIFS([.P58:.P65];&quot;&gt;=10&quot;;[.P58:.P65]; &quot;&lt;12&quot;)" office:value-type="float" office:value="1" calcext:value-type="float">
            <text:p>1</text:p>
          </table:table-cell>
          <table:table-cell table:style-name="ce262" table:formula="of:=COUNTIFS([.P58:.P65];&quot;&gt;=12&quot;;[.P58:.P65]; &quot;&lt;14&quot;)" office:value-type="float" office:value="1" calcext:value-type="float">
            <text:p>1</text:p>
          </table:table-cell>
          <table:table-cell table:style-name="ce262" table:formula="of:=COUNTIFS([.P58:.P65];&quot;&gt;=14&quot;;[.P58:.P65]; &quot;&lt;16&quot;)" office:value-type="float" office:value="0" calcext:value-type="float">
            <text:p>0</text:p>
          </table:table-cell>
          <table:table-cell table:style-name="ce262" table:formula="of:=COUNTIFS([.P58:.P65];&quot;&gt;=16&quot;;[.P58:.P65]; &quot;&lt;19&quot;)" office:value-type="float" office:value="1" calcext:value-type="float">
            <text:p>1</text:p>
          </table:table-cell>
          <table:table-cell table:style-name="ce164" table:formula="of:=SUM([.I12:.O12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6</text:p>
          </table:table-cell>
          <table:table-cell office:value-type="float" office:value="7.31640356897735" calcext:value-type="float">
            <text:p>7.32 </text:p>
          </table:table-cell>
          <table:table-cell office:value-type="string" calcext:value-type="string">
            <text:p>F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48" office:value-type="string" calcext:value-type="string">
            <text:p>Fold 9</text:p>
          </table:table-cell>
          <table:table-cell table:style-name="ce72" table:formula="of:=COUNTIFS([.P71:.P78];&quot;&gt;=4&quot;;[.P71:.P78]; &quot;&lt;6&quot;)" office:value-type="float" office:value="3" calcext:value-type="float">
            <text:p>3</text:p>
          </table:table-cell>
          <table:table-cell table:style-name="ce72" table:formula="of:=COUNTIFS([.P71:.P78];&quot;&gt;=6&quot;;[.P71:.P78]; &quot;&lt;8&quot;)" office:value-type="float" office:value="0" calcext:value-type="float">
            <text:p>0</text:p>
          </table:table-cell>
          <table:table-cell table:style-name="ce72" table:formula="of:=COUNTIFS([.P71:.P78];&quot;&gt;=8&quot;;[.P71:.P78]; &quot;&lt;10&quot;)" office:value-type="float" office:value="0" calcext:value-type="float">
            <text:p>0</text:p>
          </table:table-cell>
          <table:table-cell table:style-name="ce72" table:formula="of:=COUNTIFS([.P71:.P78];&quot;&gt;=10&quot;;[.P71:.P78]; &quot;&lt;12&quot;)" office:value-type="float" office:value="0" calcext:value-type="float">
            <text:p>0</text:p>
          </table:table-cell>
          <table:table-cell table:style-name="ce72" table:formula="of:=COUNTIFS([.P71:.P78];&quot;&gt;=12&quot;;[.P71:.P78]; &quot;&lt;14&quot;)" office:value-type="float" office:value="3" calcext:value-type="float">
            <text:p>3</text:p>
          </table:table-cell>
          <table:table-cell table:style-name="ce72" table:formula="of:=COUNTIFS([.P71:.P78];&quot;&gt;=14&quot;;[.P71:.P78]; &quot;&lt;16&quot;)" office:value-type="float" office:value="2" calcext:value-type="float">
            <text:p>2</text:p>
          </table:table-cell>
          <table:table-cell table:style-name="ce72" table:formula="of:=COUNTIFS([.P71:.P78];&quot;&gt;=16&quot;;[.P71:.P78]; &quot;&lt;19&quot;)" office:value-type="float" office:value="0" calcext:value-type="float">
            <text:p>0</text:p>
          </table:table-cell>
          <table:table-cell table:style-name="ce164" table:formula="of:=SUM([.I13:.O13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42*7.6yrs</text:p>
          </table:table-cell>
          <table:table-cell office:value-type="float" office:value="7.53054221002059" calcext:value-type="float">
            <text:p>7.5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Fold 10</text:p>
          </table:table-cell>
          <table:table-cell table:style-name="ce264" table:formula="of:=COUNTIFS([.P83:.P90];&quot;&gt;=4&quot;;[.P83:.P90]; &quot;&lt;6&quot;)" office:value-type="float" office:value="1" calcext:value-type="float">
            <text:p>1</text:p>
          </table:table-cell>
          <table:table-cell table:style-name="ce264" table:formula="of:=COUNTIFS([.P83:.P90];&quot;&gt;=6&quot;;[.P83:.P90]; &quot;&lt;8&quot;)" office:value-type="float" office:value="2" calcext:value-type="float">
            <text:p>2</text:p>
          </table:table-cell>
          <table:table-cell table:style-name="ce264" table:formula="of:=COUNTIFS([.P83:.P90];&quot;&gt;=8&quot;;[.P83:.P90]; &quot;&lt;10&quot;)" office:value-type="float" office:value="1" calcext:value-type="float">
            <text:p>1</text:p>
          </table:table-cell>
          <table:table-cell table:style-name="ce264" table:formula="of:=COUNTIFS([.P83:.P90];&quot;&gt;=10&quot;;[.P83:.P90]; &quot;&lt;12&quot;)" office:value-type="float" office:value="1" calcext:value-type="float">
            <text:p>1</text:p>
          </table:table-cell>
          <table:table-cell table:style-name="ce264" table:formula="of:=COUNTIFS([.P83:.P90];&quot;&gt;=12&quot;;[.P83:.P90]; &quot;&lt;14&quot;)" office:value-type="float" office:value="1" calcext:value-type="float">
            <text:p>1</text:p>
          </table:table-cell>
          <table:table-cell table:style-name="ce264" table:formula="of:=COUNTIFS([.P83:.P90];&quot;&gt;=14&quot;;[.P83:.P90]; &quot;&lt;16&quot;)" office:value-type="float" office:value="1" calcext:value-type="float">
            <text:p>1</text:p>
          </table:table-cell>
          <table:table-cell table:style-name="ce264" table:formula="of:=COUNTIFS([.P83:.P90];&quot;&gt;=16&quot;;[.P83:.P90]; &quot;&lt;19&quot;)" office:value-type="float" office:value="1" calcext:value-type="float">
            <text:p>1</text:p>
          </table:table-cell>
          <table:table-cell table:style-name="ce164" table:formula="of:=SUM([.I14:.O14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1 *7.7 yrs</text:p>
          </table:table-cell>
          <table:table-cell office:value-type="float" office:value="7.681537405628" calcext:value-type="float">
            <text:p>7.68 </text:p>
          </table:table-cell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40" office:value-type="string" calcext:value-type="string">
            <text:p>Check</text:p>
          </table:table-cell>
          <table:table-cell table:style-name="ce164" table:formula="of:=SUM([.I4:.I14])" office:value-type="float" office:value="14" calcext:value-type="float">
            <text:p>14</text:p>
          </table:table-cell>
          <table:table-cell table:style-name="ce164" table:formula="of:=SUM([.J4:.J14])" office:value-type="float" office:value="12" calcext:value-type="float">
            <text:p>12</text:p>
          </table:table-cell>
          <table:table-cell table:style-name="ce164" table:formula="of:=SUM([.K4:.K14])" office:value-type="float" office:value="13" calcext:value-type="float">
            <text:p>13</text:p>
          </table:table-cell>
          <table:table-cell table:style-name="ce164" table:formula="of:=SUM([.L4:.L14])" office:value-type="float" office:value="14" calcext:value-type="float">
            <text:p>14</text:p>
          </table:table-cell>
          <table:table-cell table:style-name="ce164" table:formula="of:=SUM([.M4:.M14])" office:value-type="float" office:value="16" calcext:value-type="float">
            <text:p>16</text:p>
          </table:table-cell>
          <table:table-cell table:style-name="ce164" table:formula="of:=SUM([.N4:.N14])" office:value-type="float" office:value="10" calcext:value-type="float">
            <text:p>10</text:p>
          </table:table-cell>
          <table:table-cell table:style-name="ce164" table:formula="of:=SUM([.O4:.O14])" office:value-type="float" office:value="13" calcext:value-type="float">
            <text:p>13</text:p>
          </table:table-cell>
          <table:table-cell table:style-name="ce164" table:formula="of:=SUM([.I15:.O15])" office:value-type="float" office:value="92" calcext:value-type="float">
            <text:p>9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95</text:p>
          </table:table-cell>
          <table:table-cell office:value-type="float" office:value="8.11530542210021" calcext:value-type="float">
            <text:p>8.1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97 </text:p>
          </table:table-cell>
          <table:table-cell office:value-type="float" office:value="8.34317089910776" calcext:value-type="float">
            <text:p>8.34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22</text:p>
          </table:table-cell>
          <table:table-cell office:value-type="float" office:value="9.00754975978037" calcext:value-type="float">
            <text:p>9.01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style-name="ce159" office:value-type="string" calcext:value-type="string">
            <text:p>Test Subject</text:p>
          </table:table-cell>
          <table:table-cell table:style-name="ce159" office:value-type="string" calcext:value-type="string">
            <text:p>Age</text:p>
          </table:table-cell>
          <table:table-cell table:style-name="ce159" office:value-type="string" calcext:value-type="string">
            <text:p>Sex</text:p>
          </table:table-cell>
          <table:table-cell table:style-name="ce159" office:value-type="string" calcext:value-type="string">
            <text:p>Handedness</text:p>
          </table:table-cell>
          <table:table-cell table:style-name="ce159" office:value-type="string" calcext:value-type="string">
            <text:p>MO</text:p>
          </table:table-cell>
          <table:table-cell table:style-name="ce159" office:value-type="string" calcext:value-type="string">
            <text:p>PA</text:p>
          </table:table-cell>
          <table:table-cell table:style-name="ce159" office:value-type="string" calcext:value-type="string">
            <text:p>PDK</text:p>
          </table:table-cell>
          <table:table-cell table:style-name="ce159" office:value-type="string" calcext:value-type="string">
            <text:p>VG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3 *9.5 yrs</text:p>
          </table:table-cell>
          <table:table-cell office:value-type="float" office:value="9.45229924502402" calcext:value-type="float">
            <text:p>9.45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Cc_011</text:p>
          </table:table-cell>
          <table:table-cell office:value-type="float" office:value="13.7076183939602" calcext:value-type="float">
            <text:p>13.71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5*9.5yrs</text:p>
          </table:table-cell>
          <table:table-cell office:value-type="float" office:value="9.47426218256692" calcext:value-type="float">
            <text:p>9.47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6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Less exampl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c_041</text:p>
          </table:table-cell>
          <table:table-cell office:value-type="float" office:value="9.60054907343857" calcext:value-type="float">
            <text:p>9.60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Cc_017</text:p>
          </table:table-cell>
          <table:table-cell office:value-type="float" office:value="12.9334248455731" calcext:value-type="float">
            <text:p>12.93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63</text:p>
          </table:table-cell>
          <table:table-cell office:value-type="float" office:value="10.0315717227179" calcext:value-type="float">
            <text:p>10.0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Cc_092</text:p>
          </table:table-cell>
          <table:table-cell office:value-type="float" office:value="6.66026080988332" calcext:value-type="float">
            <text:p>6.66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25</text:p>
          </table:table-cell>
          <table:table-cell office:value-type="float" office:value="10.2402196293754" calcext:value-type="float">
            <text:p>10.24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Cc_097 </text:p>
          </table:table-cell>
          <table:table-cell office:value-type="float" office:value="8.34317089910776" calcext:value-type="float">
            <text:p>8.34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0</text:p>
          </table:table-cell>
          <table:table-cell office:value-type="float" office:value="10.4021962937543" calcext:value-type="float">
            <text:p>10.40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string" calcext:value-type="string">
            <text:p>Cc_099 </text:p>
          </table:table-cell>
          <table:table-cell office:value-type="float" office:value="10.7975291695264" calcext:value-type="float">
            <text:p>10.80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85 </text:p>
          </table:table-cell>
          <table:table-cell office:value-type="float" office:value="10.4625943719973" calcext:value-type="float">
            <text:p>10.46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cc_005</text:p>
          </table:table-cell>
          <table:table-cell office:value-type="float" office:value="16.538091969801" calcext:value-type="float">
            <text:p>16.54 </text:p>
          </table:table-cell>
          <table:table-cell office:value-type="string" calcext:value-type="string">
            <text:p>F</text:p>
          </table:table-cell>
          <table:table-cell office:value-type="float" office:value="-40" calcext:value-type="float">
            <text:p>-4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27</text:p>
          </table:table-cell>
          <table:table-cell office:value-type="float" office:value="10.6218256691833" calcext:value-type="float">
            <text:p>10.6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Cc_026</text:p>
          </table:table-cell>
          <table:table-cell office:value-type="float" office:value="15.3603294440631" calcext:value-type="float">
            <text:p>15.36 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2*10.10 yrs</text:p>
          </table:table-cell>
          <table:table-cell office:value-type="float" office:value="10.8689087165408" calcext:value-type="float">
            <text:p>10.87 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Cc_090</text:p>
          </table:table-cell>
          <table:table-cell office:value-type="float" office:value="5.72958133150309" calcext:value-type="float">
            <text:p>5.7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7*10.10yrs</text:p>
          </table:table-cell>
          <table:table-cell office:value-type="float" office:value="10.9183253260124" calcext:value-type="float">
            <text:p>10.9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style-name="Default" table:formula="of:=AVERAGE([.J19:.J27])" office:value-type="float" office:value="10.4650346983909" calcext:value-type="float">
            <text:p>10.4650346983909</text:p>
          </table:table-cell>
          <table:table-cell table:style-name="Default"/>
          <table:table-cell table:style-name="Default" table:formula="of:=AVERAGE([.L19:.L27])" office:value-type="float" office:value="42.5555555555556" calcext:value-type="float">
            <text:p>42.5555555555556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18</text:p>
          </table:table-cell>
          <table:table-cell office:value-type="float" office:value="11.1571722717914" calcext:value-type="float">
            <text:p>11.16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style-name="Default" table:formula="of:=STDEV([.J19:.J27])" office:value-type="float" office:value="4.4621460305157" calcext:value-type="float">
            <text:p>4.4621460305157</text:p>
          </table:table-cell>
          <table:table-cell table:style-name="Default"/>
          <table:table-cell table:style-name="Default" table:formula="of:=STDEV([.L19:.L27])" office:value-type="float" office:value="65.5364614377201" calcext:value-type="float">
            <text:p>65.536461437720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65</text:p>
          </table:table-cell>
          <table:table-cell office:value-type="float" office:value="11.2669869595058" calcext:value-type="float">
            <text:p>11.27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68*11.4 yrs</text:p>
          </table:table-cell>
          <table:table-cell office:value-type="float" office:value="11.363074811256" calcext:value-type="float">
            <text:p>11.36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43"/>
          <table:table-cell table:style-name="ce50" office:value-type="string" calcext:value-type="string">
            <text:p>Fold 1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6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31</text:p>
          </table:table-cell>
          <table:table-cell office:value-type="float" office:value="11.6403568977351" calcext:value-type="float">
            <text:p>11.64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44"/>
          <table:table-cell office:value-type="string" calcext:value-type="string">
            <text:p>Cc_013</text:p>
          </table:table-cell>
          <table:table-cell office:value-type="float" office:value="16.4557309540151" calcext:value-type="float">
            <text:p>16.46 </text:p>
          </table:table-cell>
          <table:table-cell office:value-type="string" calcext:value-type="string">
            <text:p>M</text:p>
          </table:table-cell>
          <table:table-cell table:style-name="ce58"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43</text:p>
          </table:table-cell>
          <table:table-cell table:style-name="ce23" office:value-type="float" office:value="9.08167467398765" calcext:value-type="float">
            <text:p>9.08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75*11.9yrs</text:p>
          </table:table-cell>
          <table:table-cell office:value-type="float" office:value="11.7089910775566" calcext:value-type="float">
            <text:p>11.71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44"/>
          <table:table-cell office:value-type="string" calcext:value-type="string">
            <text:p>Cc_027</text:p>
          </table:table-cell>
          <table:table-cell office:value-type="float" office:value="10.6218256691833" calcext:value-type="float">
            <text:p>10.62 </text:p>
          </table:table-cell>
          <table:table-cell office:value-type="string" calcext:value-type="string">
            <text:p>F</text:p>
          </table:table-cell>
          <table:table-cell table:style-name="ce58" office:value-type="float" office:value="60" calcext:value-type="float">
            <text:p>60</text:p>
          </table:table-cell>
          <table:table-cell table:number-columns-repeated="2"/>
          <table:table-cell table:style-name="ce22" office:value-type="string" calcext:value-type="string">
            <text:p>Cc_053</text:p>
          </table:table-cell>
          <table:table-cell table:style-name="ce23" office:value-type="float" office:value="4.41729581331503" calcext:value-type="float">
            <text:p>4.4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3" calcext:value-type="float">
            <text:p>33</text:p>
          </table:table-cell>
          <table:table-cell/>
        </table:table-row>
        <table:table-row table:style-name="ro3">
          <table:table-cell office:value-type="string" calcext:value-type="string">
            <text:p>Cc_069</text:p>
          </table:table-cell>
          <table:table-cell office:value-type="float" office:value="12.4035689773507" calcext:value-type="float">
            <text:p>12.40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44"/>
          <table:table-cell office:value-type="string" calcext:value-type="string">
            <text:p>Cc_028</text:p>
          </table:table-cell>
          <table:table-cell office:value-type="float" office:value="13.9547014413178" calcext:value-type="float">
            <text:p>13.95 </text:p>
          </table:table-cell>
          <table:table-cell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57*10.10yrs</text:p>
          </table:table-cell>
          <table:table-cell table:style-name="ce23" office:value-type="float" office:value="10.9183253260124" calcext:value-type="float">
            <text:p>10.9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15</text:p>
          </table:table-cell>
          <table:table-cell office:value-type="float" office:value="12.576527110501" calcext:value-type="float">
            <text:p>12.58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/>
          <table:table-cell office:value-type="string" calcext:value-type="string">
            <text:p>Cc_029</text:p>
          </table:table-cell>
          <table:table-cell office:value-type="float" office:value="16.6067261496225" calcext:value-type="float">
            <text:p>16.61 </text:p>
          </table:table-cell>
          <table:table-cell office:value-type="string" calcext:value-type="string">
            <text:p>M</text:p>
          </table:table-cell>
          <table:table-cell table:style-name="ce58" office:value-type="float" office:value="70" calcext:value-type="float">
            <text:p>70</text:p>
          </table:table-cell>
          <table:table-cell table:number-columns-repeated="2"/>
          <table:table-cell table:style-name="ce22" office:value-type="string" calcext:value-type="string">
            <text:p>Cc_064*12.9yrs</text:p>
          </table:table-cell>
          <table:table-cell table:style-name="ce23" office:value-type="float" office:value="12.8208647906658" calcext:value-type="float">
            <text:p>12.82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34</text:p>
          </table:table-cell>
          <table:table-cell office:value-type="float" office:value="12.6122168840082" calcext:value-type="float">
            <text:p>12.61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44"/>
          <table:table-cell office:value-type="string" calcext:value-type="string">
            <text:p>Cc_036</text:p>
          </table:table-cell>
          <table:table-cell office:value-type="float" office:value="18.4296499656829" calcext:value-type="float">
            <text:p>18.43 </text:p>
          </table:table-cell>
          <table:table-cell office:value-type="string" calcext:value-type="string">
            <text:p>F</text:p>
          </table:table-cell>
          <table:table-cell table:style-name="ce58" office:value-type="float" office:value="82" calcext:value-type="float">
            <text:p>82</text:p>
          </table:table-cell>
          <table:table-cell table:number-columns-repeated="2"/>
          <table:table-cell table:style-name="ce22" office:value-type="string" calcext:value-type="string">
            <text:p>Cc_066*6.8 yrs</text:p>
          </table:table-cell>
          <table:table-cell table:style-name="ce23" office:value-type="float" office:value="6.74536719286205" calcext:value-type="float">
            <text:p>6.7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Cc_080 </text:p>
          </table:table-cell>
          <table:table-cell office:value-type="float" office:value="12.6424159231297" calcext:value-type="float">
            <text:p>12.64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44"/>
          <table:table-cell office:value-type="string" calcext:value-type="string">
            <text:p>Cc_059</text:p>
          </table:table-cell>
          <table:table-cell office:value-type="float" office:value="4.15648592999314" calcext:value-type="float">
            <text:p>4.16 </text:p>
          </table:table-cell>
          <table:table-cell office:value-type="string" calcext:value-type="string">
            <text:p>M</text:p>
          </table:table-cell>
          <table:table-cell table:style-name="ce58" office:value-type="float" office:value="85" calcext:value-type="float">
            <text:p>85</text:p>
          </table:table-cell>
          <table:table-cell table:number-columns-repeated="2"/>
          <table:table-cell table:style-name="ce22" office:value-type="string" calcext:value-type="string">
            <text:p>Cc_072*10.10 yrs</text:p>
          </table:table-cell>
          <table:table-cell table:style-name="ce23" office:value-type="float" office:value="10.8689087165408" calcext:value-type="float">
            <text:p>10.8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Cc_017</text:p>
          </table:table-cell>
          <table:table-cell office:value-type="float" office:value="12.9334248455731" calcext:value-type="float">
            <text:p>12.93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44"/>
          <table:table-cell office:value-type="string" calcext:value-type="string">
            <text:p>Cc_068*11.4 yrs</text:p>
          </table:table-cell>
          <table:table-cell office:value-type="float" office:value="11.363074811256" calcext:value-type="float">
            <text:p>11.36 </text:p>
          </table:table-cell>
          <table:table-cell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CC084</text:p>
          </table:table-cell>
          <table:table-cell table:style-name="ce38" office:value-type="float" office:value="15.6" calcext:value-type="float">
            <text:p>15.6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float" office:value="70" calcext:value-type="float">
            <text:p>70</text:p>
          </table:table-cell>
          <table:table-cell/>
        </table:table-row>
        <table:table-row table:style-name="ro3">
          <table:table-cell office:value-type="string" calcext:value-type="string">
            <text:p>Cc_047</text:p>
          </table:table-cell>
          <table:table-cell office:value-type="float" office:value="13.2573781743308" calcext:value-type="float">
            <text:p>13.26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44"/>
          <table:table-cell office:value-type="string" calcext:value-type="string">
            <text:p>Cc_078</text:p>
          </table:table-cell>
          <table:table-cell office:value-type="float" office:value="6.30336307481126" calcext:value-type="float">
            <text:p>6.30 </text:p>
          </table:table-cell>
          <table:table-cell office:value-type="string" calcext:value-type="string">
            <text:p>F</text:p>
          </table:table-cell>
          <table:table-cell table:style-name="ce58" office:value-type="float" office:value="56" calcext:value-type="float">
            <text:p>56</text:p>
          </table:table-cell>
          <table:table-cell table:number-columns-repeated="2"/>
          <table:table-cell table:style-name="ce22" office:value-type="string" calcext:value-type="string">
            <text:p>Cc_094</text:p>
          </table:table-cell>
          <table:table-cell table:style-name="ce23" office:value-type="float" office:value="13.3836650652025" calcext:value-type="float">
            <text:p>13.38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90" calcext:value-type="float">
            <text:p>90</text:p>
          </table:table-cell>
          <table:table-cell/>
        </table:table-row>
        <table:table-row table:style-name="ro3">
          <table:table-cell office:value-type="string" calcext:value-type="string">
            <text:p>Cc_024</text:p>
          </table:table-cell>
          <table:table-cell office:value-type="float" office:value="13.4413177762526" calcext:value-type="float">
            <text:p>13.44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4"/>
          <table:table-cell office:value-type="string" calcext:value-type="string">
            <text:p>Cc_082</text:p>
          </table:table-cell>
          <table:table-cell office:value-type="float" office:value="9.67467398764585" calcext:value-type="float">
            <text:p>9.67 </text:p>
          </table:table-cell>
          <table:table-cell office:value-type="string" calcext:value-type="string">
            <text:p>M</text:p>
          </table:table-cell>
          <table:table-cell table:style-name="ce58" office:value-type="float" office:value="76" calcext:value-type="float">
            <text:p>76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32:.P39])" office:value-type="float" office:value="10.4795126973233" calcext:value-type="float">
            <text:p>10.4795126973233</text:p>
          </table:table-cell>
          <table:table-cell/>
          <table:table-cell table:formula="of:=AVERAGE([.R32:.R39])" office:value-type="float" office:value="75.625" calcext:value-type="float">
            <text:p>75.625</text:p>
          </table:table-cell>
          <table:table-cell/>
        </table:table-row>
        <table:table-row table:style-name="ro3">
          <table:table-cell office:value-type="string" calcext:value-type="string">
            <text:p>Cc_044*13.6yrs</text:p>
          </table:table-cell>
          <table:table-cell office:value-type="float" office:value="13.5483870967742" calcext:value-type="float">
            <text:p>13.55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44" office:value-type="string" calcext:value-type="string">
            <text:p>Average</text:p>
          </table:table-cell>
          <table:table-cell table:style-name="Default"/>
          <table:table-cell table:style-name="Default" table:formula="of:=AVERAGE([.J32:.J40])" office:value-type="float" office:value="11.9518035537253" calcext:value-type="float">
            <text:p>11.9518035537253</text:p>
          </table:table-cell>
          <table:table-cell table:style-name="Default"/>
          <table:table-cell table:style-name="ce59" table:formula="of:=AVERAGE([.L32:.L40])" office:value-type="float" office:value="77.3333333333333" calcext:value-type="float">
            <text:p>77.3333333333333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32:.P39])" office:value-type="float" office:value="3.64746240433648" calcext:value-type="float">
            <text:p>3.64746240433648</text:p>
          </table:table-cell>
          <table:table-cell/>
          <table:table-cell table:formula="of:=STDEV([.R32:.R39])" office:value-type="float" office:value="25.656731224824" calcext:value-type="float">
            <text:p>25.656731224824</text:p>
          </table:table-cell>
          <table:table-cell/>
        </table:table-row>
        <table:table-row table:style-name="ro3">
          <table:table-cell office:value-type="string" calcext:value-type="string">
            <text:p>Cc_062*13.8yrs</text:p>
          </table:table-cell>
          <table:table-cell office:value-type="float" office:value="13.7213452299245" calcext:value-type="float">
            <text:p>13.7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J32:.J40])" office:value-type="float" office:value="4.84639529638921" calcext:value-type="float">
            <text:p>4.84639529638921</text:p>
          </table:table-cell>
          <table:table-cell table:style-name="ce52"/>
          <table:table-cell table:style-name="ce60" table:formula="of:=STDEV([.L32:.L40])" office:value-type="float" office:value="15.9138304628396" calcext:value-type="float">
            <text:p>15.9138304628396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28</text:p>
          </table:table-cell>
          <table:table-cell office:value-type="float" office:value="13.9547014413178" calcext:value-type="float">
            <text:p>13.95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07</text:p>
          </table:table-cell>
          <table:table-cell office:value-type="float" office:value="14.347288949897" calcext:value-type="float">
            <text:p>14.35 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43"/>
          <table:table-cell table:style-name="ce50" office:value-type="string" calcext:value-type="string">
            <text:p>Fold 2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7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10</text:p>
          </table:table-cell>
          <table:table-cell office:value-type="float" office:value="14.38846945779" calcext:value-type="float">
            <text:p>14.39 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44"/>
          <table:table-cell office:value-type="string" calcext:value-type="string">
            <text:p>cc_010</text:p>
          </table:table-cell>
          <table:table-cell office:value-type="float" office:value="14.38846945779" calcext:value-type="float">
            <text:p>14.39 </text:p>
          </table:table-cell>
          <table:table-cell office:value-type="string" calcext:value-type="string">
            <text:p>F</text:p>
          </table:table-cell>
          <table:table-cell table:style-name="ce58" office:value-type="float" office:value="80" calcext:value-type="float">
            <text:p>80</text:p>
          </table:table-cell>
          <table:table-cell table:number-columns-repeated="2"/>
          <table:table-cell table:style-name="ce22" office:value-type="string" calcext:value-type="string">
            <text:p>cc_008</text:p>
          </table:table-cell>
          <table:table-cell table:style-name="ce23" office:value-type="float" office:value="9.63349347975292" calcext:value-type="float">
            <text:p>9.63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49*14.8yrs</text:p>
          </table:table-cell>
          <table:table-cell office:value-type="float" office:value="14.7151681537406" calcext:value-type="float">
            <text:p>14.7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44"/>
          <table:table-cell table:style-name="Default" office:value-type="string" calcext:value-type="string">
            <text:p>CC012</text:p>
          </table:table-cell>
          <table:table-cell table:style-name="ce38" office:value-type="float" office:value="11.5360329444063" calcext:value-type="float">
            <text:p>11.5360329444063</text:p>
          </table:table-cell>
          <table:table-cell table:style-name="ce38" office:value-type="string" calcext:value-type="string">
            <text:p>M</text:p>
          </table:table-cell>
          <table:table-cell table:style-name="ce61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20</text:p>
          </table:table-cell>
          <table:table-cell table:style-name="ce23" office:value-type="float" office:value="13.9547014413178" calcext:value-type="float">
            <text:p>13.9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Cc_045*15.9yrs</text:p>
          </table:table-cell>
          <table:table-cell office:value-type="float" office:value="15.8188057652711" calcext:value-type="float">
            <text:p>15.8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/>
          <table:table-cell office:value-type="string" calcext:value-type="string">
            <text:p>Cc_031</text:p>
          </table:table-cell>
          <table:table-cell office:value-type="float" office:value="11.6403568977351" calcext:value-type="float">
            <text:p>11.64 </text:p>
          </table:table-cell>
          <table:table-cell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30</text:p>
          </table:table-cell>
          <table:table-cell table:style-name="ce23" office:value-type="float" office:value="14.8414550446122" calcext:value-type="float">
            <text:p>14.8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0" calcext:value-type="float">
            <text:p>80</text:p>
          </table:table-cell>
          <table:table-cell/>
        </table:table-row>
        <table:table-row table:style-name="ro3">
          <table:table-cell office:value-type="string" calcext:value-type="string">
            <text:p>Cc_087</text:p>
          </table:table-cell>
          <table:table-cell office:value-type="float" office:value="16.0247083047358" calcext:value-type="float">
            <text:p>16.0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44"/>
          <table:table-cell office:value-type="string" calcext:value-type="string">
            <text:p>Cc_041</text:p>
          </table:table-cell>
          <table:table-cell office:value-type="float" office:value="9.60054907343857" calcext:value-type="float">
            <text:p>9.60 </text:p>
          </table:table-cell>
          <table:table-cell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52*4.9yrsold</text:p>
          </table:table-cell>
          <table:table-cell table:style-name="ce23" office:value-type="float" office:value="4.84008236101579" calcext:value-type="float">
            <text:p>4.8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3" calcext:value-type="float">
            <text:p>33</text:p>
          </table:table-cell>
          <table:table-cell/>
        </table:table-row>
        <table:table-row table:style-name="ro3">
          <table:table-cell office:value-type="string" calcext:value-type="string">
            <text:p>cc_005</text:p>
          </table:table-cell>
          <table:table-cell office:value-type="float" office:value="16.538091969801" calcext:value-type="float">
            <text:p>16.54 </text:p>
          </table:table-cell>
          <table:table-cell office:value-type="string" calcext:value-type="string">
            <text:p>F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L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/>
          <table:table-cell office:value-type="string" calcext:value-type="string">
            <text:p>Cc_060</text:p>
          </table:table-cell>
          <table:table-cell office:value-type="float" office:value="6.50102951269732" calcext:value-type="float">
            <text:p>6.50 </text:p>
          </table:table-cell>
          <table:table-cell office:value-type="string" calcext:value-type="string">
            <text:p>F</text:p>
          </table:table-cell>
          <table:table-cell table:style-name="ce58"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63</text:p>
          </table:table-cell>
          <table:table-cell table:style-name="ce23" office:value-type="float" office:value="10.0315717227179" calcext:value-type="float">
            <text:p>10.0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06</text:p>
          </table:table-cell>
          <table:table-cell office:value-type="float" office:value="17.2354152367879" calcext:value-type="float">
            <text:p>17.24 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44"/>
          <table:table-cell office:value-type="string" calcext:value-type="string">
            <text:p>Cc_071 *7.7 yrs</text:p>
          </table:table-cell>
          <table:table-cell office:value-type="float" office:value="7.681537405628" calcext:value-type="float">
            <text:p>7.68 </text:p>
          </table:table-cell>
          <table:table-cell office:value-type="string" calcext:value-type="string">
            <text:p>F</text:p>
          </table:table-cell>
          <table:table-cell table:style-name="ce58" office:value-type="float" office:value="44" calcext:value-type="float">
            <text:p>44</text:p>
          </table:table-cell>
          <table:table-cell table:number-columns-repeated="2"/>
          <table:table-cell table:style-name="ce22" office:value-type="string" calcext:value-type="string">
            <text:p>Cc_083</text:p>
          </table:table-cell>
          <table:table-cell table:style-name="ce23" office:value-type="float" office:value="6.70693205216198" calcext:value-type="float">
            <text:p>6.71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5" calcext:value-type="float">
            <text:p>85</text:p>
          </table:table-cell>
          <table:table-cell/>
        </table:table-row>
        <table:table-row table:style-name="ro3">
          <table:table-cell office:value-type="string" calcext:value-type="string">
            <text:p>cc_009</text:p>
          </table:table-cell>
          <table:table-cell office:value-type="float" office:value="17.4550446122169" calcext:value-type="float">
            <text:p>17.46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44"/>
          <table:table-cell office:value-type="string" calcext:value-type="string">
            <text:p>Cc_073 *9.5 yrs</text:p>
          </table:table-cell>
          <table:table-cell office:value-type="float" office:value="9.45229924502402" calcext:value-type="float">
            <text:p>9.45 </text:p>
          </table:table-cell>
          <table:table-cell office:value-type="string" calcext:value-type="string">
            <text:p>F</text:p>
          </table:table-cell>
          <table:table-cell table:style-name="ce58" office:value-type="float" office:value="78" calcext:value-type="float">
            <text:p>78</text:p>
          </table:table-cell>
          <table:table-cell table:number-columns-repeated="2"/>
          <table:table-cell table:style-name="ce22" office:value-type="string" calcext:value-type="string">
            <text:p>Cc_089</text:p>
          </table:table-cell>
          <table:table-cell table:style-name="ce23" office:value-type="float" office:value="4.49142072752231" calcext:value-type="float">
            <text:p>4.4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86</text:p>
          </table:table-cell>
          <table:table-cell office:value-type="float" office:value="18.0343170899108" calcext:value-type="float">
            <text:p>18.03 </text:p>
          </table:table-cell>
          <table:table-cell office:value-type="string" calcext:value-type="string">
            <text:p>F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44"/>
          <table:table-cell office:value-type="string" calcext:value-type="string">
            <text:p>Cc_081</text:p>
          </table:table-cell>
          <table:table-cell office:value-type="float" office:value="9.58956760466712" calcext:value-type="float">
            <text:p>9.59 </text:p>
          </table:table-cell>
          <table:table-cell office:value-type="string" calcext:value-type="string">
            <text:p>M</text:p>
          </table:table-cell>
          <table:table-cell table:style-name="ce58" office:value-type="float" office:value="-14" calcext:value-type="float">
            <text:p>-14</text:p>
          </table:table-cell>
          <table:table-cell table:number-columns-repeated="2"/>
          <table:table-cell table:style-name="ce22" office:value-type="string" calcext:value-type="string">
            <text:p>Cc_095</text:p>
          </table:table-cell>
          <table:table-cell table:style-name="ce23" office:value-type="float" office:value="8.11530542210021" calcext:value-type="float">
            <text:p>8.1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79</text:p>
          </table:table-cell>
          <table:table-cell office:value-type="float" office:value="18.1029512697323" calcext:value-type="float">
            <text:p>18.10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44"/>
          <table:table-cell office:value-type="string" calcext:value-type="string">
            <text:p>Cc_088</text:p>
          </table:table-cell>
          <table:table-cell office:value-type="float" office:value="16.0905971173644" calcext:value-type="float">
            <text:p>16.09 </text:p>
          </table:table-cell>
          <table:table-cell office:value-type="string" calcext:value-type="string">
            <text:p>M</text:p>
          </table:table-cell>
          <table:table-cell table:style-name="ce58" office:value-type="float" office:value="95" calcext:value-type="float">
            <text:p>95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45:.P52])" office:value-type="float" office:value="9.07687028140014" calcext:value-type="float">
            <text:p>9.07687028140014</text:p>
          </table:table-cell>
          <table:table-cell/>
          <table:table-cell table:formula="of:=AVERAGE([.R45:.R52])" office:value-type="float" office:value="80.375" calcext:value-type="float">
            <text:p>80.375</text:p>
          </table:table-cell>
          <table:table-cell/>
        </table:table-row>
        <table:table-row table:style-name="ro3">
          <table:table-cell office:value-type="string" calcext:value-type="string">
            <text:p>Cc_036</text:p>
          </table:table-cell>
          <table:table-cell office:value-type="float" office:value="18.4296499656829" calcext:value-type="float">
            <text:p>18.43 </text:p>
          </table:table-cell>
          <table:table-cell office:value-type="string" calcext:value-type="string">
            <text:p>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44" office:value-type="string" calcext:value-type="string">
            <text:p>Average</text:p>
          </table:table-cell>
          <table:table-cell table:style-name="Default"/>
          <table:table-cell table:style-name="Default" table:formula="of:=AVERAGE([.J45:.J53])" office:value-type="float" office:value="10.7200488065279" calcext:value-type="float">
            <text:p>10.7200488065279</text:p>
          </table:table-cell>
          <table:table-cell table:style-name="Default"/>
          <table:table-cell table:style-name="ce59" table:formula="of:=AVERAGE([.L45:.L53])" office:value-type="float" office:value="72.2222222222222" calcext:value-type="float">
            <text:p>72.2222222222222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45:.P52])" office:value-type="float" office:value="3.85010004000707" calcext:value-type="float">
            <text:p>3.85010004000707</text:p>
          </table:table-cell>
          <table:table-cell/>
          <table:table-cell table:formula="of:=STDEV([.R45:.R52])" office:value-type="float" office:value="26.880356609029" calcext:value-type="float">
            <text:p>26.880356609029</text:p>
          </table:table-cell>
          <table:table-cell/>
        </table:table-row>
        <table:table-row table:style-name="ro3">
          <table:table-cell office:value-type="string" calcext:value-type="string">
            <text:p>Cc_02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J45:.J53])" office:value-type="float" office:value="3.06153613435314" calcext:value-type="float">
            <text:p>3.06153613435314</text:p>
          </table:table-cell>
          <table:table-cell table:style-name="ce52"/>
          <table:table-cell table:style-name="ce60" table:formula="of:=STDEV([.L45:.L53])" office:value-type="float" office:value="37.3924383324282" calcext:value-type="float">
            <text:p>37.392438332428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59</text:p>
          </table:table-cell>
          <table:table-cell office:value-type="float" office:value="4.15648592999314" calcext:value-type="float">
            <text:p>4.16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98 </text:p>
          </table:table-cell>
          <table:table-cell office:value-type="float" office:value="4.17021276595745" calcext:value-type="float">
            <text:p>4.17 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53" office:value-type="string" calcext:value-type="string">
            <text:p>Fold 3</text:p>
          </table:table-cell>
          <table:table-cell table:style-name="ce159" office:value-type="string" calcext:value-type="string">
            <text:p>Age</text:p>
          </table:table-cell>
          <table:table-cell table:style-name="ce159" office:value-type="string" calcext:value-type="string">
            <text:p>Sex</text:p>
          </table:table-cell>
          <table:table-cell table:style-name="ce159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8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89</text:p>
          </table:table-cell>
          <table:table-cell office:value-type="float" office:value="4.49142072752231" calcext:value-type="float">
            <text:p>4.49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cc_009</text:p>
          </table:table-cell>
          <table:table-cell office:value-type="float" office:value="17.4550446122169" calcext:value-type="float">
            <text:p>17.46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06</text:p>
          </table:table-cell>
          <table:table-cell table:style-name="ce23" office:value-type="float" office:value="17.2354152367879" calcext:value-type="float">
            <text:p>17.2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0" calcext:value-type="float">
            <text:p>70</text:p>
          </table:table-cell>
          <table:table-cell/>
        </table:table-row>
        <table:table-row table:style-name="ro3">
          <table:table-cell office:value-type="string" calcext:value-type="string">
            <text:p>Cc_056*4.9yrs</text:p>
          </table:table-cell>
          <table:table-cell office:value-type="float" office:value="4.82910089224434" calcext:value-type="float">
            <text:p>4.83 </text:p>
          </table:table-cell>
          <table:table-cell office:value-type="string" calcext:value-type="string">
            <text:p>M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A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Cc_019</text:p>
          </table:table-cell>
          <table:table-cell office:value-type="float" office:value="16.6726149622512" calcext:value-type="float">
            <text:p>16.67 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15</text:p>
          </table:table-cell>
          <table:table-cell table:style-name="ce23" office:value-type="float" office:value="12.576527110501" calcext:value-type="float">
            <text:p>12.58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37</text:p>
          </table:table-cell>
          <table:table-cell office:value-type="float" office:value="5.27110501029513" calcext:value-type="float">
            <text:p>5.27 </text:p>
          </table:table-cell>
          <table:table-cell office:value-type="string" calcext:value-type="string">
            <text:p>M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Cc_023</text:p>
          </table:table-cell>
          <table:table-cell office:value-type="float" office:value="13.334248455731" calcext:value-type="float">
            <text:p>13.33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38</text:p>
          </table:table-cell>
          <table:table-cell table:style-name="ce23" office:value-type="float" office:value="6.08098833218943" calcext:value-type="float">
            <text:p>6.08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48*5.6yrs</text:p>
          </table:table-cell>
          <table:table-cell office:value-type="float" office:value="5.52093342484557" calcext:value-type="float">
            <text:p>5.52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Cc_024</text:p>
          </table:table-cell>
          <table:table-cell office:value-type="float" office:value="13.4413177762526" calcext:value-type="float">
            <text:p>13.44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table:number-columns-repeated="2"/>
          <table:table-cell table:style-name="ce22" office:value-type="string" calcext:value-type="string">
            <text:p>Cc_055*9.5yrs</text:p>
          </table:table-cell>
          <table:table-cell table:style-name="ce23" office:value-type="float" office:value="9.47426218256692" calcext:value-type="float">
            <text:p>9.4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39</text:p>
          </table:table-cell>
          <table:table-cell office:value-type="float" office:value="5.52916952642416" calcext:value-type="float">
            <text:p>5.53 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Cc_056*4.9yrs</text:p>
          </table:table-cell>
          <table:table-cell office:value-type="float" office:value="4.82910089224434" calcext:value-type="float">
            <text:p>4.83 </text:p>
          </table:table-cell>
          <table:table-cell office:value-type="string" calcext:value-type="string">
            <text:p>M</text:p>
          </table:table-cell>
          <table:table-cell office:value-type="float" office:value="-38" calcext:value-type="float">
            <text:p>-38</text:p>
          </table:table-cell>
          <table:table-cell table:number-columns-repeated="2"/>
          <table:table-cell table:style-name="ce22" office:value-type="string" calcext:value-type="string">
            <text:p>Cc_067</text:p>
          </table:table-cell>
          <table:table-cell table:style-name="ce23" office:value-type="float" office:value="9.50171585449554" calcext:value-type="float">
            <text:p>9.50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7" calcext:value-type="float">
            <text:p>67</text:p>
          </table:table-cell>
          <table:table-cell/>
        </table:table-row>
        <table:table-row table:style-name="ro3">
          <table:table-cell office:value-type="string" calcext:value-type="string">
            <text:p>Cc_054*5.11yrs</text:p>
          </table:table-cell>
          <table:table-cell office:value-type="float" office:value="5.99313658201785" calcext:value-type="float">
            <text:p>5.99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69</text:p>
          </table:table-cell>
          <table:table-cell office:value-type="float" office:value="12.4035689773507" calcext:value-type="float">
            <text:p>12.40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76</text:p>
          </table:table-cell>
          <table:table-cell table:style-name="ce23" office:value-type="float" office:value="7.31640356897735" calcext:value-type="float">
            <text:p>7.3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86" calcext:value-type="float">
            <text:p>86</text:p>
          </table:table-cell>
          <table:table-cell/>
        </table:table-row>
        <table:table-row table:style-name="ro3">
          <table:table-cell office:value-type="string" calcext:value-type="string">
            <text:p>Cc_058</text:p>
          </table:table-cell>
          <table:table-cell office:value-type="float" office:value="6.25120109814688" calcext:value-type="float">
            <text:p>6.25 </text:p>
          </table:table-cell>
          <table:table-cell office:value-type="string" calcext:value-type="string">
            <text:p>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Cc_070</text:p>
          </table:table-cell>
          <table:table-cell office:value-type="float" office:value="10.4021962937543" calcext:value-type="float">
            <text:p>10.40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85 </text:p>
          </table:table-cell>
          <table:table-cell table:style-name="ce23" office:value-type="float" office:value="10.4625943719973" calcext:value-type="float">
            <text:p>10.4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7" calcext:value-type="float">
            <text:p>67</text:p>
          </table:table-cell>
          <table:table-cell/>
        </table:table-row>
        <table:table-row table:style-name="ro3">
          <table:table-cell office:value-type="string" calcext:value-type="string">
            <text:p>Cc_092</text:p>
          </table:table-cell>
          <table:table-cell office:value-type="float" office:value="6.66026080988332" calcext:value-type="float">
            <text:p>6.66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Cc_079</text:p>
          </table:table-cell>
          <table:table-cell office:value-type="float" office:value="18.1029512697323" calcext:value-type="float">
            <text:p>18.10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style-name="ce22" office:value-type="string" calcext:value-type="string">
            <text:p>Cc_096</text:p>
          </table:table-cell>
          <table:table-cell table:style-name="ce23" office:value-type="float" office:value="8.34317089910776" calcext:value-type="float">
            <text:p>8.3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9" calcext:value-type="float">
            <text:p>69</text:p>
          </table:table-cell>
          <table:table-cell/>
        </table:table-row>
        <table:table-row table:style-name="ro3">
          <table:table-cell office:value-type="string" calcext:value-type="string">
            <text:p>Cc_032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93</text:p>
          </table:table-cell>
          <table:table-cell office:value-type="float" office:value="7.19286204529856" calcext:value-type="float">
            <text:p>7.19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58:.P65])" office:value-type="float" office:value="10.1238846945779" calcext:value-type="float">
            <text:p>10.1238846945779</text:p>
          </table:table-cell>
          <table:table-cell/>
          <table:table-cell table:formula="of:=AVERAGE([.R58:.R65])" office:value-type="float" office:value="82.375" calcext:value-type="float">
            <text:p>82.375</text:p>
          </table:table-cell>
          <table:table-cell/>
        </table:table-row>
        <table:table-row table:style-name="ro3">
          <table:table-cell office:value-type="string" calcext:value-type="string">
            <text:p>Cc_083</text:p>
          </table:table-cell>
          <table:table-cell office:value-type="float" office:value="6.70693205216198" calcext:value-type="float">
            <text:p>6.71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style-name="Default" table:formula="of:=AVERAGE([.J58:.J66])" office:value-type="float" office:value="12.6482116983147" calcext:value-type="float">
            <text:p>12.6482116983147</text:p>
          </table:table-cell>
          <table:table-cell table:style-name="Default"/>
          <table:table-cell table:style-name="Default" table:formula="of:=AVERAGE([.L58:.L66])" office:value-type="float" office:value="49.1111111111111" calcext:value-type="float">
            <text:p>49.1111111111111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58:.P65])" office:value-type="float" office:value="3.48283653037956" calcext:value-type="float">
            <text:p>3.48283653037956</text:p>
          </table:table-cell>
          <table:table-cell/>
          <table:table-cell table:formula="of:=STDEV([.R58:.R65])" office:value-type="float" office:value="15.8108235983184" calcext:value-type="float">
            <text:p>15.8108235983184</text:p>
          </table:table-cell>
          <table:table-cell/>
        </table:table-row>
        <table:table-row table:style-name="ro3">
          <table:table-cell office:value-type="string" calcext:value-type="string">
            <text:p>Cc_066*6.8 yrs</text:p>
          </table:table-cell>
          <table:table-cell office:value-type="float" office:value="6.74536719286205" calcext:value-type="float">
            <text:p>6.75 </text:p>
          </table:table-cell>
          <table:table-cell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style-name="Default" table:formula="of:=STDEV([.J58:.J66])" office:value-type="float" office:value="4.55739893827947" calcext:value-type="float">
            <text:p>4.55739893827947</text:p>
          </table:table-cell>
          <table:table-cell table:style-name="Default"/>
          <table:table-cell table:style-name="Default" table:formula="of:=STDEV([.L58:.L66])" office:value-type="float" office:value="64.5124880244989" calcext:value-type="float">
            <text:p>64.5124880244989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93</text:p>
          </table:table-cell>
          <table:table-cell office:value-type="float" office:value="7.19286204529856" calcext:value-type="float">
            <text:p>7.19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51</text:p>
          </table:table-cell>
          <table:table-cell office:value-type="float" office:value="8.06314344543583" calcext:value-type="float">
            <text:p>8.06 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style-name="ce53" office:value-type="string" calcext:value-type="string">
            <text:p>Fold 4</text:p>
          </table:table-cell>
          <table:table-cell table:style-name="ce159" office:value-type="string" calcext:value-type="string">
            <text:p>Age</text:p>
          </table:table-cell>
          <table:table-cell table:style-name="ce159" office:value-type="string" calcext:value-type="string">
            <text:p>Sex</text:p>
          </table:table-cell>
          <table:table-cell table:style-name="ce159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9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96</text:p>
          </table:table-cell>
          <table:table-cell office:value-type="float" office:value="8.34317089910776" calcext:value-type="float">
            <text:p>8.34 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cc_007</text:p>
          </table:table-cell>
          <table:table-cell office:value-type="float" office:value="14.347288949897" calcext:value-type="float">
            <text:p>14.35 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22" office:value-type="string" calcext:value-type="string">
            <text:p>Cc_014</text:p>
          </table:table-cell>
          <table:table-cell table:style-name="ce23" office:value-type="float" office:value="13.6499656829101" calcext:value-type="float">
            <text:p>13.6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0" calcext:value-type="float">
            <text:p>80</text:p>
          </table:table-cell>
          <table:table-cell/>
        </table:table-row>
        <table:table-row table:style-name="ro3">
          <table:table-cell office:value-type="string" calcext:value-type="string">
            <text:p>Cc_043</text:p>
          </table:table-cell>
          <table:table-cell office:value-type="float" office:value="9.08167467398765" calcext:value-type="float">
            <text:p>9.08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Cc_02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style-name="ce22" office:value-type="string" calcext:value-type="string">
            <text:p>Cc_034</text:p>
          </table:table-cell>
          <table:table-cell table:style-name="ce23" office:value-type="float" office:value="12.6122168840082" calcext:value-type="float">
            <text:p>12.61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67</text:p>
          </table:table-cell>
          <table:table-cell office:value-type="float" office:value="9.50171585449554" calcext:value-type="float">
            <text:p>9.50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string" calcext:value-type="string">
            <text:p>Cc_025</text:p>
          </table:table-cell>
          <table:table-cell office:value-type="float" office:value="10.2402196293754" calcext:value-type="float">
            <text:p>10.24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cc035</text:p>
          </table:table-cell>
          <table:table-cell table:style-name="ce41" office:value-type="float" office:value="14.627" calcext:value-type="float">
            <text:p>14.627</text:p>
          </table:table-cell>
          <table:table-cell table:style-name="ce47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ce38" office:value-type="string" calcext:value-type="string">
            <text:p>R</text:p>
          </table:table-cell>
        </table:table-row>
        <table:table-row table:style-name="ro3">
          <table:table-cell office:value-type="string" calcext:value-type="string">
            <text:p>Cc_081</text:p>
          </table:table-cell>
          <table:table-cell office:value-type="float" office:value="9.58956760466712" calcext:value-type="float">
            <text:p>9.59 </text:p>
          </table:table-cell>
          <table:table-cell office:value-type="string" calcext:value-type="string">
            <text:p>M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L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Cc_033</text:p>
          </table:table-cell>
          <table:table-cell office:value-type="float" office:value="4.75772134522993" calcext:value-type="float">
            <text:p>4.76 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22" office:value-type="string" calcext:value-type="string">
            <text:p>Cc_037</text:p>
          </table:table-cell>
          <table:table-cell table:style-name="ce23" office:value-type="float" office:value="5.27110501029513" calcext:value-type="float">
            <text:p>5.2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-33" calcext:value-type="float">
            <text:p>-33</text:p>
          </table:table-cell>
          <table:table-cell/>
        </table:table-row>
        <table:table-row table:style-name="ro3">
          <table:table-cell office:value-type="string" calcext:value-type="string">
            <text:p>cc_008</text:p>
          </table:table-cell>
          <table:table-cell office:value-type="float" office:value="9.63349347975292" calcext:value-type="float">
            <text:p>9.63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Cc_039</text:p>
          </table:table-cell>
          <table:table-cell office:value-type="float" office:value="5.52916952642416" calcext:value-type="float">
            <text:p>5.53 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style-name="ce22" office:value-type="string" calcext:value-type="string">
            <text:p>Cc_049*14.8yrs</text:p>
          </table:table-cell>
          <table:table-cell table:style-name="ce23" office:value-type="float" office:value="14.7151681537406" calcext:value-type="float">
            <text:p>14.7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0" calcext:value-type="float">
            <text:p>60</text:p>
          </table:table-cell>
          <table:table-cell/>
        </table:table-row>
        <table:table-row table:style-name="ro3">
          <table:table-cell office:value-type="string" calcext:value-type="string">
            <text:p>Cc_082</text:p>
          </table:table-cell>
          <table:table-cell office:value-type="float" office:value="9.67467398764585" calcext:value-type="float">
            <text:p>9.67 </text:p>
          </table:table-cell>
          <table:table-cell office:value-type="string" calcext:value-type="string">
            <text:p>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Cc_044*13.6yrs</text:p>
          </table:table-cell>
          <table:table-cell office:value-type="float" office:value="13.5483870967742" calcext:value-type="float">
            <text:p>13.55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54*5.11yrs</text:p>
          </table:table-cell>
          <table:table-cell table:style-name="ce23" office:value-type="float" office:value="5.99313658201785" calcext:value-type="float">
            <text:p>5.9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5" calcext:value-type="float">
            <text:p>85</text:p>
          </table:table-cell>
          <table:table-cell/>
        </table:table-row>
        <table:table-row table:style-name="ro3">
          <table:table-cell office:value-type="string" calcext:value-type="string">
            <text:p>Cc_099 </text:p>
          </table:table-cell>
          <table:table-cell office:value-type="float" office:value="10.7975291695264" calcext:value-type="float">
            <text:p>10.80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Cc_045*15.9yrs</text:p>
          </table:table-cell>
          <table:table-cell office:value-type="float" office:value="15.8188057652711" calcext:value-type="float">
            <text:p>15.8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62*13.8yrs</text:p>
          </table:table-cell>
          <table:table-cell table:style-name="ce23" office:value-type="float" office:value="13.7213452299245" calcext:value-type="float">
            <text:p>13.7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0" calcext:value-type="float">
            <text:p>60</text:p>
          </table:table-cell>
          <table:table-cell/>
        </table:table-row>
        <table:table-row table:style-name="ro3">
          <table:table-cell office:value-type="string" calcext:value-type="string">
            <text:p>Cc_064*12.9yrs</text:p>
          </table:table-cell>
          <table:table-cell office:value-type="float" office:value="12.8208647906658" calcext:value-type="float">
            <text:p>12.82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Cc_051</text:p>
          </table:table-cell>
          <table:table-cell office:value-type="float" office:value="8.06314344543583" calcext:value-type="float">
            <text:p>8.06 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style-name="ce22" office:value-type="string" calcext:value-type="string">
            <text:p>Cc_098 </text:p>
          </table:table-cell>
          <table:table-cell table:style-name="ce23" office:value-type="float" office:value="4.17021276595745" calcext:value-type="float">
            <text:p>4.1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3" calcext:value-type="float">
            <text:p>63</text:p>
          </table:table-cell>
          <table:table-cell/>
        </table:table-row>
        <table:table-row table:style-name="ro3">
          <table:table-cell office:value-type="string" calcext:value-type="string">
            <text:p>Cc_023</text:p>
          </table:table-cell>
          <table:table-cell office:value-type="float" office:value="13.334248455731" calcext:value-type="float">
            <text:p>13.33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style-name="Default" table:formula="of:=AVERAGE([.J70:.J78])" office:value-type="float" office:value="9.55250514756348" calcext:value-type="float">
            <text:p>9.55250514756348</text:p>
          </table:table-cell>
          <table:table-cell table:style-name="Default"/>
          <table:table-cell table:style-name="Default" table:formula="of:=AVERAGE([.L70:.L78])" office:value-type="float" office:value="65.5" calcext:value-type="float">
            <text:p>65.5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71:.P78])" office:value-type="float" office:value="10.5950187886067" calcext:value-type="float">
            <text:p>10.5950187886067</text:p>
          </table:table-cell>
          <table:table-cell/>
          <table:table-cell table:formula="of:=AVERAGE([.R71:.R78])" office:value-type="float" office:value="64.375" calcext:value-type="float">
            <text:p>64.375</text:p>
          </table:table-cell>
          <table:table-cell/>
        </table:table-row>
        <table:table-row table:style-name="ro3">
          <table:table-cell office:value-type="string" calcext:value-type="string">
            <text:p>Cc_094</text:p>
          </table:table-cell>
          <table:table-cell office:value-type="float" office:value="13.3836650652025" calcext:value-type="float">
            <text:p>13.38 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style-name="Default" table:formula="of:=STDEV([.J70:.J78])" office:value-type="float" office:value="4.62377426643948" calcext:value-type="float">
            <text:p>4.62377426643948</text:p>
          </table:table-cell>
          <table:table-cell table:style-name="Default"/>
          <table:table-cell table:style-name="Default" table:formula="of:=STDEV([.L70:.L78])" office:value-type="float" office:value="26.8806887666858" calcext:value-type="float">
            <text:p>26.8806887666858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71:.P78])" office:value-type="float" office:value="4.58581226909561" calcext:value-type="float">
            <text:p>4.58581226909561</text:p>
          </table:table-cell>
          <table:table-cell/>
          <table:table-cell table:formula="of:=STDEV([.R71:.R78])" office:value-type="float" office:value="42.6445022415384" calcext:value-type="float">
            <text:p>42.6445022415384</text:p>
          </table:table-cell>
          <table:table-cell/>
        </table:table-row>
        <table:table-row table:style-name="ro3">
          <table:table-cell office:value-type="string" calcext:value-type="string">
            <text:p>Cc_014</text:p>
          </table:table-cell>
          <table:table-cell office:value-type="float" office:value="13.6499656829101" calcext:value-type="float">
            <text:p>13.65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11</text:p>
          </table:table-cell>
          <table:table-cell office:value-type="float" office:value="13.7076183939602" calcext:value-type="float">
            <text:p>13.71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table:style-name="ce53" office:value-type="string" calcext:value-type="string">
            <text:p>Fold 5</text:p>
          </table:table-cell>
          <table:table-cell table:style-name="ce159" office:value-type="string" calcext:value-type="string">
            <text:p>Age</text:p>
          </table:table-cell>
          <table:table-cell table:style-name="ce159" office:value-type="string" calcext:value-type="string">
            <text:p>Sex</text:p>
          </table:table-cell>
          <table:table-cell table:style-name="ce159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9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20</text:p>
          </table:table-cell>
          <table:table-cell office:value-type="float" office:value="13.9547014413178" calcext:value-type="float">
            <text:p>13.95 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Cc_032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22" office:value-type="string" calcext:value-type="string">
            <text:p>Cc_016</text:p>
          </table:table-cell>
          <table:table-cell table:style-name="ce23" office:value-type="float" office:value="14.5367192862045" calcext:value-type="float">
            <text:p>14.5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46*14.3yrs</text:p>
          </table:table-cell>
          <table:table-cell office:value-type="float" office:value="14.2868908716541" calcext:value-type="float">
            <text:p>14.29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Cc_046*14.3yrs</text:p>
          </table:table-cell>
          <table:table-cell office:value-type="float" office:value="14.2868908716541" calcext:value-type="float">
            <text:p>14.29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22" office:value-type="string" calcext:value-type="string">
            <text:p>Cc_018</text:p>
          </table:table-cell>
          <table:table-cell table:style-name="ce23" office:value-type="float" office:value="11.1571722717914" calcext:value-type="float">
            <text:p>11.1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-80" calcext:value-type="float">
            <text:p>-80</text:p>
          </table:table-cell>
          <table:table-cell/>
        </table:table-row>
        <table:table-row table:style-name="ro3">
          <table:table-cell office:value-type="string" calcext:value-type="string">
            <text:p>Cc_016</text:p>
          </table:table-cell>
          <table:table-cell office:value-type="float" office:value="14.5367192862045" calcext:value-type="float">
            <text:p>14.54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Cc_047</text:p>
          </table:table-cell>
          <table:table-cell office:value-type="float" office:value="13.2573781743308" calcext:value-type="float">
            <text:p>13.26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22</text:p>
          </table:table-cell>
          <table:table-cell table:style-name="ce23" office:value-type="float" office:value="9.00754975978037" calcext:value-type="float">
            <text:p>9.01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8" calcext:value-type="float">
            <text:p>78</text:p>
          </table:table-cell>
          <table:table-cell/>
        </table:table-row>
        <table:table-row table:style-name="ro3">
          <table:table-cell office:value-type="string" calcext:value-type="string">
            <text:p>Cc_030</text:p>
          </table:table-cell>
          <table:table-cell office:value-type="float" office:value="14.8414550446122" calcext:value-type="float">
            <text:p>14.84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Cc_065</text:p>
          </table:table-cell>
          <table:table-cell office:value-type="float" office:value="11.2669869595058" calcext:value-type="float">
            <text:p>11.27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style-name="ce22" office:value-type="string" calcext:value-type="string">
            <text:p>Cc_040</text:p>
          </table:table-cell>
          <table:table-cell table:style-name="ce23" office:value-type="float" office:value="6.67124227865477" calcext:value-type="float">
            <text:p>6.6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1" calcext:value-type="float">
            <text:p>71</text:p>
          </table:table-cell>
          <table:table-cell/>
        </table:table-row>
        <table:table-row table:style-name="ro3">
          <table:table-cell office:value-type="string" calcext:value-type="string">
            <text:p>Cc_026</text:p>
          </table:table-cell>
          <table:table-cell office:value-type="float" office:value="15.3603294440631" calcext:value-type="float">
            <text:p>15.36 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Cc_074*16.9yrs</text:p>
          </table:table-cell>
          <table:table-cell office:value-type="float" office:value="16.8510638297872" calcext:value-type="float">
            <text:p>16.85 </text:p>
          </table:table-cell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ce22" office:value-type="string" calcext:value-type="string">
            <text:p>Cc_042*7.6yrs</text:p>
          </table:table-cell>
          <table:table-cell table:style-name="ce23" office:value-type="float" office:value="7.53054221002059" calcext:value-type="float">
            <text:p>7.5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88</text:p>
          </table:table-cell>
          <table:table-cell office:value-type="float" office:value="16.0905971173644" calcext:value-type="float">
            <text:p>16.09 </text:p>
          </table:table-cell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Cc_075*11.9yrs</text:p>
          </table:table-cell>
          <table:table-cell office:value-type="float" office:value="11.7089910775566" calcext:value-type="float">
            <text:p>11.71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style-name="ce22" office:value-type="string" calcext:value-type="string">
            <text:p>Cc_048*5.6yrs</text:p>
          </table:table-cell>
          <table:table-cell table:style-name="ce23" office:value-type="float" office:value="5.52093342484557" calcext:value-type="float">
            <text:p>5.52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77</text:p>
          </table:table-cell>
          <table:table-cell office:value-type="float" office:value="16.1537405628003" calcext:value-type="float">
            <text:p>16.15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Cc_077</text:p>
          </table:table-cell>
          <table:table-cell office:value-type="float" office:value="16.1537405628003" calcext:value-type="float">
            <text:p>16.15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2" office:value-type="string" calcext:value-type="string">
            <text:p>Cc_080 </text:p>
          </table:table-cell>
          <table:table-cell table:style-name="ce23" office:value-type="float" office:value="12.6424159231297" calcext:value-type="float">
            <text:p>12.6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13</text:p>
          </table:table-cell>
          <table:table-cell office:value-type="float" office:value="16.4557309540151" calcext:value-type="float">
            <text:p>16.46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Cc_086</text:p>
          </table:table-cell>
          <table:table-cell office:value-type="float" office:value="18.0343170899108" calcext:value-type="float">
            <text:p>18.03 </text:p>
          </table:table-cell>
          <table:table-cell office:value-type="string" calcext:value-type="string">
            <text:p>F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style-name="ce22" office:value-type="string" calcext:value-type="string">
            <text:p>Cc_087</text:p>
          </table:table-cell>
          <table:table-cell table:style-name="ce23" office:value-type="float" office:value="16.0247083047358" calcext:value-type="float">
            <text:p>16.0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29</text:p>
          </table:table-cell>
          <table:table-cell office:value-type="float" office:value="16.6067261496225" calcext:value-type="float">
            <text:p>16.61 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style-name="Default" table:formula="of:=AVERAGE([.J83:.J90])" office:value-type="float" office:value="13.528826355525" calcext:value-type="float">
            <text:p>13.528826355525</text:p>
          </table:table-cell>
          <table:table-cell table:style-name="Default"/>
          <table:table-cell table:style-name="Default" table:formula="of:=AVERAGE([.L83:.L90])" office:value-type="float" office:value="73.375" calcext:value-type="float">
            <text:p>73.375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83:.P90])" office:value-type="float" office:value="10.3864104323953" calcext:value-type="float">
            <text:p>10.3864104323953</text:p>
          </table:table-cell>
          <table:table-cell/>
          <table:table-cell table:formula="of:=AVERAGE([.R83:.R90])" office:value-type="float" office:value="71.125" calcext:value-type="float">
            <text:p>71.125</text:p>
          </table:table-cell>
          <table:table-cell/>
        </table:table-row>
        <table:table-row table:style-name="ro3">
          <table:table-cell office:value-type="string" calcext:value-type="string">
            <text:p>Cc_019</text:p>
          </table:table-cell>
          <table:table-cell office:value-type="float" office:value="16.6726149622512" calcext:value-type="float">
            <text:p>16.67 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style-name="Default" table:formula="of:=STDEV([.J83:.J90])" office:value-type="float" office:value="3.67091670874765" calcext:value-type="float">
            <text:p>3.67091670874765</text:p>
          </table:table-cell>
          <table:table-cell table:style-name="Default"/>
          <table:table-cell table:style-name="Default" table:formula="of:=STDEV([.L83:.L90])" office:value-type="float" office:value="20.6046977999817" calcext:value-type="float">
            <text:p>20.6046977999817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83:.P90])" office:value-type="float" office:value="3.82158684404708" calcext:value-type="float">
            <text:p>3.82158684404708</text:p>
          </table:table-cell>
          <table:table-cell/>
          <table:table-cell table:formula="of:=STDEV([.R83:.R90])" office:value-type="float" office:value="62.1689805518568" calcext:value-type="float">
            <text:p>62.1689805518568</text:p>
          </table:table-cell>
          <table:table-cell/>
        </table:table-row>
        <table:table-row table:style-name="ro3">
          <table:table-cell office:value-type="string" calcext:value-type="string">
            <text:p>Cc_074*16.9yrs</text:p>
          </table:table-cell>
          <table:table-cell office:value-type="float" office:value="16.8510638297872" calcext:value-type="float">
            <text:p>16.85 </text:p>
          </table:table-cell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CC012</text:p>
          </table:table-cell>
          <table:table-cell table:style-name="ce41" office:value-type="float" office:value="11.5360329444063" calcext:value-type="float">
            <text:p>11.5360329444063</text:p>
          </table:table-cell>
          <table:table-cell table:style-name="ce46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ce46" office:value-type="string" calcext:value-type="string">
            <text:p>R</text:p>
          </table:table-cell>
          <table:table-cell table:style-name="ce41" office:value-type="float" office:value="113" calcext:value-type="float">
            <text:p>113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CC084</text:p>
          </table:table-cell>
          <table:table-cell table:style-name="ce41" office:value-type="float" office:value="15.6" calcext:value-type="float">
            <text:p>15.6</text:p>
          </table:table-cell>
          <table:table-cell table:style-name="ce46" office:value-type="string" calcext:value-type="string">
            <text:p>M</text:p>
          </table:table-cell>
          <table:table-cell table:style-name="ce41" office:value-type="float" office:value="70" calcext:value-type="float">
            <text:p>70</text:p>
          </table:table-cell>
          <table:table-cell table:style-name="ce46" office:value-type="string" calcext:value-type="string">
            <text:p>R</text:p>
          </table:table-cell>
          <table:table-cell table:style-name="ce41" office:value-type="float" office:value="136" calcext:value-type="float">
            <text:p>136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cc035</text:p>
          </table:table-cell>
          <table:table-cell table:style-name="ce41" office:value-type="float" office:value="14.627" calcext:value-type="float">
            <text:p>14.627</text:p>
          </table:table-cell>
          <table:table-cell table:style-name="ce47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59" office:value-type="string" calcext:value-type="string">
            <text:p>Mean</text:p>
          </table:table-cell>
          <table:table-cell table:style-name="ce24" table:formula="of:=AVERAGE([.B2:.B96])" office:value-type="float" office:value="10.7278599790485" calcext:value-type="float">
            <text:p>10.727860</text:p>
          </table:table-cell>
          <table:table-cell table:style-name="Default"/>
          <table:table-cell table:style-name="Default" table:formula="of:=AVERAGE([.D2:.D96])" office:value-type="float" office:value="68.3894736842105" calcext:value-type="float">
            <text:p>68.3894736842105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59" office:value-type="string" calcext:value-type="string">
            <text:p>Deviation</text:p>
          </table:table-cell>
          <table:table-cell table:style-name="ce24" table:formula="of:=STDEV([.B2:.B96])" office:value-type="float" office:value="4.1111779531181" calcext:value-type="float">
            <text:p>4.111178</text:p>
          </table:table-cell>
          <table:table-cell table:style-name="Default"/>
          <table:table-cell table:style-name="Default" table:formula="of:=STDEV([.D2:.D96])" office:value-type="float" office:value="40.6754917941844" calcext:value-type="float">
            <text:p>40.6754917941844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59" office:value-type="string" calcext:value-type="string">
            <text:p>Number Subjects</text:p>
          </table:table-cell>
          <table:table-cell table:style-name="Default" table:formula="of:=COUNTA([.A2:.A96])" office:value-type="float" office:value="95" calcext:value-type="float">
            <text:p>95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Male</text:p>
          </table:table-cell>
          <table:table-cell table:style-name="Default" table:formula="of:=COUNTA([.C55:.C96])" office:value-type="float" office:value="42" calcext:value-type="float">
            <text:p>42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Female</text:p>
          </table:table-cell>
          <table:table-cell table:style-name="Default" table:formula="of:=COUNTA([.C2:.C54])" office:value-type="float" office:value="53" calcext:value-type="float">
            <text:p>53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7"/>
        </table:table-row>
        <calcext:conditional-formats>
          <calcext:conditional-format calcext:target-range-address="Dataset.I3:Dataset.O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4:Dataset.O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0:Dataset.O1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1:Dataset.O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2:Dataset.O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3:Dataset.O1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4:Dataset.O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/>
      <number:text>.</number:text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9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2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">
      <number:number number:decimal-places="2" loext:min-decimal-places="2" number:min-integer-digits="1"/>
      <number:text> </number:text>
    </number:number-style>
    <number:date-style style:name="N155">
      <number:month/>
      <number:text>月</number:text>
      <number:day/>
      <number:text>日</number:text>
    </number:date-style>
    <number:number-style style:name="N156">
      <number:number number:decimal-places="12" loext:min-decimal-places="12" number:min-integer-digits="1"/>
    </number:number-style>
    <number:number-style style:name="N157">
      <number:number number:decimal-places="11" loext:min-decimal-places="11" number:min-integer-digits="1"/>
    </number:number-style>
    <number:number-style style:name="N158">
      <number:number number:decimal-places="10" loext:min-decimal-places="10" number:min-integer-digits="1"/>
    </number:number-style>
    <number:number-style style:name="N159">
      <number:number number:decimal-places="9" loext:min-decimal-places="9" number:min-integer-digits="1"/>
    </number:number-style>
    <number:number-style style:name="N160">
      <number:number number:decimal-places="8" loext:min-decimal-places="8" number:min-integer-digits="1"/>
    </number:number-style>
    <number:number-style style:name="N161">
      <number:number number:decimal-places="7" loext:min-decimal-places="7" number:min-integer-digits="1"/>
    </number:number-style>
    <number:number-style style:name="N162">
      <number:number number:decimal-places="6" loext:min-decimal-places="6" number:min-integer-digits="1"/>
    </number:number-style>
    <number:date-style style:name="N163">
      <number:day number:style="long"/>
      <number:text>/</number:text>
      <number:month number:textual="true"/>
      <number:text>/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1">00/00/0000</text:date>, <text:time style:data-style-name="N2" text:time-value="10:32:48.2603155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1:08:14.880519475</meta:creation-date>
    <dc:date>2018-01-21T10:38:43.671680637</dc:date>
    <meta:editing-duration>P9DT18H10M53S</meta:editing-duration>
    <meta:editing-cycles>298</meta:editing-cycles>
    <meta:generator>LibreOffice/5.4.2.2$Linux_X86_64 LibreOffice_project/40m0$Build-2</meta:generator>
    <meta:document-statistic meta:table-count="13" meta:cell-count="18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Audio.I2:Audio.I5" chart:error-lower-range="Audio.I2:Audio.I5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Audio.I2:Audio.I5" chart:error-lower-range="Audio.I2:Audio.I5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Audio.I2:Audio.I5" chart:error-lower-range="Audio.I2:Audio.I5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bar" chart:style-name="ch1">
        <chart:title svg:x="6.53cm" svg:y="0.316cm" chart:style-name="ch2">
          <text:p>Audio Dataset</text:p>
        </chart:title>
        <chart:legend chart:legend-position="end" svg:x="14.402cm" svg:y="4.203cm" style:legend-expansion="high" chart:style-name="ch3"/>
        <chart:plot-area chart:style-name="ch4" table:cell-range-address="Audio.A2:Audio.A5 Audio.H1:Audio.H5" chart:data-source-has-labels="both" svg:x="0.32cm" svg:y="1.275cm" svg:width="13.762cm" svg:height="7.55cm">
          <chartooo:coordinate-region svg:x="1.232cm" svg:y="1.474cm" svg:width="12.85cm" svg:height="6.704cm"/>
          <chart:axis chart:dimension="x" chart:name="primary-x" chart:style-name="ch5" chartooo:axis-type="auto">
            <chartooo:date-scale/>
            <chart:categories table:cell-range-address="Audio.A2:Audio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udio.H2:Audio.H5" chart:label-cell-address="Audio.H1:Audio.H1" chart:class="chart:bar">
            <chart:error-indicator chart:style-name="ch9" chart:dimension="y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Audio.H1:Audio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Logistic Regression</text:p>
                <draw:g>
                  <svg:desc>Audio.A2:Audio.A5</svg:desc>
                </draw:g>
              </table:table-cell>
              <table:table-cell office:value-type="float" office:value="0.175162936">
                <text:p>0.175162936</text:p>
                <draw:g>
                  <svg:desc>Audio.H2:Audio.H5</svg:desc>
                </draw:g>
              </table:table-cell>
              <table:table-cell office:value-type="float" office:value="0.0441511558340048">
                <text:p>0.0441511558340048</text:p>
                <draw:g>
                  <svg:desc>Audio.I2:Audio.I5</svg:desc>
                </draw:g>
              </table:table-cell>
              <table:table-cell office:value-type="float" office:value="0.0441511558340048">
                <text:p>0.0441511558340048</text:p>
                <draw:g>
                  <svg:desc>Audio.I2:Audio.I5</svg:desc>
                </draw:g>
              </table:table-cell>
            </table:table-row>
            <table:table-row>
              <table:table-cell office:value-type="string">
                <text:p>Linear SVM</text:p>
              </table:table-cell>
              <table:table-cell office:value-type="float" office:value="0.172411306">
                <text:p>0.172411306</text:p>
              </table:table-cell>
              <table:table-cell office:value-type="float" office:value="0.0515148013955798">
                <text:p>0.0515148013955798</text:p>
              </table:table-cell>
              <table:table-cell office:value-type="float" office:value="0.0515148013955798">
                <text:p>0.0515148013955798</text:p>
              </table:table-cell>
            </table:table-row>
            <table:table-row>
              <table:table-cell office:value-type="string">
                <text:p>MLP</text:p>
              </table:table-cell>
              <table:table-cell office:value-type="float" office:value="0.189355544">
                <text:p>0.189355544</text:p>
              </table:table-cell>
              <table:table-cell office:value-type="float" office:value="0.0595558151372335">
                <text:p>0.0595558151372335</text:p>
              </table:table-cell>
              <table:table-cell office:value-type="float" office:value="0.0595558151372335">
                <text:p>0.0595558151372335</text:p>
              </table:table-cell>
            </table:table-row>
            <table:table-row>
              <table:table-cell office:value-type="string">
                <text:p>LSTM+Attention</text:p>
              </table:table-cell>
              <table:table-cell office:value-type="float" office:value="0.237666666">
                <text:p>0.237666666</text:p>
              </table:table-cell>
              <table:table-cell office:value-type="float" office:value="0.0708787930158791">
                <text:p>0.0708787930158791</text:p>
              </table:table-cell>
              <table:table-cell office:value-type="float" office:value="0.0708787930158791">
                <text:p>0.07087879301587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